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95.7pt"/>
    </style:style>
    <style:style style:name="co17" style:family="table-column">
      <style:table-column-properties fo:break-before="auto" style:column-width="92.1pt"/>
    </style:style>
    <style:style style:name="co18" style:family="table-column">
      <style:table-column-properties fo:break-before="auto" style:column-width="89.49pt"/>
    </style:style>
    <style:style style:name="co19" style:family="table-column">
      <style:table-column-properties fo:break-before="auto" style:column-width="84.9pt"/>
    </style:style>
    <style:style style:name="co20" style:family="table-column">
      <style:table-column-properties fo:break-before="auto" style:column-width="74.1pt"/>
    </style:style>
    <style:style style:name="co21" style:family="table-column">
      <style:table-column-properties fo:break-before="auto" style:column-width="77.16pt"/>
    </style:style>
    <style:style style:name="co2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Municipios50x5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17" office:value-type="float" office:value="121" calcext:value-type="float">
            <text:p>1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8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table:number-columns-repeated="9" office:value-type="float" office:value="82" calcext:value-type="float">
            <text:p>82</text:p>
          </table:table-cell>
          <table:table-cell table:number-columns-repeated="8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18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17"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table:number-columns-repeated="9" office:value-type="float" office:value="88" calcext:value-type="float">
            <text:p>88</text:p>
          </table:table-cell>
          <table:table-cell table:number-columns-repeated="8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table:number-columns-repeated="17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table:number-columns-repeated="9" office:value-type="float" office:value="108" calcext:value-type="float">
            <text:p>108</text:p>
          </table:table-cell>
          <table:table-cell table:number-columns-repeated="8" office:value-type="float" office:value="119" calcext:value-type="float">
            <text:p>1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7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8"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8"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8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8"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number-columns-repeated="9" office:value-type="float" office:value="86" calcext:value-type="float">
            <text:p>86</text:p>
          </table:table-cell>
          <table:table-cell table:number-columns-repeated="8"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8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8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2" calcext:value-type="float">
            <text:p>132</text:p>
          </table:table-cell>
          <table:table-cell table:number-columns-repeated="9" office:value-type="float" office:value="108" calcext:value-type="float">
            <text:p>108</text:p>
          </table:table-cell>
          <table:table-cell table:number-columns-repeated="8"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number-columns-repeated="9" office:value-type="float" office:value="118" calcext:value-type="float">
            <text:p>118</text:p>
          </table:table-cell>
          <table:table-cell table:number-columns-repeated="8" office:value-type="float" office:value="93" calcext:value-type="float">
            <text:p>9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float" office:value="78" calcext:value-type="float">
            <text:p>78</text:p>
          </table:table-cell>
          <table:table-cell table:number-columns-repeated="8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8" office:value-type="float" office:value="142" calcext:value-type="float">
            <text:p>14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8"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97" calcext:value-type="float">
            <text:p>97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64" calcext:value-type="float">
            <text:p>64</text:p>
          </table:table-cell>
          <table:table-cell table:number-columns-repeated="8"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table:number-columns-repeated="17" office:value-type="float" office:value="80" calcext:value-type="float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9" office:value-type="float" office:value="112" calcext:value-type="float">
            <text:p>112</text:p>
          </table:table-cell>
          <table:table-cell table:number-columns-repeated="8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8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table:number-columns-repeated="17" office:value-type="float" office:value="108" calcext:value-type="float">
            <text:p>10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1" calcext:value-type="float">
            <text:p>171</text:p>
          </table:table-cell>
          <table:table-cell table:number-columns-repeated="17" office:value-type="float" office:value="159" calcext:value-type="float">
            <text:p>15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table:number-columns-repeated="17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8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8" office:value-type="float" office:value="142" calcext:value-type="float">
            <text:p>14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17" office:value-type="float" office:value="118" calcext:value-type="float">
            <text:p>1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8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8"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6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table:number-columns-repeated="17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table:number-columns-repeated="17" office:value-type="float" office:value="101" calcext:value-type="float">
            <text:p>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48" calcext:value-type="float">
            <text:p>148</text:p>
          </table:table-cell>
          <table:table-cell table:number-columns-repeated="9" office:value-type="float" office:value="143" calcext:value-type="float">
            <text:p>143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table:number-columns-repeated="17" office:value-type="float" office:value="159" calcext:value-type="float">
            <text:p>15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8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6"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49" calcext:value-type="float">
            <text:p>149</text:p>
          </table:table-cell>
          <table:table-cell table:number-columns-repeated="9" office:value-type="float" office:value="139" calcext:value-type="float">
            <text:p>139</text:p>
          </table:table-cell>
          <table:table-cell table:number-columns-repeated="8" office:value-type="float" office:value="143" calcext:value-type="float">
            <text:p>1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38" calcext:value-type="float">
            <text:p>138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17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8"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17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15" calcext:value-type="float">
            <text:p>15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6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table:number-columns-repeated="9" office:value-type="float" office:value="53" calcext:value-type="float">
            <text:p>53</text:p>
          </table:table-cell>
          <table:table-cell table:number-columns-repeated="8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16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table:number-columns-repeated="17" office:value-type="float" office:value="164" calcext:value-type="float">
            <text:p>1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1455" calcext:value-type="float">
            <text:p>1145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242" calcext:value-type="float">
            <text:p>3242</text:p>
          </table:table-cell>
          <table:table-cell table:style-name="ce3" table:number-matrix-columns-spanned="1" table:number-matrix-rows-spanned="1" table:formula="of:=SUM(ABS([.D2:.D501] - [.B2:.B501]))" office:value-type="float" office:value="5640" calcext:value-type="float">
            <text:p>5640</text:p>
          </table:table-cell>
          <table:table-cell table:style-name="ce3" table:number-matrix-columns-spanned="1" table:number-matrix-rows-spanned="1" table:formula="of:=SUM(ABS([.E2:.E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F2:.F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G2:.G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H2:.H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I2:.I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J2:.J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K2:.K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L2:.L501] - [.B2:.B501]))" office:value-type="float" office:value="5652" calcext:value-type="float">
            <text:p>5652</text:p>
          </table:table-cell>
          <table:table-cell table:style-name="ce1" table:number-matrix-columns-spanned="1" table:number-matrix-rows-spanned="1" table:formula="of:=SUM(ABS([.M2:.M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N2:.N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O2:.O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P2:.P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Q2:.Q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R2:.R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S2:.S501] - [.B2:.B501]))" office:value-type="float" office:value="5649" calcext:value-type="float">
            <text:p>5649</text:p>
          </table:table-cell>
          <table:table-cell table:style-name="ce1" table:number-matrix-columns-spanned="1" table:number-matrix-rows-spanned="1" table:formula="of:=SUM(ABS([.T2:.T501] - [.B2:.B501]))" office:value-type="float" office:value="5649" calcext:value-type="float">
            <text:p>564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83020515058926" calcext:value-type="float">
            <text:p>0.283021</text:p>
          </table:table-cell>
          <table:table-cell table:style-name="ce4" table:formula="of:=[.D503] / [.B502]" office:value-type="float" office:value="0.492361414229594" calcext:value-type="float">
            <text:p>0.492361</text:p>
          </table:table-cell>
          <table:table-cell table:style-name="ce4" table:formula="of:=[.E503] / [.B502]" office:value-type="float" office:value="0.493408991706678" calcext:value-type="float">
            <text:p>0.493409</text:p>
          </table:table-cell>
          <table:table-cell table:style-name="ce4" table:formula="of:=[.F503] / [.B502]" office:value-type="float" office:value="0.493408991706678" calcext:value-type="float">
            <text:p>0.493409</text:p>
          </table:table-cell>
          <table:table-cell table:style-name="ce4" table:formula="of:=[.G503] / [.B502]" office:value-type="float" office:value="0.493408991706678" calcext:value-type="float">
            <text:p>0.493409</text:p>
          </table:table-cell>
          <table:table-cell table:style-name="ce4" table:formula="of:=[.H503] / [.B502]" office:value-type="float" office:value="0.493408991706678" calcext:value-type="float">
            <text:p>0.493409</text:p>
          </table:table-cell>
          <table:table-cell table:style-name="ce4" table:formula="of:=[.I503] / [.B502]" office:value-type="float" office:value="0.493408991706678" calcext:value-type="float">
            <text:p>0.493409</text:p>
          </table:table-cell>
          <table:table-cell table:style-name="ce4" table:formula="of:=[.J503] / [.B502]" office:value-type="float" office:value="0.493408991706678" calcext:value-type="float">
            <text:p>0.493409</text:p>
          </table:table-cell>
          <table:table-cell table:style-name="ce4" table:formula="of:=[.K503] / [.B502]" office:value-type="float" office:value="0.493408991706678" calcext:value-type="float">
            <text:p>0.493409</text:p>
          </table:table-cell>
          <table:table-cell table:style-name="ce4" table:formula="of:=[.L503] / [.B502]" office:value-type="float" office:value="0.493408991706678" calcext:value-type="float">
            <text:p>0.493409</text:p>
          </table:table-cell>
          <table:table-cell table:style-name="ce4" table:formula="of:=[.M503] / [.B502]" office:value-type="float" office:value="0.493147097337407" calcext:value-type="float">
            <text:p>0.493147</text:p>
          </table:table-cell>
          <table:table-cell table:style-name="ce4" table:formula="of:=[.N503] / [.B502]" office:value-type="float" office:value="0.493147097337407" calcext:value-type="float">
            <text:p>0.493147</text:p>
          </table:table-cell>
          <table:table-cell table:style-name="ce4" table:formula="of:=[.O503] / [.B502]" office:value-type="float" office:value="0.493147097337407" calcext:value-type="float">
            <text:p>0.493147</text:p>
          </table:table-cell>
          <table:table-cell table:style-name="ce4" table:formula="of:=[.P503] / [.B502]" office:value-type="float" office:value="0.493147097337407" calcext:value-type="float">
            <text:p>0.493147</text:p>
          </table:table-cell>
          <table:table-cell table:style-name="ce4" table:formula="of:=[.Q503] / [.B502]" office:value-type="float" office:value="0.493147097337407" calcext:value-type="float">
            <text:p>0.493147</text:p>
          </table:table-cell>
          <table:table-cell table:style-name="ce4" table:formula="of:=[.R503] / [.B502]" office:value-type="float" office:value="0.493147097337407" calcext:value-type="float">
            <text:p>0.493147</text:p>
          </table:table-cell>
          <table:table-cell table:style-name="ce4" table:formula="of:=[.S503] / [.B502]" office:value-type="float" office:value="0.493147097337407" calcext:value-type="float">
            <text:p>0.493147</text:p>
          </table:table-cell>
          <table:table-cell table:style-name="ce4" table:formula="of:=[.T503] / [.B502]" office:value-type="float" office:value="0.493147097337407" calcext:value-type="float">
            <text:p>0.493147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9.5792350425282" calcext:value-type="float">
            <text:p>9.57923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8.9042217507096" calcext:value-type="float">
            <text:p>18.904222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8.9027930211384" calcext:value-type="float">
            <text:p>18.902793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18.7950311518763" calcext:value-type="float">
            <text:p>18.795031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18.7950311518763" calcext:value-type="float">
            <text:p>18.795031</text:p>
          </table:table-cell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83021" calcext:value-type="float">
            <text:p>0.283021</text:p>
          </table:table-cell>
          <table:table-cell office:value-type="float" office:value="9.579235" calcext:value-type="float">
            <text:p>9.579235</text:p>
          </table:table-cell>
          <table:table-cell office:value-type="float" office:value="3242" calcext:value-type="float">
            <text:p>32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484" calcext:value-type="float">
            <text:p>6.484</text:p>
          </table:table-cell>
          <table:table-cell table:number-columns-repeated="1017"/>
        </table:table-row>
      </table:table>
      <table:table table:name="MunicipiosSimplificado" table:style-name="ta1">
        <office:forms form:automatic-focus="false" form:apply-design-mode="false"/>
        <table:table-column table:style-name="co2" table:default-cell-style-name="ce1"/>
        <table:table-column table:style-name="co2" table:default-cell-style-name="ce4"/>
        <table:table-column table:style-name="co15" table:default-cell-style-name="ce4"/>
        <table:table-column table:style-name="co16" table:default-cell-style-name="ce4"/>
        <table:table-column table:style-name="co2" table:number-columns-repeated="15" table:default-cell-style-name="ce4"/>
        <table:table-column table:style-name="co2" table:number-columns-repeated="1004" table:default-cell-style-name="ce1"/>
        <table:table-row table:style-name="ro1">
          <table:table-cell table:style-name="Default"/>
          <table:table-cell table:style-name="Default" office:value-type="string" calcext:value-type="string">
            <text:p>estimada</text:p>
          </table:table-cell>
          <table:table-cell table:style-name="Default" office:value-type="string" calcext:value-type="string">
            <text:p>EstimativaRG-0.75</text:p>
          </table:table-cell>
          <table:table-cell table:style-name="Default" office:value-type="string" calcext:value-type="string">
            <text:p>EstimativaRG-0.76</text:p>
          </table:table-cell>
          <table:table-cell table:style-name="Default" office:value-type="string" calcext:value-type="string">
            <text:p>EstimativaRG-0.77</text:p>
          </table:table-cell>
          <table:table-cell table:style-name="Default" office:value-type="string" calcext:value-type="string">
            <text:p>EstimativaRG-0.78</text:p>
          </table:table-cell>
          <table:table-cell table:style-name="Default" office:value-type="string" calcext:value-type="string">
            <text:p>EstimativaRG-0.79</text:p>
          </table:table-cell>
          <table:table-cell table:style-name="Default" office:value-type="string" calcext:value-type="string">
            <text:p>EstimativaRG-0.80</text:p>
          </table:table-cell>
          <table:table-cell table:style-name="Default" office:value-type="string" calcext:value-type="string">
            <text:p>EstimativaRG-0.81</text:p>
          </table:table-cell>
          <table:table-cell table:style-name="Default" office:value-type="string" calcext:value-type="string">
            <text:p>EstimativaRG-0.82</text:p>
          </table:table-cell>
          <table:table-cell table:style-name="Default" office:value-type="string" calcext:value-type="string">
            <text:p>EstimativaRG-0.83</text:p>
          </table:table-cell>
          <table:table-cell table:style-name="Default" office:value-type="string" calcext:value-type="string">
            <text:p>EstimativaRG-0.84</text:p>
          </table:table-cell>
          <table:table-cell table:style-name="Default" office:value-type="string" calcext:value-type="string">
            <text:p>EstimativaRG-0.85</text:p>
          </table:table-cell>
          <table:table-cell table:style-name="Default" office:value-type="string" calcext:value-type="string">
            <text:p>EstimativaRG-0.86</text:p>
          </table:table-cell>
          <table:table-cell table:style-name="Default" office:value-type="string" calcext:value-type="string">
            <text:p>EstimativaRG-0.87</text:p>
          </table:table-cell>
          <table:table-cell table:style-name="Default" office:value-type="string" calcext:value-type="string">
            <text:p>EstimativaRG-0.88</text:p>
          </table:table-cell>
          <table:table-cell table:style-name="Default" office:value-type="string" calcext:value-type="string">
            <text:p>EstimativaRG-0.89</text:p>
          </table:table-cell>
          <table:table-cell table:style-name="Default" office:value-type="string" calcext:value-type="string">
            <text:p>EstimativaRG-0.90</text:p>
          </table:table-cell>
          <table:table-cell table:style-name="Default" office:value-type="string" calcext:value-type="string">
            <text:p>EstimativaRG-0.91</text:p>
          </table:table-cell>
          <table:table-cell table:style-name="Default" table:number-columns-repeated="1004"/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table:number-columns-repeated="1022"/>
        </table:table-row>
      </table:table>
      <table:table table:name="Roads50x5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7" table:number-columns-repeated="6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8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8" office:value-type="float" office:value="690" calcext:value-type="float">
            <text:p>6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61" calcext:value-type="float">
            <text:p>761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14" calcext:value-type="float">
            <text:p>814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88" calcext:value-type="float">
            <text:p>7888</text:p>
          </table:table-cell>
          <table:table-cell office:value-type="float" office:value="7865" calcext:value-type="float">
            <text:p>7865</text:p>
          </table:table-cell>
          <table:table-cell office:value-type="float" office:value="2181" calcext:value-type="float">
            <text:p>2181</text:p>
          </table:table-cell>
          <table:table-cell office:value-type="float" office:value="2186" calcext:value-type="float">
            <text:p>2186</text:p>
          </table:table-cell>
          <table:table-cell table:number-columns-repeated="2" office:value-type="float" office:value="2193" calcext:value-type="float">
            <text:p>2193</text:p>
          </table:table-cell>
          <table:table-cell office:value-type="float" office:value="2467" calcext:value-type="float">
            <text:p>2467</text:p>
          </table:table-cell>
          <table:table-cell table:number-columns-repeated="2" office:value-type="float" office:value="2819" calcext:value-type="float">
            <text:p>2819</text:p>
          </table:table-cell>
          <table:table-cell table:number-columns-repeated="2" office:value-type="float" office:value="3289" calcext:value-type="float">
            <text:p>3289</text:p>
          </table:table-cell>
          <table:table-cell table:number-columns-repeated="8" office:value-type="float" office:value="2517" calcext:value-type="float">
            <text:p>25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38" calcext:value-type="float">
            <text:p>1338</text:p>
          </table:table-cell>
          <table:table-cell office:value-type="float" office:value="1333" calcext:value-type="float">
            <text:p>1333</text:p>
          </table:table-cell>
          <table:table-cell table:number-columns-repeated="6" office:value-type="float" office:value="848" calcext:value-type="float">
            <text:p>848</text:p>
          </table:table-cell>
          <table:table-cell table:number-columns-repeated="11" office:value-type="float" office:value="1091" calcext:value-type="float">
            <text:p>10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12" office:value-type="float" office:value="103" calcext:value-type="float">
            <text:p>1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682" calcext:value-type="float">
            <text:p>682</text:p>
          </table:table-cell>
          <table:table-cell table:number-columns-repeated="4" office:value-type="float" office:value="2858" calcext:value-type="float">
            <text:p>2858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3382" calcext:value-type="float">
            <text:p>3382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8" office:value-type="float" office:value="426" calcext:value-type="float">
            <text:p>4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4" office:value-type="float" office:value="91" calcext:value-type="float">
            <text:p>91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 office:value-type="float" office:value="110" calcext:value-type="float">
            <text:p>11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62" calcext:value-type="float">
            <text:p>11262</text:p>
          </table:table-cell>
          <table:table-cell table:number-columns-repeated="18" office:value-type="float" office:value="10550" calcext:value-type="float">
            <text:p>105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8"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04" calcext:value-type="float">
            <text:p>1004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86" calcext:value-type="float">
            <text:p>386</text:p>
          </table:table-cell>
          <table:table-cell table:number-columns-repeated="2" office:value-type="float" office:value="438" calcext:value-type="float">
            <text:p>438</text:p>
          </table:table-cell>
          <table:table-cell table:number-columns-repeated="8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8"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16" calcext:value-type="float">
            <text:p>8116</text:p>
          </table:table-cell>
          <table:table-cell office:value-type="float" office:value="14170" calcext:value-type="float">
            <text:p>14170</text:p>
          </table:table-cell>
          <table:table-cell table:number-columns-repeated="4" office:value-type="float" office:value="13793" calcext:value-type="float">
            <text:p>13793</text:p>
          </table:table-cell>
          <table:table-cell table:number-columns-repeated="7" office:value-type="float" office:value="12368" calcext:value-type="float">
            <text:p>12368</text:p>
          </table:table-cell>
          <table:table-cell table:number-columns-repeated="6" office:value-type="float" office:value="13793" calcext:value-type="float">
            <text:p>1379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1" calcext:value-type="float">
            <text:p>51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office:value-type="float" office:value="1432" calcext:value-type="float">
            <text:p>1432</text:p>
          </table:table-cell>
          <table:table-cell table:number-columns-repeated="17" office:value-type="float" office:value="1587" calcext:value-type="float">
            <text:p>158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945" calcext:value-type="float">
            <text:p>1945</text:p>
          </table:table-cell>
          <table:table-cell office:value-type="float" office:value="683" calcext:value-type="float">
            <text:p>68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768" calcext:value-type="float">
            <text:p>768</text:p>
          </table:table-cell>
          <table:table-cell table:number-columns-repeated="6" office:value-type="float" office:value="545" calcext:value-type="float">
            <text:p>545</text:p>
          </table:table-cell>
          <table:table-cell table:number-columns-repeated="11" office:value-type="float" office:value="653" calcext:value-type="float">
            <text:p>6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83" calcext:value-type="float">
            <text:p>2183</text:p>
          </table:table-cell>
          <table:table-cell office:value-type="float" office:value="1960" calcext:value-type="float">
            <text:p>1960</text:p>
          </table:table-cell>
          <table:table-cell table:number-columns-repeated="4" office:value-type="float" office:value="818" calcext:value-type="float">
            <text:p>818</text:p>
          </table:table-cell>
          <table:table-cell table:number-columns-repeated="7" office:value-type="float" office:value="772" calcext:value-type="float">
            <text:p>772</text:p>
          </table:table-cell>
          <table:table-cell table:number-columns-repeated="6" office:value-type="float" office:value="818" calcext:value-type="float">
            <text:p>8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office:value-type="float" office:value="1896" calcext:value-type="float">
            <text:p>1896</text:p>
          </table:table-cell>
          <table:table-cell table:number-columns-repeated="4" office:value-type="float" office:value="682" calcext:value-type="float">
            <text:p>682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8" office:value-type="float" office:value="1228" calcext:value-type="float">
            <text:p>12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8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47" calcext:value-type="float">
            <text:p>8247</text:p>
          </table:table-cell>
          <table:table-cell table:number-columns-repeated="18" office:value-type="float" office:value="9505" calcext:value-type="float">
            <text:p>950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565" calcext:value-type="float">
            <text:p>24565</text:p>
          </table:table-cell>
          <table:table-cell table:number-columns-repeated="18" office:value-type="float" office:value="22830" calcext:value-type="float">
            <text:p>228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81" calcext:value-type="float">
            <text:p>78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786" calcext:value-type="float">
            <text:p>786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1012" calcext:value-type="float">
            <text:p>1012</text:p>
          </table:table-cell>
          <table:table-cell table:number-columns-repeated="2" office:value-type="float" office:value="1180" calcext:value-type="float">
            <text:p>1180</text:p>
          </table:table-cell>
          <table:table-cell table:number-columns-repeated="8" office:value-type="float" office:value="1410" calcext:value-type="float">
            <text:p>14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93" calcext:value-type="float">
            <text:p>5293</text:p>
          </table:table-cell>
          <table:table-cell office:value-type="float" office:value="5466" calcext:value-type="float">
            <text:p>5466</text:p>
          </table:table-cell>
          <table:table-cell table:number-columns-repeated="6" office:value-type="float" office:value="5645" calcext:value-type="float">
            <text:p>5645</text:p>
          </table:table-cell>
          <table:table-cell table:number-columns-repeated="11" office:value-type="float" office:value="5466" calcext:value-type="float">
            <text:p>54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536" calcext:value-type="float">
            <text:p>536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893" calcext:value-type="float">
            <text:p>8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47" calcext:value-type="float">
            <text:p>5047</text:p>
          </table:table-cell>
          <table:table-cell office:value-type="float" office:value="3902" calcext:value-type="float">
            <text:p>3902</text:p>
          </table:table-cell>
          <table:table-cell table:number-columns-repeated="17" office:value-type="float" office:value="3267" calcext:value-type="float">
            <text:p>326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095" calcext:value-type="float">
            <text:p>37095</text:p>
          </table:table-cell>
          <table:table-cell table:number-columns-repeated="18" office:value-type="float" office:value="35985" calcext:value-type="float">
            <text:p>359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51" calcext:value-type="float">
            <text:p>10551</text:p>
          </table:table-cell>
          <table:table-cell table:number-columns-repeated="18" office:value-type="float" office:value="11154" calcext:value-type="float">
            <text:p>111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80" calcext:value-type="float">
            <text:p>4280</text:p>
          </table:table-cell>
          <table:table-cell table:number-columns-repeated="18" office:value-type="float" office:value="4686" calcext:value-type="float">
            <text:p>46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809" calcext:value-type="float">
            <text:p>809</text:p>
          </table:table-cell>
          <table:table-cell table:number-columns-repeated="17" office:value-type="float" office:value="1071" calcext:value-type="float">
            <text:p>107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17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8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number-columns-repeated="18" office:value-type="float" office:value="409" calcext:value-type="float">
            <text:p>4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94" calcext:value-type="float">
            <text:p>2794</text:p>
          </table:table-cell>
          <table:table-cell table:number-columns-repeated="18" office:value-type="float" office:value="12530" calcext:value-type="float">
            <text:p>125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9" calcext:value-type="float">
            <text:p>2509</text:p>
          </table:table-cell>
          <table:table-cell table:number-columns-repeated="5" office:value-type="float" office:value="4379" calcext:value-type="float">
            <text:p>4379</text:p>
          </table:table-cell>
          <table:table-cell table:number-columns-repeated="7" office:value-type="float" office:value="5624" calcext:value-type="float">
            <text:p>5624</text:p>
          </table:table-cell>
          <table:table-cell table:number-columns-repeated="6" office:value-type="float" office:value="4379" calcext:value-type="float">
            <text:p>437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1083" calcext:value-type="float">
            <text:p>1083</text:p>
          </table:table-cell>
          <table:table-cell table:number-columns-repeated="4" office:value-type="float" office:value="705" calcext:value-type="float">
            <text:p>705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907" calcext:value-type="float">
            <text:p>907</text:p>
          </table:table-cell>
          <table:table-cell table:number-columns-repeated="2" office:value-type="float" office:value="1058" calcext:value-type="float">
            <text:p>1058</text:p>
          </table:table-cell>
          <table:table-cell table:number-columns-repeated="8" office:value-type="float" office:value="1270" calcext:value-type="float">
            <text:p>127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table:number-columns-repeated="4" office:value-type="float" office:value="2903" calcext:value-type="float">
            <text:p>2903</text:p>
          </table:table-cell>
          <table:table-cell office:value-type="float" office:value="3265" calcext:value-type="float">
            <text:p>3265</text:p>
          </table:table-cell>
          <table:table-cell table:number-columns-repeated="2" office:value-type="float" office:value="3341" calcext:value-type="float">
            <text:p>3341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8" office:value-type="float" office:value="238" calcext:value-type="float">
            <text:p>2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4" calcext:value-type="float">
            <text:p>3504</text:p>
          </table:table-cell>
          <table:table-cell office:value-type="float" office:value="8521" calcext:value-type="float">
            <text:p>8521</text:p>
          </table:table-cell>
          <table:table-cell table:number-columns-repeated="4" office:value-type="float" office:value="8335" calcext:value-type="float">
            <text:p>8335</text:p>
          </table:table-cell>
          <table:table-cell table:number-columns-repeated="7" office:value-type="float" office:value="7838" calcext:value-type="float">
            <text:p>7838</text:p>
          </table:table-cell>
          <table:table-cell table:number-columns-repeated="6" office:value-type="float" office:value="8335" calcext:value-type="float">
            <text:p>83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8" office:value-type="float" office:value="62" calcext:value-type="float">
            <text:p>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918" calcext:value-type="float">
            <text:p>918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88" calcext:value-type="float">
            <text:p>688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8" office:value-type="float" office:value="855" calcext:value-type="float">
            <text:p>85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053" calcext:value-type="float">
            <text:p>26053</text:p>
          </table:table-cell>
          <table:table-cell office:value-type="float" office:value="19077" calcext:value-type="float">
            <text:p>19077</text:p>
          </table:table-cell>
          <table:table-cell table:number-columns-repeated="4" office:value-type="float" office:value="21706" calcext:value-type="float">
            <text:p>21706</text:p>
          </table:table-cell>
          <table:table-cell table:number-columns-repeated="7" office:value-type="float" office:value="21764" calcext:value-type="float">
            <text:p>21764</text:p>
          </table:table-cell>
          <table:table-cell table:number-columns-repeated="6" office:value-type="float" office:value="21706" calcext:value-type="float">
            <text:p>217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96" calcext:value-type="float">
            <text:p>1896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table:number-columns-repeated="11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5" office:value-type="float" office:value="2734" calcext:value-type="float">
            <text:p>2734</text:p>
          </table:table-cell>
          <table:table-cell table:number-columns-repeated="7" office:value-type="float" office:value="2728" calcext:value-type="float">
            <text:p>2728</text:p>
          </table:table-cell>
          <table:table-cell table:number-columns-repeated="6" office:value-type="float" office:value="2734" calcext:value-type="float">
            <text:p>273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float" office:value="101" calcext:value-type="float">
            <text:p>101</text:p>
          </table:table-cell>
          <table:table-cell office:value-type="float" office:value="505" calcext:value-type="float">
            <text:p>505</text:p>
          </table:table-cell>
          <table:table-cell table:number-columns-repeated="6" office:value-type="float" office:value="89" calcext:value-type="float">
            <text:p>89</text:p>
          </table:table-cell>
          <table:table-cell table:number-columns-repeated="6" office:value-type="float" office:value="135" calcext:value-type="float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206" calcext:value-type="float">
            <text:p>3206</text:p>
          </table:table-cell>
          <table:table-cell office:value-type="float" office:value="2133" calcext:value-type="float">
            <text:p>2133</text:p>
          </table:table-cell>
          <table:table-cell table:number-columns-repeated="2" office:value-type="float" office:value="754" calcext:value-type="float">
            <text:p>75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03" calcext:value-type="float">
            <text:p>2503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3219" calcext:value-type="float">
            <text:p>3219</text:p>
          </table:table-cell>
          <table:table-cell table:number-columns-repeated="2" office:value-type="float" office:value="3755" calcext:value-type="float">
            <text:p>3755</text:p>
          </table:table-cell>
          <table:table-cell table:number-columns-repeated="8" office:value-type="float" office:value="4507" calcext:value-type="float">
            <text:p>450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8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790" calcext:value-type="float">
            <text:p>82790</text:p>
          </table:table-cell>
          <table:table-cell table:number-columns-repeated="18" office:value-type="float" office:value="80728" calcext:value-type="float">
            <text:p>807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8280" calcext:value-type="float">
            <text:p>8280</text:p>
          </table:table-cell>
          <table:table-cell table:number-columns-repeated="17" office:value-type="float" office:value="7187" calcext:value-type="float">
            <text:p>71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71" calcext:value-type="float">
            <text:p>6771</text:p>
          </table:table-cell>
          <table:table-cell table:number-columns-repeated="18" office:value-type="float" office:value="6799" calcext:value-type="float">
            <text:p>67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939" calcext:value-type="float">
            <text:p>939</text:p>
          </table:table-cell>
          <table:table-cell table:number-columns-repeated="5" office:value-type="float" office:value="1272" calcext:value-type="float">
            <text:p>1272</text:p>
          </table:table-cell>
          <table:table-cell table:number-columns-repeated="12" office:value-type="float" office:value="1271" calcext:value-type="float">
            <text:p>127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3" calcext:value-type="float">
            <text:p>1393</text:p>
          </table:table-cell>
          <table:table-cell office:value-type="float" office:value="1194" calcext:value-type="float">
            <text:p>1194</text:p>
          </table:table-cell>
          <table:table-cell table:number-columns-repeated="6" office:value-type="float" office:value="775" calcext:value-type="float">
            <text:p>775</text:p>
          </table:table-cell>
          <table:table-cell table:number-columns-repeated="11" office:value-type="float" office:value="1032" calcext:value-type="float">
            <text:p>10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516" calcext:value-type="float">
            <text:p>1516</text:p>
          </table:table-cell>
          <table:table-cell office:value-type="float" office:value="1522" calcext:value-type="float">
            <text:p>1522</text:p>
          </table:table-cell>
          <table:table-cell table:number-columns-repeated="2" office:value-type="float" office:value="1531" calcext:value-type="float">
            <text:p>1531</text:p>
          </table:table-cell>
          <table:table-cell office:value-type="float" office:value="729" calcext:value-type="float">
            <text:p>729</text:p>
          </table:table-cell>
          <table:table-cell table:number-columns-repeated="12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78" calcext:value-type="float">
            <text:p>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665" calcext:value-type="float">
            <text:p>10665</text:p>
          </table:table-cell>
          <table:table-cell office:value-type="float" office:value="7442" calcext:value-type="float">
            <text:p>7442</text:p>
          </table:table-cell>
          <table:table-cell table:number-columns-repeated="17" office:value-type="float" office:value="5284" calcext:value-type="float">
            <text:p>528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8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43" calcext:value-type="float">
            <text:p>4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460" calcext:value-type="float">
            <text:p>25460</text:p>
          </table:table-cell>
          <table:table-cell table:number-columns-repeated="18" office:value-type="float" office:value="23022" calcext:value-type="float">
            <text:p>230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2682" calcext:value-type="float">
            <text:p>2682</text:p>
          </table:table-cell>
          <table:table-cell table:number-columns-repeated="4" office:value-type="float" office:value="964" calcext:value-type="float">
            <text:p>964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1146" calcext:value-type="float">
            <text:p>1146</text:p>
          </table:table-cell>
          <table:table-cell table:number-columns-repeated="2" office:value-type="float" office:value="1283" calcext:value-type="float">
            <text:p>1283</text:p>
          </table:table-cell>
          <table:table-cell table:number-columns-repeated="8" office:value-type="float" office:value="1474" calcext:value-type="float">
            <text:p>14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347" calcext:value-type="float">
            <text:p>91347</text:p>
          </table:table-cell>
          <table:table-cell table:number-columns-repeated="18" office:value-type="float" office:value="88801" calcext:value-type="float">
            <text:p>888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725" calcext:value-type="float">
            <text:p>27725</text:p>
          </table:table-cell>
          <table:table-cell office:value-type="float" office:value="19161" calcext:value-type="float">
            <text:p>19161</text:p>
          </table:table-cell>
          <table:table-cell table:number-columns-repeated="4" office:value-type="float" office:value="18695" calcext:value-type="float">
            <text:p>18695</text:p>
          </table:table-cell>
          <table:table-cell table:number-columns-repeated="7" office:value-type="float" office:value="16993" calcext:value-type="float">
            <text:p>16993</text:p>
          </table:table-cell>
          <table:table-cell table:number-columns-repeated="6" office:value-type="float" office:value="18695" calcext:value-type="float">
            <text:p>1869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table:number-columns-repeated="12" office:value-type="float" office:value="739" calcext:value-type="float">
            <text:p>7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6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768" calcext:value-type="float">
            <text:p>18768</text:p>
          </table:table-cell>
          <table:table-cell office:value-type="float" office:value="25029" calcext:value-type="float">
            <text:p>25029</text:p>
          </table:table-cell>
          <table:table-cell table:number-columns-repeated="17" office:value-type="float" office:value="25028" calcext:value-type="float">
            <text:p>250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701" calcext:value-type="float">
            <text:p>34701</text:p>
          </table:table-cell>
          <table:table-cell table:number-columns-repeated="18" office:value-type="float" office:value="25743" calcext:value-type="float">
            <text:p>2574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532" calcext:value-type="float">
            <text:p>24532</text:p>
          </table:table-cell>
          <table:table-cell table:number-columns-repeated="18" office:value-type="float" office:value="22540" calcext:value-type="float">
            <text:p>2254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83" calcext:value-type="float">
            <text:p>1783</text:p>
          </table:table-cell>
          <table:table-cell office:value-type="float" office:value="1652" calcext:value-type="float">
            <text:p>1652</text:p>
          </table:table-cell>
          <table:table-cell table:number-columns-repeated="4" office:value-type="float" office:value="641" calcext:value-type="float">
            <text:p>641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823" calcext:value-type="float">
            <text:p>823</text:p>
          </table:table-cell>
          <table:table-cell table:number-columns-repeated="2" office:value-type="float" office:value="959" calcext:value-type="float">
            <text:p>959</text:p>
          </table:table-cell>
          <table:table-cell table:number-columns-repeated="8" office:value-type="float" office:value="1142" calcext:value-type="float">
            <text:p>114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11" office:value-type="float" office:value="299" calcext:value-type="float">
            <text:p>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23" calcext:value-type="float">
            <text:p>2723</text:p>
          </table:table-cell>
          <table:table-cell office:value-type="float" office:value="2571" calcext:value-type="float">
            <text:p>2571</text:p>
          </table:table-cell>
          <table:table-cell table:number-columns-repeated="17" office:value-type="float" office:value="1648" calcext:value-type="float">
            <text:p>16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34" calcext:value-type="float">
            <text:p>34</text:p>
          </table:table-cell>
          <table:table-cell table:number-columns-repeated="17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317" calcext:value-type="float">
            <text:p>12317</text:p>
          </table:table-cell>
          <table:table-cell table:number-columns-repeated="18" office:value-type="float" office:value="6545" calcext:value-type="float">
            <text:p>65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77" calcext:value-type="float">
            <text:p>577</text:p>
          </table:table-cell>
          <table:table-cell table:number-columns-repeated="17" office:value-type="float" office:value="1051" calcext:value-type="float">
            <text:p>105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8" office:value-type="float" office:value="212" calcext:value-type="float">
            <text:p>2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58" calcext:value-type="float">
            <text:p>958</text:p>
          </table:table-cell>
          <table:table-cell office:value-type="float" office:value="1439" calcext:value-type="float">
            <text:p>1439</text:p>
          </table:table-cell>
          <table:table-cell table:number-columns-repeated="4" office:value-type="float" office:value="839" calcext:value-type="float">
            <text:p>839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79" calcext:value-type="float">
            <text:p>1079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8" office:value-type="float" office:value="1510" calcext:value-type="float">
            <text:p>151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51" calcext:value-type="float">
            <text:p>3951</text:p>
          </table:table-cell>
          <table:table-cell office:value-type="float" office:value="3498" calcext:value-type="float">
            <text:p>3498</text:p>
          </table:table-cell>
          <table:table-cell table:number-columns-repeated="17" office:value-type="float" office:value="3685" calcext:value-type="float">
            <text:p>368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05" calcext:value-type="float">
            <text:p>2605</text:p>
          </table:table-cell>
          <table:table-cell office:value-type="float" office:value="1146" calcext:value-type="float">
            <text:p>1146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4" calcext:value-type="float">
            <text:p>1614</text:p>
          </table:table-cell>
          <table:table-cell office:value-type="float" office:value="1447" calcext:value-type="float">
            <text:p>1447</text:p>
          </table:table-cell>
          <table:table-cell table:number-columns-repeated="17" office:value-type="float" office:value="1310" calcext:value-type="float">
            <text:p>131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37" calcext:value-type="float">
            <text:p>837</text:p>
          </table:table-cell>
          <table:table-cell office:value-type="float" office:value="789" calcext:value-type="float">
            <text:p>789</text:p>
          </table:table-cell>
          <table:table-cell table:number-columns-repeated="2" office:value-type="float" office:value="471" calcext:value-type="float">
            <text:p>47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2430" calcext:value-type="float">
            <text:p>2430</text:p>
          </table:table-cell>
          <table:table-cell table:number-columns-repeated="17" office:value-type="float" office:value="6816" calcext:value-type="float">
            <text:p>68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70" calcext:value-type="float">
            <text:p>8270</text:p>
          </table:table-cell>
          <table:table-cell table:number-columns-repeated="18" office:value-type="float" office:value="6037" calcext:value-type="float">
            <text:p>603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40" calcext:value-type="float">
            <text:p>8540</text:p>
          </table:table-cell>
          <table:table-cell table:number-columns-repeated="5" office:value-type="float" office:value="9365" calcext:value-type="float">
            <text:p>9365</text:p>
          </table:table-cell>
          <table:table-cell table:number-columns-repeated="7" office:value-type="float" office:value="10920" calcext:value-type="float">
            <text:p>10920</text:p>
          </table:table-cell>
          <table:table-cell table:number-columns-repeated="6" office:value-type="float" office:value="9365" calcext:value-type="float">
            <text:p>93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1093" calcext:value-type="float">
            <text:p>1093</text:p>
          </table:table-cell>
          <table:table-cell office:value-type="float" office:value="1230" calcext:value-type="float">
            <text:p>1230</text:p>
          </table:table-cell>
          <table:table-cell table:number-columns-repeated="2" office:value-type="float" office:value="813" calcext:value-type="float">
            <text:p>813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8" office:value-type="float" office:value="188" calcext:value-type="float">
            <text:p>1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74" calcext:value-type="float">
            <text:p>2474</text:p>
          </table:table-cell>
          <table:table-cell office:value-type="float" office:value="2287" calcext:value-type="float">
            <text:p>2287</text:p>
          </table:table-cell>
          <table:table-cell table:number-columns-repeated="17" office:value-type="float" office:value="2859" calcext:value-type="float">
            <text:p>28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520" calcext:value-type="float">
            <text:p>520</text:p>
          </table:table-cell>
          <table:table-cell table:number-columns-repeated="17" office:value-type="float" office:value="532" calcext:value-type="float">
            <text:p>5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2354" calcext:value-type="float">
            <text:p>2354</text:p>
          </table:table-cell>
          <table:table-cell table:number-columns-repeated="4" office:value-type="float" office:value="3166" calcext:value-type="float">
            <text:p>3166</text:p>
          </table:table-cell>
          <table:table-cell table:number-columns-repeated="7" office:value-type="float" office:value="3112" calcext:value-type="float">
            <text:p>3112</text:p>
          </table:table-cell>
          <table:table-cell table:number-columns-repeated="6" office:value-type="float" office:value="3166" calcext:value-type="float">
            <text:p>3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8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3" calcext:value-type="float">
            <text:p>1373</text:p>
          </table:table-cell>
          <table:table-cell office:value-type="float" office:value="1009" calcext:value-type="float">
            <text:p>1009</text:p>
          </table:table-cell>
          <table:table-cell table:number-columns-repeated="4" office:value-type="float" office:value="759" calcext:value-type="float">
            <text:p>75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976" calcext:value-type="float">
            <text:p>976</text:p>
          </table:table-cell>
          <table:table-cell table:number-columns-repeated="2" office:value-type="float" office:value="1039" calcext:value-type="float">
            <text:p>1039</text:p>
          </table:table-cell>
          <table:table-cell table:number-columns-repeated="8" office:value-type="float" office:value="703" calcext:value-type="float">
            <text:p>7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38" calcext:value-type="float">
            <text:p>2938</text:p>
          </table:table-cell>
          <table:table-cell office:value-type="float" office:value="4797" calcext:value-type="float">
            <text:p>4797</text:p>
          </table:table-cell>
          <table:table-cell table:number-columns-repeated="4" office:value-type="float" office:value="2575" calcext:value-type="float">
            <text:p>2575</text:p>
          </table:table-cell>
          <table:table-cell office:value-type="float" office:value="2897" calcext:value-type="float">
            <text:p>2897</text:p>
          </table:table-cell>
          <table:table-cell table:number-columns-repeated="2" office:value-type="float" office:value="3311" calcext:value-type="float">
            <text:p>3311</text:p>
          </table:table-cell>
          <table:table-cell table:number-columns-repeated="2" office:value-type="float" office:value="3863" calcext:value-type="float">
            <text:p>3863</text:p>
          </table:table-cell>
          <table:table-cell table:number-columns-repeated="8" office:value-type="float" office:value="4636" calcext:value-type="float">
            <text:p>463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65" calcext:value-type="float">
            <text:p>8365</text:p>
          </table:table-cell>
          <table:table-cell office:value-type="float" office:value="4908" calcext:value-type="float">
            <text:p>4908</text:p>
          </table:table-cell>
          <table:table-cell table:number-columns-repeated="4" office:value-type="float" office:value="1692" calcext:value-type="float">
            <text:p>1692</text:p>
          </table:table-cell>
          <table:table-cell office:value-type="float" office:value="1904" calcext:value-type="float">
            <text:p>1904</text:p>
          </table:table-cell>
          <table:table-cell table:number-columns-repeated="2" office:value-type="float" office:value="2176" calcext:value-type="float">
            <text:p>2176</text:p>
          </table:table-cell>
          <table:table-cell table:number-columns-repeated="2" office:value-type="float" office:value="2538" calcext:value-type="float">
            <text:p>2538</text:p>
          </table:table-cell>
          <table:table-cell table:number-columns-repeated="8" office:value-type="float" office:value="3046" calcext:value-type="float">
            <text:p>30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88" calcext:value-type="float">
            <text:p>188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8" office:value-type="float" office:value="335" calcext:value-type="float">
            <text:p>3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office:value-type="float" office:value="758" calcext:value-type="float">
            <text:p>758</text:p>
          </table:table-cell>
          <table:table-cell table:number-columns-repeated="4"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table:number-columns-repeated="4" office:value-type="float" office:value="159" calcext:value-type="float">
            <text:p>159</text:p>
          </table:table-cell>
          <table:table-cell table:number-columns-repeated="8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8" office:value-type="float" office:value="434" calcext:value-type="float">
            <text:p>4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table:number-columns-repeated="6" office:value-type="float" office:value="173" calcext:value-type="float">
            <text:p>173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3"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5" office:value-type="float" office:value="1614" calcext:value-type="float">
            <text:p>1614</text:p>
          </table:table-cell>
          <table:table-cell table:number-columns-repeated="7" office:value-type="float" office:value="1596" calcext:value-type="float">
            <text:p>1596</text:p>
          </table:table-cell>
          <table:table-cell table:number-columns-repeated="6" office:value-type="float" office:value="1614" calcext:value-type="float">
            <text:p>16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office:value-type="float" office:value="2030" calcext:value-type="float">
            <text:p>2030</text:p>
          </table:table-cell>
          <table:table-cell table:number-columns-repeated="4" office:value-type="float" office:value="1269" calcext:value-type="float">
            <text:p>1269</text:p>
          </table:table-cell>
          <table:table-cell office:value-type="float" office:value="1247" calcext:value-type="float">
            <text:p>1247</text:p>
          </table:table-cell>
          <table:table-cell table:number-columns-repeated="12" office:value-type="float" office:value="1269" calcext:value-type="float">
            <text:p>12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office:value-type="float" office:value="2096" calcext:value-type="float">
            <text:p>2096</text:p>
          </table:table-cell>
          <table:table-cell table:number-columns-repeated="17" office:value-type="float" office:value="2594" calcext:value-type="float">
            <text:p>2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8"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404" calcext:value-type="float">
            <text:p>404</text:p>
          </table:table-cell>
          <table:table-cell table:number-columns-repeated="6" office:value-type="float" office:value="302" calcext:value-type="float">
            <text:p>302</text:p>
          </table:table-cell>
          <table:table-cell table:number-columns-repeated="11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office:value-type="float" office:value="3270" calcext:value-type="float">
            <text:p>3270</text:p>
          </table:table-cell>
          <table:table-cell table:number-columns-repeated="17" office:value-type="float" office:value="3101" calcext:value-type="float">
            <text:p>3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59" calcext:value-type="float">
            <text:p>5859</text:p>
          </table:table-cell>
          <table:table-cell table:number-columns-repeated="18" office:value-type="float" office:value="5703" calcext:value-type="float">
            <text:p>57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722" calcext:value-type="float">
            <text:p>1722</text:p>
          </table:table-cell>
          <table:table-cell office:value-type="float" office:value="1729" calcext:value-type="float">
            <text:p>1729</text:p>
          </table:table-cell>
          <table:table-cell table:number-columns-repeated="2" office:value-type="float" office:value="1730" calcext:value-type="float">
            <text:p>1730</text:p>
          </table:table-cell>
          <table:table-cell office:value-type="float" office:value="1768" calcext:value-type="float">
            <text:p>1768</text:p>
          </table:table-cell>
          <table:table-cell table:number-columns-repeated="2" office:value-type="float" office:value="1117" calcext:value-type="float">
            <text:p>1117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1977" calcext:value-type="float">
            <text:p>1977</text:p>
          </table:table-cell>
          <table:table-cell table:number-columns-repeated="4" office:value-type="float" office:value="2479" calcext:value-type="float">
            <text:p>2479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639" calcext:value-type="float">
            <text:p>639</text:p>
          </table:table-cell>
          <table:table-cell table:number-columns-repeated="10" office:value-type="float" office:value="1977" calcext:value-type="float">
            <text:p>197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85" calcext:value-type="float">
            <text:p>885</text:p>
          </table:table-cell>
          <table:table-cell table:number-columns-repeated="6" office:value-type="float" office:value="290" calcext:value-type="float">
            <text:p>290</text:p>
          </table:table-cell>
          <table:table-cell table:number-columns-repeated="3" office:value-type="float" office:value="301" calcext:value-type="float">
            <text:p>301</text:p>
          </table:table-cell>
          <table:table-cell table:number-columns-repeated="4" office:value-type="float" office:value="292" calcext:value-type="float">
            <text:p>292</text:p>
          </table:table-cell>
          <table:table-cell table:number-columns-repeated="3"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98" calcext:value-type="float">
            <text:p>1798</text:p>
          </table:table-cell>
          <table:table-cell office:value-type="float" office:value="1635" calcext:value-type="float">
            <text:p>1635</text:p>
          </table:table-cell>
          <table:table-cell table:number-columns-repeated="4" office:value-type="float" office:value="771" calcext:value-type="float">
            <text:p>77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991" calcext:value-type="float">
            <text:p>991</text:p>
          </table:table-cell>
          <table:table-cell table:number-columns-repeated="2" office:value-type="float" office:value="1156" calcext:value-type="float">
            <text:p>1156</text:p>
          </table:table-cell>
          <table:table-cell table:number-columns-repeated="8" office:value-type="float" office:value="1386" calcext:value-type="float">
            <text:p>138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table:number-columns-repeated="15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43" calcext:value-type="float">
            <text:p>5343</text:p>
          </table:table-cell>
          <table:table-cell office:value-type="float" office:value="5202" calcext:value-type="float">
            <text:p>5202</text:p>
          </table:table-cell>
          <table:table-cell table:number-columns-repeated="4" office:value-type="float" office:value="4476" calcext:value-type="float">
            <text:p>4476</text:p>
          </table:table-cell>
          <table:table-cell table:number-columns-repeated="7" office:value-type="float" office:value="3696" calcext:value-type="float">
            <text:p>3696</text:p>
          </table:table-cell>
          <table:table-cell table:number-columns-repeated="6" office:value-type="float" office:value="4476" calcext:value-type="float">
            <text:p>44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292" calcext:value-type="float">
            <text:p>292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491" calcext:value-type="float">
            <text:p>491</text:p>
          </table:table-cell>
          <table:table-cell office:value-type="float" office:value="327" calcext:value-type="float">
            <text:p>327</text:p>
          </table:table-cell>
          <table:table-cell office:value-type="float" office:value="491" calcext:value-type="float">
            <text:p>491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12" office:value-type="float" office:value="491" calcext:value-type="float">
            <text:p>4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249" calcext:value-type="float">
            <text:p>2249</text:p>
          </table:table-cell>
          <table:table-cell table:number-columns-repeated="4" office:value-type="float" office:value="1689" calcext:value-type="float">
            <text:p>1689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72" calcext:value-type="float">
            <text:p>2172</text:p>
          </table:table-cell>
          <table:table-cell table:number-columns-repeated="2" office:value-type="float" office:value="2533" calcext:value-type="float">
            <text:p>2533</text:p>
          </table:table-cell>
          <table:table-cell table:number-columns-repeated="8" office:value-type="float" office:value="3038" calcext:value-type="float">
            <text:p>30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777" calcext:value-type="float">
            <text:p>7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120" calcext:value-type="float">
            <text:p>120</text:p>
          </table:table-cell>
          <table:table-cell table:number-columns-repeated="17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773" calcext:value-type="float">
            <text:p>1773</text:p>
          </table:table-cell>
          <table:table-cell table:number-columns-repeated="4" office:value-type="float" office:value="544" calcext:value-type="float">
            <text:p>544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07" calcext:value-type="float">
            <text:p>707</text:p>
          </table:table-cell>
          <table:table-cell table:number-columns-repeated="2" office:value-type="float" office:value="1276" calcext:value-type="float">
            <text:p>1276</text:p>
          </table:table-cell>
          <table:table-cell table:number-columns-repeated="8" office:value-type="float" office:value="1267" calcext:value-type="float">
            <text:p>1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92" calcext:value-type="float">
            <text:p>8392</text:p>
          </table:table-cell>
          <table:table-cell table:number-columns-repeated="18" office:value-type="float" office:value="8181" calcext:value-type="float">
            <text:p>81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67" calcext:value-type="float">
            <text:p>1467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744" calcext:value-type="float">
            <text:p>744</text:p>
          </table:table-cell>
          <table:table-cell table:number-columns-repeated="6" office:value-type="float" office:value="766" calcext:value-type="float">
            <text:p>766</text:p>
          </table:table-cell>
          <table:table-cell table:number-columns-repeated="6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276" calcext:value-type="float">
            <text:p>276</text:p>
          </table:table-cell>
          <table:table-cell table:number-columns-repeated="17" office:value-type="float" office:value="275" calcext:value-type="float">
            <text:p>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629" calcext:value-type="float">
            <text:p>629</text:p>
          </table:table-cell>
          <table:table-cell table:number-columns-repeated="7" office:value-type="float" office:value="638" calcext:value-type="float">
            <text:p>638</text:p>
          </table:table-cell>
          <table:table-cell table:number-columns-repeated="6" office:value-type="float" office:value="629" calcext:value-type="float">
            <text:p>6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572" calcext:value-type="float">
            <text:p>572</text:p>
          </table:table-cell>
          <table:table-cell table:number-columns-repeated="4" office:value-type="float" office:value="772" calcext:value-type="float">
            <text:p>77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91" calcext:value-type="float">
            <text:p>891</text:p>
          </table:table-cell>
          <table:table-cell table:number-columns-repeated="2" office:value-type="float" office:value="981" calcext:value-type="float">
            <text:p>981</text:p>
          </table:table-cell>
          <table:table-cell table:number-columns-repeated="8" office:value-type="float" office:value="1106" calcext:value-type="float">
            <text:p>11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8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table:number-columns-repeated="4" office:value-type="float" office:value="662" calcext:value-type="float">
            <text:p>662</text:p>
          </table:table-cell>
          <table:table-cell office:value-type="float" office:value="81" calcext:value-type="float">
            <text:p>81</text:p>
          </table:table-cell>
          <table:table-cell table:number-columns-repeated="12" office:value-type="float" office:value="952" calcext:value-type="float">
            <text:p>95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78" calcext:value-type="float">
            <text:p>12478</text:p>
          </table:table-cell>
          <table:table-cell table:number-columns-repeated="18" office:value-type="float" office:value="10892" calcext:value-type="float">
            <text:p>108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939" calcext:value-type="float">
            <text:p>939</text:p>
          </table:table-cell>
          <table:table-cell table:number-columns-repeated="4" office:value-type="float" office:value="1047" calcext:value-type="float">
            <text:p>1047</text:p>
          </table:table-cell>
          <table:table-cell office:value-type="float" office:value="1101" calcext:value-type="float">
            <text:p>1101</text:p>
          </table:table-cell>
          <table:table-cell table:number-columns-repeated="2" office:value-type="float" office:value="1170" calcext:value-type="float">
            <text:p>1170</text:p>
          </table:table-cell>
          <table:table-cell table:number-columns-repeated="2" office:value-type="float" office:value="1262" calcext:value-type="float">
            <text:p>1262</text:p>
          </table:table-cell>
          <table:table-cell table:number-columns-repeated="8" office:value-type="float" office:value="1391" calcext:value-type="float">
            <text:p>139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49" calcext:value-type="float">
            <text:p>5449</text:p>
          </table:table-cell>
          <table:table-cell office:value-type="float" office:value="8924" calcext:value-type="float">
            <text:p>8924</text:p>
          </table:table-cell>
          <table:table-cell table:number-columns-repeated="6" office:value-type="float" office:value="8964" calcext:value-type="float">
            <text:p>8964</text:p>
          </table:table-cell>
          <table:table-cell table:number-columns-repeated="11" office:value-type="float" office:value="8924" calcext:value-type="float">
            <text:p>89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17" office:value-type="float" office:value="175" calcext:value-type="float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406" calcext:value-type="float">
            <text:p>1406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float" office:value="1459" calcext:value-type="float">
            <text:p>1459</text:p>
          </table:table-cell>
          <table:table-cell table:number-columns-repeated="2" office:value-type="float" office:value="858" calcext:value-type="float">
            <text:p>858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39" calcext:value-type="float">
            <text:p>339</text:p>
          </table:table-cell>
          <table:table-cell table:number-columns-repeated="6" office:value-type="float" office:value="458" calcext:value-type="float">
            <text:p>458</text:p>
          </table:table-cell>
          <table:table-cell table:number-columns-repeated="11"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602" calcext:value-type="float">
            <text:p>602</text:p>
          </table:table-cell>
          <table:table-cell table:number-columns-repeated="6" office:value-type="float" office:value="609" calcext:value-type="float">
            <text:p>609</text:p>
          </table:table-cell>
          <table:table-cell table:number-columns-repeated="11" office:value-type="float" office:value="602" calcext:value-type="float">
            <text:p>6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2883" calcext:value-type="float">
            <text:p>2883</text:p>
          </table:table-cell>
          <table:table-cell office:value-type="float" office:value="3243" calcext:value-type="float">
            <text:p>3243</text:p>
          </table:table-cell>
          <table:table-cell table:number-columns-repeated="2" office:value-type="float" office:value="3359" calcext:value-type="float">
            <text:p>335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8"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742" calcext:value-type="float">
            <text:p>742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2" office:value-type="float" office:value="558" calcext:value-type="float">
            <text:p>558</text:p>
          </table:table-cell>
          <table:table-cell table:number-columns-repeated="8" office:value-type="float" office:value="143" calcext:value-type="float">
            <text:p>1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527" calcext:value-type="float">
            <text:p>527</text:p>
          </table:table-cell>
          <table:table-cell table:number-columns-repeated="11" office:value-type="float" office:value="376" calcext:value-type="float">
            <text:p>3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748" calcext:value-type="float">
            <text:p>1748</text:p>
          </table:table-cell>
          <table:table-cell table:number-columns-repeated="17" office:value-type="float" office:value="2252" calcext:value-type="float">
            <text:p>225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08" calcext:value-type="float">
            <text:p>20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office:value-type="float" office:value="2101" calcext:value-type="float">
            <text:p>2101</text:p>
          </table:table-cell>
          <table:table-cell table:number-columns-repeated="4" office:value-type="float" office:value="2659" calcext:value-type="float">
            <text:p>2659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2928" calcext:value-type="float">
            <text:p>2928</text:p>
          </table:table-cell>
          <table:table-cell table:number-columns-repeated="2" office:value-type="float" office:value="3130" calcext:value-type="float">
            <text:p>3130</text:p>
          </table:table-cell>
          <table:table-cell table:number-columns-repeated="8" office:value-type="float" office:value="3413" calcext:value-type="float">
            <text:p>34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11"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99" calcext:value-type="float">
            <text:p>199</text:p>
          </table:table-cell>
          <table:table-cell table:number-columns-repeated="17" office:value-type="float" office:value="195" calcext:value-type="float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67" calcext:value-type="float">
            <text:p>6367</text:p>
          </table:table-cell>
          <table:table-cell office:value-type="float" office:value="5505" calcext:value-type="float">
            <text:p>5505</text:p>
          </table:table-cell>
          <table:table-cell table:number-columns-repeated="4" office:value-type="float" office:value="4586" calcext:value-type="float">
            <text:p>4586</text:p>
          </table:table-cell>
          <table:table-cell table:number-columns-repeated="7" office:value-type="float" office:value="4035" calcext:value-type="float">
            <text:p>4035</text:p>
          </table:table-cell>
          <table:table-cell table:number-columns-repeated="6" office:value-type="float" office:value="4586" calcext:value-type="float">
            <text:p>45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5" office:value-type="float" office:value="180" calcext:value-type="float">
            <text:p>180</text:p>
          </table:table-cell>
          <table:table-cell table:number-columns-repeated="7" office:value-type="float" office:value="144" calcext:value-type="float">
            <text:p>144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number-columns-repeated="18" office:value-type="float" office:value="510" calcext:value-type="float">
            <text:p>5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8" office:value-type="float" office:value="921" calcext:value-type="float">
            <text:p>9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1506" calcext:value-type="float">
            <text:p>1506</text:p>
          </table:table-cell>
          <table:table-cell table:number-columns-repeated="4" office:value-type="float" office:value="902" calcext:value-type="float">
            <text:p>902</text:p>
          </table:table-cell>
          <table:table-cell table:number-columns-repeated="7" office:value-type="float" office:value="899" calcext:value-type="float">
            <text:p>899</text:p>
          </table:table-cell>
          <table:table-cell table:number-columns-repeated="6" office:value-type="float" office:value="902" calcext:value-type="float">
            <text:p>9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18" office:value-type="float" office:value="456" calcext:value-type="float">
            <text:p>4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156" calcext:value-type="float">
            <text:p>36156</text:p>
          </table:table-cell>
          <table:table-cell table:number-columns-repeated="18" office:value-type="float" office:value="34926" calcext:value-type="float">
            <text:p>3492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number-columns-repeated="4" office:value-type="float" office:value="926" calcext:value-type="float">
            <text:p>926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929" calcext:value-type="float">
            <text:p>929</text:p>
          </table:table-cell>
          <table:table-cell table:number-columns-repeated="2" office:value-type="float" office:value="666" calcext:value-type="float">
            <text:p>666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6" office:value-type="float" office:value="790" calcext:value-type="float">
            <text:p>7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number-columns-repeated="5" office:value-type="float" office:value="6141" calcext:value-type="float">
            <text:p>6141</text:p>
          </table:table-cell>
          <table:table-cell table:number-columns-repeated="7" office:value-type="float" office:value="6135" calcext:value-type="float">
            <text:p>6135</text:p>
          </table:table-cell>
          <table:table-cell table:number-columns-repeated="6" office:value-type="float" office:value="6141" calcext:value-type="float">
            <text:p>61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table:number-columns-repeated="6" office:value-type="float" office:value="287" calcext:value-type="float">
            <text:p>287</text:p>
          </table:table-cell>
          <table:table-cell table:number-columns-repeated="11" office:value-type="float" office:value="396" calcext:value-type="float">
            <text:p>39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8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843" calcext:value-type="float">
            <text:p>9843</text:p>
          </table:table-cell>
          <table:table-cell office:value-type="float" office:value="6334" calcext:value-type="float">
            <text:p>6334</text:p>
          </table:table-cell>
          <table:table-cell table:number-columns-repeated="4" office:value-type="float" office:value="3646" calcext:value-type="float">
            <text:p>3646</text:p>
          </table:table-cell>
          <table:table-cell office:value-type="float" office:value="4102" calcext:value-type="float">
            <text:p>4102</text:p>
          </table:table-cell>
          <table:table-cell table:number-columns-repeated="2" office:value-type="float" office:value="4688" calcext:value-type="float">
            <text:p>4688</text:p>
          </table:table-cell>
          <table:table-cell table:number-columns-repeated="2" office:value-type="float" office:value="5469" calcext:value-type="float">
            <text:p>5469</text:p>
          </table:table-cell>
          <table:table-cell table:number-columns-repeated="8" office:value-type="float" office:value="4330" calcext:value-type="float">
            <text:p>43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984" calcext:value-type="float">
            <text:p>984</text:p>
          </table:table-cell>
          <table:table-cell office:value-type="float" office:value="1068" calcext:value-type="float">
            <text:p>1068</text:p>
          </table:table-cell>
          <table:table-cell office:value-type="float" office:value="1028" calcext:value-type="float">
            <text:p>1028</text:p>
          </table:table-cell>
          <table:table-cell table:number-columns-repeated="3" office:value-type="float" office:value="1031" calcext:value-type="float">
            <text:p>1031</text:p>
          </table:table-cell>
          <table:table-cell office:value-type="float" office:value="1022" calcext:value-type="float">
            <text:p>1022</text:p>
          </table:table-cell>
          <table:table-cell table:number-columns-repeated="11" office:value-type="float" office:value="1035" calcext:value-type="float">
            <text:p>103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9" calcext:value-type="float">
            <text:p>1439</text:p>
          </table:table-cell>
          <table:table-cell office:value-type="float" office:value="982" calcext:value-type="float">
            <text:p>982</text:p>
          </table:table-cell>
          <table:table-cell table:number-columns-repeated="4" office:value-type="float" office:value="794" calcext:value-type="float">
            <text:p>794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1020" calcext:value-type="float">
            <text:p>1020</text:p>
          </table:table-cell>
          <table:table-cell table:number-columns-repeated="2" office:value-type="float" office:value="1191" calcext:value-type="float">
            <text:p>1191</text:p>
          </table:table-cell>
          <table:table-cell table:number-columns-repeated="8" office:value-type="float" office:value="961" calcext:value-type="float">
            <text:p>96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501" calcext:value-type="float">
            <text:p>21501</text:p>
          </table:table-cell>
          <table:table-cell table:number-columns-repeated="18" office:value-type="float" office:value="20744" calcext:value-type="float">
            <text:p>207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450" calcext:value-type="float">
            <text:p>450</text:p>
          </table:table-cell>
          <table:table-cell table:number-columns-repeated="17" office:value-type="float" office:value="394" calcext:value-type="float">
            <text:p>39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05" calcext:value-type="float">
            <text:p>2105</text:p>
          </table:table-cell>
          <table:table-cell office:value-type="float" office:value="1764" calcext:value-type="float">
            <text:p>1764</text:p>
          </table:table-cell>
          <table:table-cell table:number-columns-repeated="6" office:value-type="float" office:value="513" calcext:value-type="float">
            <text:p>513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4" office:value-type="float" office:value="526" calcext:value-type="float">
            <text:p>526</text:p>
          </table:table-cell>
          <table:table-cell table:number-columns-repeated="4" office:value-type="float" office:value="534" calcext:value-type="float">
            <text:p>53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299" calcext:value-type="float">
            <text:p>299</text:p>
          </table:table-cell>
          <table:table-cell table:number-columns-repeated="6" office:value-type="float" office:value="244" calcext:value-type="float">
            <text:p>244</text:p>
          </table:table-cell>
          <table:table-cell table:number-columns-repeated="11" office:value-type="float" office:value="300" calcext:value-type="float">
            <text:p>3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747" calcext:value-type="float">
            <text:p>11747</text:p>
          </table:table-cell>
          <table:table-cell table:number-columns-repeated="5" office:value-type="float" office:value="11392" calcext:value-type="float">
            <text:p>11392</text:p>
          </table:table-cell>
          <table:table-cell table:number-columns-repeated="7" office:value-type="float" office:value="11690" calcext:value-type="float">
            <text:p>11690</text:p>
          </table:table-cell>
          <table:table-cell table:number-columns-repeated="6" office:value-type="float" office:value="11392" calcext:value-type="float">
            <text:p>113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181" calcext:value-type="float">
            <text:p>2181</text:p>
          </table:table-cell>
          <table:table-cell office:value-type="float" office:value="2454" calcext:value-type="float">
            <text:p>2454</text:p>
          </table:table-cell>
          <table:table-cell table:number-columns-repeated="2" office:value-type="float" office:value="2760" calcext:value-type="float">
            <text:p>2760</text:p>
          </table:table-cell>
          <table:table-cell table:number-columns-repeated="2" office:value-type="float" office:value="1452" calcext:value-type="float">
            <text:p>1452</text:p>
          </table:table-cell>
          <table:table-cell table:number-columns-repeated="8" office:value-type="float" office:value="1100" calcext:value-type="float">
            <text:p>110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8"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150" calcext:value-type="float">
            <text:p>10150</text:p>
          </table:table-cell>
          <table:table-cell office:value-type="float" office:value="9923" calcext:value-type="float">
            <text:p>9923</text:p>
          </table:table-cell>
          <table:table-cell table:number-columns-repeated="4" office:value-type="float" office:value="3643" calcext:value-type="float">
            <text:p>3643</text:p>
          </table:table-cell>
          <table:table-cell office:value-type="float" office:value="4099" calcext:value-type="float">
            <text:p>4099</text:p>
          </table:table-cell>
          <table:table-cell table:number-columns-repeated="2" office:value-type="float" office:value="4685" calcext:value-type="float">
            <text:p>4685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8" office:value-type="float" office:value="6559" calcext:value-type="float">
            <text:p>65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904" calcext:value-type="float">
            <text:p>904</text:p>
          </table:table-cell>
          <table:table-cell table:number-columns-repeated="17" office:value-type="float" office:value="1146" calcext:value-type="float">
            <text:p>11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432" calcext:value-type="float">
            <text:p>432</text:p>
          </table:table-cell>
          <table:table-cell table:number-columns-repeated="17"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240" calcext:value-type="float">
            <text:p>26240</text:p>
          </table:table-cell>
          <table:table-cell office:value-type="float" office:value="13882" calcext:value-type="float">
            <text:p>13882</text:p>
          </table:table-cell>
          <table:table-cell table:number-columns-repeated="17" office:value-type="float" office:value="15787" calcext:value-type="float">
            <text:p>1578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17"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75" calcext:value-type="float">
            <text:p>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20" calcext:value-type="float">
            <text:p>1120</text:p>
          </table:table-cell>
          <table:table-cell office:value-type="float" office:value="870" calcext:value-type="float">
            <text:p>870</text:p>
          </table:table-cell>
          <table:table-cell office:value-type="float" office:value="750" calcext:value-type="float">
            <text:p>750</text:p>
          </table:table-cell>
          <table:table-cell office:value-type="float" office:value="867" calcext:value-type="float">
            <text:p>867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12" office:value-type="float" office:value="870" calcext:value-type="float">
            <text:p>8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180" calcext:value-type="float">
            <text:p>1180</text:p>
          </table:table-cell>
          <table:table-cell table:number-columns-repeated="17" office:value-type="float" office:value="679" calcext:value-type="float">
            <text:p>6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67" calcext:value-type="float">
            <text:p>3467</text:p>
          </table:table-cell>
          <table:table-cell table:number-columns-repeated="5" office:value-type="float" office:value="3269" calcext:value-type="float">
            <text:p>3269</text:p>
          </table:table-cell>
          <table:table-cell table:number-columns-repeated="7" office:value-type="float" office:value="3314" calcext:value-type="float">
            <text:p>3314</text:p>
          </table:table-cell>
          <table:table-cell table:number-columns-repeated="6" office:value-type="float" office:value="3269" calcext:value-type="float">
            <text:p>32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81" calcext:value-type="float">
            <text:p>2881</text:p>
          </table:table-cell>
          <table:table-cell office:value-type="float" office:value="2663" calcext:value-type="float">
            <text:p>2663</text:p>
          </table:table-cell>
          <table:table-cell table:number-columns-repeated="4" office:value-type="float" office:value="908" calcext:value-type="float">
            <text:p>908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167" calcext:value-type="float">
            <text:p>1167</text:p>
          </table:table-cell>
          <table:table-cell table:number-columns-repeated="2" office:value-type="float" office:value="1362" calcext:value-type="float">
            <text:p>1362</text:p>
          </table:table-cell>
          <table:table-cell table:number-columns-repeated="8" office:value-type="float" office:value="1524" calcext:value-type="float">
            <text:p>15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263" calcext:value-type="float">
            <text:p>263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4" office:value-type="float" office:value="263" calcext:value-type="float">
            <text:p>2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77" calcext:value-type="float">
            <text:p>2577</text:p>
          </table:table-cell>
          <table:table-cell table:number-columns-repeated="18" office:value-type="float" office:value="4494" calcext:value-type="float">
            <text:p>44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float" office:value="1095" calcext:value-type="float">
            <text:p>1095</text:p>
          </table:table-cell>
          <table:table-cell table:number-columns-repeated="17" office:value-type="float" office:value="1078" calcext:value-type="float">
            <text:p>107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59" calcext:value-type="float">
            <text:p>659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621" calcext:value-type="float">
            <text:p>62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420" calcext:value-type="float">
            <text:p>42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2" office:value-type="float" office:value="548" calcext:value-type="float">
            <text:p>548</text:p>
          </table:table-cell>
          <table:table-cell table:number-columns-repeated="8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18" office:value-type="float" office:value="11214" calcext:value-type="float">
            <text:p>112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5" office:value-type="float" office:value="1158" calcext:value-type="float">
            <text:p>1158</text:p>
          </table:table-cell>
          <table:table-cell table:number-columns-repeated="7" office:value-type="float" office:value="1229" calcext:value-type="float">
            <text:p>1229</text:p>
          </table:table-cell>
          <table:table-cell table:number-columns-repeated="6" office:value-type="float" office:value="1158" calcext:value-type="float">
            <text:p>11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5" office:value-type="float" office:value="3082" calcext:value-type="float">
            <text:p>3082</text:p>
          </table:table-cell>
          <table:table-cell table:number-columns-repeated="7" office:value-type="float" office:value="3140" calcext:value-type="float">
            <text:p>3140</text:p>
          </table:table-cell>
          <table:table-cell table:number-columns-repeated="6" office:value-type="float" office:value="3082" calcext:value-type="float">
            <text:p>30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082" calcext:value-type="float">
            <text:p>1082</text:p>
          </table:table-cell>
          <table:table-cell table:number-columns-repeated="17" office:value-type="float" office:value="1565" calcext:value-type="float">
            <text:p>15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41" calcext:value-type="float">
            <text:p>6741</text:p>
          </table:table-cell>
          <table:table-cell office:value-type="float" office:value="8841" calcext:value-type="float">
            <text:p>8841</text:p>
          </table:table-cell>
          <table:table-cell table:number-columns-repeated="4" office:value-type="float" office:value="13391" calcext:value-type="float">
            <text:p>13391</text:p>
          </table:table-cell>
          <table:table-cell table:number-columns-repeated="7" office:value-type="float" office:value="13757" calcext:value-type="float">
            <text:p>13757</text:p>
          </table:table-cell>
          <table:table-cell table:number-columns-repeated="6" office:value-type="float" office:value="13391" calcext:value-type="float">
            <text:p>133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5" office:value-type="float" office:value="138" calcext:value-type="float">
            <text:p>138</text:p>
          </table:table-cell>
          <table:table-cell table:number-columns-repeated="7" office:value-type="float" office:value="139" calcext:value-type="float">
            <text:p>139</text:p>
          </table:table-cell>
          <table:table-cell table:number-columns-repeated="6"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8" office:value-type="float" office:value="284" calcext:value-type="float">
            <text:p>2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7" office:value-type="float" office:value="833" calcext:value-type="float">
            <text:p>8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04" calcext:value-type="float">
            <text:p>1304</text:p>
          </table:table-cell>
          <table:table-cell office:value-type="float" office:value="1194" calcext:value-type="float">
            <text:p>1194</text:p>
          </table:table-cell>
          <table:table-cell table:number-columns-repeated="4" office:value-type="float" office:value="418" calcext:value-type="float">
            <text:p>418</text:p>
          </table:table-cell>
          <table:table-cell table:number-columns-repeated="7" office:value-type="float" office:value="434" calcext:value-type="float">
            <text:p>434</text:p>
          </table:table-cell>
          <table:table-cell table:number-columns-repeated="6" office:value-type="float" office:value="418" calcext:value-type="float">
            <text:p>41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table:number-columns-repeated="17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2" office:value-type="float" office:value="305" calcext:value-type="float">
            <text:p>3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481" calcext:value-type="float">
            <text:p>481</text:p>
          </table:table-cell>
          <table:table-cell table:number-columns-repeated="17" office:value-type="float" office:value="604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22" calcext:value-type="float">
            <text:p>1322</text:p>
          </table:table-cell>
          <table:table-cell table:number-columns-repeated="18" office:value-type="float" office:value="3405" calcext:value-type="float">
            <text:p>34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89" calcext:value-type="float">
            <text:p>289</text:p>
          </table:table-cell>
          <table:table-cell table:number-columns-repeated="11" office:value-type="float" office:value="245" calcext:value-type="float">
            <text:p>2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015" calcext:value-type="float">
            <text:p>1015</text:p>
          </table:table-cell>
          <table:table-cell table:number-columns-repeated="2" office:value-type="float" office:value="1184" calcext:value-type="float">
            <text:p>1184</text:p>
          </table:table-cell>
          <table:table-cell table:number-columns-repeated="8" office:value-type="float" office:value="1418" calcext:value-type="float">
            <text:p>14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614" calcext:value-type="float">
            <text:p>614</text:p>
          </table:table-cell>
          <table:table-cell table:number-columns-repeated="6" office:value-type="float" office:value="501" calcext:value-type="float">
            <text:p>501</text:p>
          </table:table-cell>
          <table:table-cell table:number-columns-repeated="6" office:value-type="float" office:value="96" calcext:value-type="float">
            <text:p>9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float" office:value="610" calcext:value-type="float">
            <text:p>610</text:p>
          </table:table-cell>
          <table:table-cell table:number-columns-repeated="6" office:value-type="float" office:value="760" calcext:value-type="float">
            <text:p>760</text:p>
          </table:table-cell>
          <table:table-cell table:number-columns-repeated="11" office:value-type="float" office:value="657" calcext:value-type="float">
            <text:p>6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table:number-columns-repeated="4" office:value-type="float" office:value="122" calcext:value-type="float">
            <text:p>122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634" calcext:value-type="float">
            <text:p>634</text:p>
          </table:table-cell>
          <table:table-cell table:number-columns-repeated="4" office:value-type="float" office:value="614" calcext:value-type="float">
            <text:p>614</text:p>
          </table:table-cell>
          <table:table-cell table:number-columns-repeated="6" office:value-type="float" office:value="167" calcext:value-type="float">
            <text:p>1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778" calcext:value-type="float">
            <text:p>778</text:p>
          </table:table-cell>
          <table:table-cell table:number-columns-repeated="4" office:value-type="float" office:value="2596" calcext:value-type="float">
            <text:p>2596</text:p>
          </table:table-cell>
          <table:table-cell office:value-type="float" office:value="2921" calcext:value-type="float">
            <text:p>2921</text:p>
          </table:table-cell>
          <table:table-cell table:number-columns-repeated="2" office:value-type="float" office:value="3338" calcext:value-type="float">
            <text:p>3338</text:p>
          </table:table-cell>
          <table:table-cell table:number-columns-repeated="2" office:value-type="float" office:value="3894" calcext:value-type="float">
            <text:p>3894</text:p>
          </table:table-cell>
          <table:table-cell table:number-columns-repeated="8" office:value-type="float" office:value="4673" calcext:value-type="float">
            <text:p>467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4" calcext:value-type="float">
            <text:p>19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340" calcext:value-type="float">
            <text:p>340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509" calcext:value-type="float">
            <text:p>509</text:p>
          </table:table-cell>
          <table:table-cell table:number-columns-repeated="8" office:value-type="float" office:value="611" calcext:value-type="float">
            <text:p>6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18" office:value-type="float" office:value="715" calcext:value-type="float">
            <text:p>7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4" calcext:value-type="float">
            <text:p>1604</text:p>
          </table:table-cell>
          <table:table-cell office:value-type="float" office:value="1451" calcext:value-type="float">
            <text:p>1451</text:p>
          </table:table-cell>
          <table:table-cell table:number-columns-repeated="17" office:value-type="float" office:value="1631" calcext:value-type="float">
            <text:p>16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11" office:value-type="float" office:value="45" calcext:value-type="float">
            <text:p>4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8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8" calcext:value-type="float">
            <text:p>248</text:p>
          </table:table-cell>
          <table:table-cell table:number-columns-repeated="4" office:value-type="float" office:value="1022" calcext:value-type="float">
            <text:p>102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834" calcext:value-type="float">
            <text:p>834</text:p>
          </table:table-cell>
          <table:table-cell table:number-columns-repeated="2" office:value-type="float" office:value="973" calcext:value-type="float">
            <text:p>973</text:p>
          </table:table-cell>
          <table:table-cell table:number-columns-repeated="2" office:value-type="float" office:value="1161" calcext:value-type="float">
            <text:p>1161</text:p>
          </table:table-cell>
          <table:table-cell table:number-columns-repeated="6" office:value-type="float" office:value="1162" calcext:value-type="float">
            <text:p>116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198" calcext:value-type="float">
            <text:p>60198</text:p>
          </table:table-cell>
          <table:table-cell table:number-columns-repeated="18" office:value-type="float" office:value="56556" calcext:value-type="float">
            <text:p>5655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641" calcext:value-type="float">
            <text:p>1641</text:p>
          </table:table-cell>
          <table:table-cell office:value-type="float" office:value="782" calcext:value-type="float">
            <text:p>78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12" calcext:value-type="float">
            <text:p>1712</text:p>
          </table:table-cell>
          <table:table-cell office:value-type="float" office:value="1717" calcext:value-type="float">
            <text:p>1717</text:p>
          </table:table-cell>
          <table:table-cell table:number-columns-repeated="2" office:value-type="float" office:value="1720" calcext:value-type="float">
            <text:p>1720</text:p>
          </table:table-cell>
          <table:table-cell office:value-type="float" office:value="1935" calcext:value-type="float">
            <text:p>1935</text:p>
          </table:table-cell>
          <table:table-cell table:number-columns-repeated="2" office:value-type="float" office:value="2212" calcext:value-type="float">
            <text:p>2212</text:p>
          </table:table-cell>
          <table:table-cell table:number-columns-repeated="2" office:value-type="float" office:value="2580" calcext:value-type="float">
            <text:p>2580</text:p>
          </table:table-cell>
          <table:table-cell table:number-columns-repeated="8" office:value-type="float" office:value="3089" calcext:value-type="float">
            <text:p>30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98" calcext:value-type="float">
            <text:p>2298</text:p>
          </table:table-cell>
          <table:table-cell office:value-type="float" office:value="3667" calcext:value-type="float">
            <text:p>3667</text:p>
          </table:table-cell>
          <table:table-cell table:number-columns-repeated="17" office:value-type="float" office:value="2347" calcext:value-type="float">
            <text:p>23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106" calcext:value-type="float">
            <text:p>11106</text:p>
          </table:table-cell>
          <table:table-cell table:number-columns-repeated="18" office:value-type="float" office:value="9811" calcext:value-type="float">
            <text:p>98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70" calcext:value-type="float">
            <text:p>5970</text:p>
          </table:table-cell>
          <table:table-cell table:number-columns-repeated="18" office:value-type="float" office:value="4128" calcext:value-type="float">
            <text:p>412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17" calcext:value-type="float">
            <text:p>19117</text:p>
          </table:table-cell>
          <table:table-cell office:value-type="float" office:value="13306" calcext:value-type="float">
            <text:p>13306</text:p>
          </table:table-cell>
          <table:table-cell table:number-columns-repeated="4" office:value-type="float" office:value="11252" calcext:value-type="float">
            <text:p>11252</text:p>
          </table:table-cell>
          <table:table-cell table:number-columns-repeated="7" office:value-type="float" office:value="11448" calcext:value-type="float">
            <text:p>11448</text:p>
          </table:table-cell>
          <table:table-cell table:number-columns-repeated="6" office:value-type="float" office:value="11252" calcext:value-type="float">
            <text:p>112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8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07" calcext:value-type="float">
            <text:p>607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1139" calcext:value-type="float">
            <text:p>1139</text:p>
          </table:table-cell>
          <table:table-cell table:number-columns-repeated="17" office:value-type="float" office:value="1250" calcext:value-type="float">
            <text:p>12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239" calcext:value-type="float">
            <text:p>239</text:p>
          </table:table-cell>
          <table:table-cell table:number-columns-repeated="17"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float" office:value="599" calcext:value-type="float">
            <text:p>599</text:p>
          </table:table-cell>
          <table:table-cell office:value-type="float" office:value="663" calcext:value-type="float">
            <text:p>663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853" calcext:value-type="float">
            <text:p>853</text:p>
          </table:table-cell>
          <table:table-cell table:number-columns-repeated="8" office:value-type="float" office:value="1003" calcext:value-type="float">
            <text:p>100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83" calcext:value-type="float">
            <text:p>58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37" calcext:value-type="float">
            <text:p>3137</text:p>
          </table:table-cell>
          <table:table-cell office:value-type="float" office:value="3007" calcext:value-type="float">
            <text:p>3007</text:p>
          </table:table-cell>
          <table:table-cell table:number-columns-repeated="4" office:value-type="float" office:value="2940" calcext:value-type="float">
            <text:p>2940</text:p>
          </table:table-cell>
          <table:table-cell table:number-columns-repeated="7" office:value-type="float" office:value="2695" calcext:value-type="float">
            <text:p>2695</text:p>
          </table:table-cell>
          <table:table-cell table:number-columns-repeated="6" office:value-type="float" office:value="2940" calcext:value-type="float">
            <text:p>294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11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table:number-columns-repeated="4" office:value-type="float" office:value="2890" calcext:value-type="float">
            <text:p>2890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float" office:value="3352" calcext:value-type="float">
            <text:p>3352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8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7" office:value-type="float" office:value="512" calcext:value-type="float">
            <text:p>512</text:p>
          </table:table-cell>
          <table:table-cell table:number-columns-repeated="6" office:value-type="float" office:value="503" calcext:value-type="float">
            <text:p>5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number-columns-repeated="18"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39" calcext:value-type="float">
            <text:p>1039</text:p>
          </table:table-cell>
          <table:table-cell table:number-columns-repeated="18" office:value-type="float" office:value="1082" calcext:value-type="float">
            <text:p>10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37" calcext:value-type="float">
            <text:p>937</text:p>
          </table:table-cell>
          <table:table-cell office:value-type="float" office:value="633" calcext:value-type="float">
            <text:p>633</text:p>
          </table:table-cell>
          <table:table-cell office:value-type="float" office:value="588" calcext:value-type="float">
            <text:p>588</text:p>
          </table:table-cell>
          <table:table-cell office:value-type="float" office:value="633" calcext:value-type="float">
            <text:p>633</text:p>
          </table:table-cell>
          <table:table-cell table:number-columns-repeated="3" office:value-type="float" office:value="627" calcext:value-type="float">
            <text:p>627</text:p>
          </table:table-cell>
          <table:table-cell table:number-columns-repeated="12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number-columns-repeated="18" office:value-type="float" office:value="276" calcext:value-type="float">
            <text:p>2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00" calcext:value-type="float">
            <text:p>700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17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227" calcext:value-type="float">
            <text:p>227</text:p>
          </table:table-cell>
          <table:table-cell table:number-columns-repeated="6" office:value-type="float" office:value="249" calcext:value-type="float">
            <text:p>249</text:p>
          </table:table-cell>
          <table:table-cell table:number-columns-repeated="11" office:value-type="float" office:value="241" calcext:value-type="float">
            <text:p>2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1736" calcext:value-type="float">
            <text:p>1736</text:p>
          </table:table-cell>
          <table:table-cell table:number-columns-repeated="4" office:value-type="float" office:value="785" calcext:value-type="float">
            <text:p>785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2" office:value-type="float" office:value="1178" calcext:value-type="float">
            <text:p>1178</text:p>
          </table:table-cell>
          <table:table-cell table:number-columns-repeated="8" office:value-type="float" office:value="1414" calcext:value-type="float">
            <text:p>14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office:value-type="float" office:value="931" calcext:value-type="float">
            <text:p>931</text:p>
          </table:table-cell>
          <table:table-cell table:number-columns-repeated="17" office:value-type="float" office:value="1347" calcext:value-type="float">
            <text:p>134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8" office:value-type="float" office:value="48" calcext:value-type="float">
            <text:p>4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33" calcext:value-type="float">
            <text:p>833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578" calcext:value-type="float">
            <text:p>578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6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table:number-columns-repeated="4" office:value-type="float" office:value="641" calcext:value-type="float">
            <text:p>641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877" calcext:value-type="float">
            <text:p>877</text:p>
          </table:table-cell>
          <table:table-cell table:number-columns-repeated="8" office:value-type="float" office:value="603" calcext:value-type="float">
            <text:p>6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826" calcext:value-type="float">
            <text:p>826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344" calcext:value-type="float">
            <text:p>344</text:p>
          </table:table-cell>
          <table:table-cell table:number-columns-repeated="12" office:value-type="float" office:value="374" calcext:value-type="float">
            <text:p>3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table:number-columns-repeated="18" office:value-type="float" office:value="1769" calcext:value-type="float">
            <text:p>17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44" calcext:value-type="float">
            <text:p>1944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827" calcext:value-type="float">
            <text:p>827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1064" calcext:value-type="float">
            <text:p>1064</text:p>
          </table:table-cell>
          <table:table-cell table:number-columns-repeated="2" office:value-type="float" office:value="1241" calcext:value-type="float">
            <text:p>1241</text:p>
          </table:table-cell>
          <table:table-cell table:number-columns-repeated="8" office:value-type="float" office:value="1490" calcext:value-type="float">
            <text:p>14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566" calcext:value-type="float">
            <text:p>566</text:p>
          </table:table-cell>
          <table:table-cell office:value-type="float" office:value="208" calcext:value-type="float">
            <text:p>208</text:p>
          </table:table-cell>
          <table:table-cell office:value-type="float" office:value="566" calcext:value-type="float">
            <text:p>566</text:p>
          </table:table-cell>
          <table:table-cell table:number-columns-repeated="3" office:value-type="float" office:value="306" calcext:value-type="float">
            <text:p>306</text:p>
          </table:table-cell>
          <table:table-cell table:number-columns-repeated="12" office:value-type="float" office:value="566" calcext:value-type="float">
            <text:p>5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2" office:value-type="float" office:value="63" calcext:value-type="float">
            <text:p>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table:number-columns-repeated="5" office:value-type="float" office:value="1027" calcext:value-type="float">
            <text:p>1027</text:p>
          </table:table-cell>
          <table:table-cell table:number-columns-repeated="7" office:value-type="float" office:value="1028" calcext:value-type="float">
            <text:p>1028</text:p>
          </table:table-cell>
          <table:table-cell table:number-columns-repeated="6" office:value-type="float" office:value="1027" calcext:value-type="float">
            <text:p>10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3296" calcext:value-type="float">
            <text:p>3296</text:p>
          </table:table-cell>
          <table:table-cell office:value-type="float" office:value="3514" calcext:value-type="float">
            <text:p>3514</text:p>
          </table:table-cell>
          <table:table-cell table:number-columns-repeated="2" office:value-type="float" office:value="3795" calcext:value-type="float">
            <text:p>3795</text:p>
          </table:table-cell>
          <table:table-cell table:number-columns-repeated="2" office:value-type="float" office:value="4169" calcext:value-type="float">
            <text:p>4169</text:p>
          </table:table-cell>
          <table:table-cell table:number-columns-repeated="8" office:value-type="float" office:value="4693" calcext:value-type="float">
            <text:p>46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17" office:value-type="float" office:value="203" calcext:value-type="float">
            <text:p>2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table:number-columns-repeated="17" office:value-type="float" office:value="319" calcext:value-type="float">
            <text:p>3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8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36" calcext:value-type="float">
            <text:p>5036</text:p>
          </table:table-cell>
          <table:table-cell office:value-type="float" office:value="3531" calcext:value-type="float">
            <text:p>3531</text:p>
          </table:table-cell>
          <table:table-cell table:number-columns-repeated="17" office:value-type="float" office:value="3429" calcext:value-type="float">
            <text:p>342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1630" calcext:value-type="float">
            <text:p>1630</text:p>
          </table:table-cell>
          <table:table-cell office:value-type="float" office:value="1820" calcext:value-type="float">
            <text:p>1820</text:p>
          </table:table-cell>
          <table:table-cell table:number-columns-repeated="2" office:value-type="float" office:value="1596" calcext:value-type="float">
            <text:p>1596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591" calcext:value-type="float">
            <text:p>2591</text:p>
          </table:table-cell>
          <table:table-cell office:value-type="float" office:value="2915" calcext:value-type="float">
            <text:p>2915</text:p>
          </table:table-cell>
          <table:table-cell table:number-columns-repeated="2" office:value-type="float" office:value="3331" calcext:value-type="float">
            <text:p>3331</text:p>
          </table:table-cell>
          <table:table-cell table:number-columns-repeated="2" office:value-type="float" office:value="3493" calcext:value-type="float">
            <text:p>3493</text:p>
          </table:table-cell>
          <table:table-cell table:number-columns-repeated="8" office:value-type="float" office:value="2326" calcext:value-type="float">
            <text:p>23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67" calcext:value-type="float">
            <text:p>3167</text:p>
          </table:table-cell>
          <table:table-cell office:value-type="float" office:value="4005" calcext:value-type="float">
            <text:p>4005</text:p>
          </table:table-cell>
          <table:table-cell table:number-columns-repeated="4" office:value-type="float" office:value="3698" calcext:value-type="float">
            <text:p>3698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4755" calcext:value-type="float">
            <text:p>4755</text:p>
          </table:table-cell>
          <table:table-cell table:number-columns-repeated="2" office:value-type="float" office:value="5548" calcext:value-type="float">
            <text:p>5548</text:p>
          </table:table-cell>
          <table:table-cell table:number-columns-repeated="8" office:value-type="float" office:value="6657" calcext:value-type="float">
            <text:p>66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86" calcext:value-type="float">
            <text:p>6886</text:p>
          </table:table-cell>
          <table:table-cell table:number-columns-repeated="18" office:value-type="float" office:value="6594" calcext:value-type="float">
            <text:p>6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2" calcext:value-type="float">
            <text:p>942</text:p>
          </table:table-cell>
          <table:table-cell office:value-type="float" office:value="616" calcext:value-type="float">
            <text:p>616</text:p>
          </table:table-cell>
          <table:table-cell office:value-type="float" office:value="691" calcext:value-type="float">
            <text:p>691</text:p>
          </table:table-cell>
          <table:table-cell office:value-type="float" office:value="617" calcext:value-type="float">
            <text:p>617</text:p>
          </table:table-cell>
          <table:table-cell table:number-columns-repeated="3" office:value-type="float" office:value="664" calcext:value-type="float">
            <text:p>664</text:p>
          </table:table-cell>
          <table:table-cell table:number-columns-repeated="12" office:value-type="float" office:value="616" calcext:value-type="float">
            <text:p>616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926083" calcext:value-type="float">
            <text:p>926083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92950" calcext:value-type="float">
            <text:p>192950</text:p>
          </table:table-cell>
          <table:table-cell table:style-name="ce3" table:number-matrix-columns-spanned="1" table:number-matrix-rows-spanned="1" table:formula="of:=SUM(ABS([.D2:.D501] - [.B2:.B501]))" office:value-type="float" office:value="290047" calcext:value-type="float">
            <text:p>290047</text:p>
          </table:table-cell>
          <table:table-cell table:style-name="ce3" table:number-matrix-columns-spanned="1" table:number-matrix-rows-spanned="1" table:formula="of:=SUM(ABS([.E2:.E501] - [.B2:.B501]))" office:value-type="float" office:value="288865" calcext:value-type="float">
            <text:p>288865</text:p>
          </table:table-cell>
          <table:table-cell table:style-name="ce1" table:number-matrix-columns-spanned="1" table:number-matrix-rows-spanned="1" table:formula="of:=SUM(ABS([.F2:.F501] - [.B2:.B501]))" office:value-type="float" office:value="289329" calcext:value-type="float">
            <text:p>289329</text:p>
          </table:table-cell>
          <table:table-cell table:style-name="ce1" table:number-matrix-columns-spanned="1" table:number-matrix-rows-spanned="1" table:formula="of:=SUM(ABS([.G2:.G501] - [.B2:.B501]))" office:value-type="float" office:value="289329" calcext:value-type="float">
            <text:p>289329</text:p>
          </table:table-cell>
          <table:table-cell table:style-name="ce1" table:number-matrix-columns-spanned="1" table:number-matrix-rows-spanned="1" table:formula="of:=SUM(ABS([.H2:.H501] - [.B2:.B501]))" office:value-type="float" office:value="287218" calcext:value-type="float">
            <text:p>287218</text:p>
          </table:table-cell>
          <table:table-cell table:style-name="ce1" table:number-matrix-columns-spanned="1" table:number-matrix-rows-spanned="1" table:formula="of:=SUM(ABS([.I2:.I501] - [.B2:.B501]))" office:value-type="float" office:value="283038" calcext:value-type="float">
            <text:p>283038</text:p>
          </table:table-cell>
          <table:table-cell table:style-name="ce1" table:number-matrix-columns-spanned="1" table:number-matrix-rows-spanned="1" table:formula="of:=SUM(ABS([.J2:.J501] - [.B2:.B501]))" office:value-type="float" office:value="281297" calcext:value-type="float">
            <text:p>281297</text:p>
          </table:table-cell>
          <table:table-cell table:style-name="ce1" table:number-matrix-columns-spanned="1" table:number-matrix-rows-spanned="1" table:formula="of:=SUM(ABS([.K2:.K501] - [.B2:.B501]))" office:value-type="float" office:value="263502" calcext:value-type="float">
            <text:p>263502</text:p>
          </table:table-cell>
          <table:table-cell table:style-name="ce1" table:number-matrix-columns-spanned="1" table:number-matrix-rows-spanned="1" table:formula="of:=SUM(ABS([.L2:.L501] - [.B2:.B501]))" office:value-type="float" office:value="263495" calcext:value-type="float">
            <text:p>263495</text:p>
          </table:table-cell>
          <table:table-cell table:style-name="ce1" table:number-matrix-columns-spanned="1" table:number-matrix-rows-spanned="1" table:formula="of:=SUM(ABS([.M2:.M501] - [.B2:.B501]))" office:value-type="float" office:value="265125" calcext:value-type="float">
            <text:p>265125</text:p>
          </table:table-cell>
          <table:table-cell table:style-name="ce1" table:number-matrix-columns-spanned="1" table:number-matrix-rows-spanned="1" table:formula="of:=SUM(ABS([.N2:.N501] - [.B2:.B501]))" office:value-type="float" office:value="265125" calcext:value-type="float">
            <text:p>265125</text:p>
          </table:table-cell>
          <table:table-cell table:style-name="ce1" table:number-matrix-columns-spanned="1" table:number-matrix-rows-spanned="1" table:formula="of:=SUM(ABS([.O2:.O501] - [.B2:.B501]))" office:value-type="float" office:value="260933" calcext:value-type="float">
            <text:p>260933</text:p>
          </table:table-cell>
          <table:table-cell table:style-name="ce1" table:number-matrix-columns-spanned="1" table:number-matrix-rows-spanned="1" table:formula="of:=SUM(ABS([.P2:.P501] - [.B2:.B501]))" office:value-type="float" office:value="260933" calcext:value-type="float">
            <text:p>260933</text:p>
          </table:table-cell>
          <table:table-cell table:style-name="ce1" table:number-matrix-columns-spanned="1" table:number-matrix-rows-spanned="1" table:formula="of:=SUM(ABS([.Q2:.Q501] - [.B2:.B501]))" office:value-type="float" office:value="260968" calcext:value-type="float">
            <text:p>260968</text:p>
          </table:table-cell>
          <table:table-cell table:style-name="ce1" table:number-matrix-columns-spanned="1" table:number-matrix-rows-spanned="1" table:formula="of:=SUM(ABS([.R2:.R501] - [.B2:.B501]))" office:value-type="float" office:value="260968" calcext:value-type="float">
            <text:p>260968</text:p>
          </table:table-cell>
          <table:table-cell table:style-name="ce1" table:number-matrix-columns-spanned="1" table:number-matrix-rows-spanned="1" table:formula="of:=SUM(ABS([.S2:.S501] - [.B2:.B501]))" office:value-type="float" office:value="260968" calcext:value-type="float">
            <text:p>260968</text:p>
          </table:table-cell>
          <table:table-cell table:style-name="ce1" table:number-matrix-columns-spanned="1" table:number-matrix-rows-spanned="1" table:formula="of:=SUM(ABS([.T2:.T501] - [.B2:.B501]))" office:value-type="float" office:value="260951" calcext:value-type="float">
            <text:p>260951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08350655394819" calcext:value-type="float">
            <text:p>0.208351</text:p>
          </table:table-cell>
          <table:table-cell table:style-name="ce4" table:formula="of:=[.D503] / [.B502]" office:value-type="float" office:value="0.31319762915419" calcext:value-type="float">
            <text:p>0.313198</text:p>
          </table:table-cell>
          <table:table-cell table:style-name="ce4" table:formula="of:=[.E503] / [.B502]" office:value-type="float" office:value="0.311921285673098" calcext:value-type="float">
            <text:p>0.311921</text:p>
          </table:table-cell>
          <table:table-cell table:style-name="ce4" table:formula="of:=[.F503] / [.B502]" office:value-type="float" office:value="0.31242232067752" calcext:value-type="float">
            <text:p>0.312422</text:p>
          </table:table-cell>
          <table:table-cell table:style-name="ce4" table:formula="of:=[.G503] / [.B502]" office:value-type="float" office:value="0.31242232067752" calcext:value-type="float">
            <text:p>0.312422</text:p>
          </table:table-cell>
          <table:table-cell table:style-name="ce4" table:formula="of:=[.H503] / [.B502]" office:value-type="float" office:value="0.310142827370765" calcext:value-type="float">
            <text:p>0.310143</text:p>
          </table:table-cell>
          <table:table-cell table:style-name="ce4" table:formula="of:=[.I503] / [.B502]" office:value-type="float" office:value="0.305629193063689" calcext:value-type="float">
            <text:p>0.305629</text:p>
          </table:table-cell>
          <table:table-cell table:style-name="ce4" table:formula="of:=[.J503] / [.B502]" office:value-type="float" office:value="0.303749231980287" calcext:value-type="float">
            <text:p>0.303749</text:p>
          </table:table-cell>
          <table:table-cell table:style-name="ce4" table:formula="of:=[.K503] / [.B502]" office:value-type="float" office:value="0.284533891670617" calcext:value-type="float">
            <text:p>0.284534</text:p>
          </table:table-cell>
          <table:table-cell table:style-name="ce4" table:formula="of:=[.L503] / [.B502]" office:value-type="float" office:value="0.284526332952878" calcext:value-type="float">
            <text:p>0.284526</text:p>
          </table:table-cell>
          <table:table-cell table:style-name="ce4" table:formula="of:=[.M503] / [.B502]" office:value-type="float" office:value="0.286286434369274" calcext:value-type="float">
            <text:p>0.286286</text:p>
          </table:table-cell>
          <table:table-cell table:style-name="ce4" table:formula="of:=[.N503] / [.B502]" office:value-type="float" office:value="0.286286434369274" calcext:value-type="float">
            <text:p>0.286286</text:p>
          </table:table-cell>
          <table:table-cell table:style-name="ce4" table:formula="of:=[.O503] / [.B502]" office:value-type="float" office:value="0.281759842260359" calcext:value-type="float">
            <text:p>0.281760</text:p>
          </table:table-cell>
          <table:table-cell table:style-name="ce4" table:formula="of:=[.P503] / [.B502]" office:value-type="float" office:value="0.281759842260359" calcext:value-type="float">
            <text:p>0.281760</text:p>
          </table:table-cell>
          <table:table-cell table:style-name="ce4" table:formula="of:=[.Q503] / [.B502]" office:value-type="float" office:value="0.281797635849054" calcext:value-type="float">
            <text:p>0.281798</text:p>
          </table:table-cell>
          <table:table-cell table:style-name="ce4" table:formula="of:=[.R503] / [.B502]" office:value-type="float" office:value="0.281797635849054" calcext:value-type="float">
            <text:p>0.281798</text:p>
          </table:table-cell>
          <table:table-cell table:style-name="ce4" table:formula="of:=[.S503] / [.B502]" office:value-type="float" office:value="0.281797635849054" calcext:value-type="float">
            <text:p>0.281798</text:p>
          </table:table-cell>
          <table:table-cell table:style-name="ce4" table:formula="of:=[.T503] / [.B502]" office:value-type="float" office:value="0.281779278963117" calcext:value-type="float">
            <text:p>0.28177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256.52616765429" calcext:value-type="float">
            <text:p>1256.526168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410.8544918467" calcext:value-type="float">
            <text:p>1410.854492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411.56739020849" calcext:value-type="float">
            <text:p>1411.56739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411.25473711729" calcext:value-type="float">
            <text:p>1411.254737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411.25473711729" calcext:value-type="float">
            <text:p>1411.254737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421.62348246785" calcext:value-type="float">
            <text:p>1421.62348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413.48187757183" calcext:value-type="float">
            <text:p>1413.481878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414.024319863" calcext:value-type="float">
            <text:p>1414.02432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386.35055306514" calcext:value-type="float">
            <text:p>1386.35055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386.35576166438" calcext:value-type="float">
            <text:p>1386.355762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403.20160329869" calcext:value-type="float">
            <text:p>1403.20160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403.20160329869" calcext:value-type="float">
            <text:p>1403.201603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383.85194585403" calcext:value-type="float">
            <text:p>1383.851946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383.85194585403" calcext:value-type="float">
            <text:p>1383.851946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383.81518993831" calcext:value-type="float">
            <text:p>1383.81519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1383.81518993831" calcext:value-type="float">
            <text:p>1383.81519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1383.81518993831" calcext:value-type="float">
            <text:p>1383.81519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1383.82410312727" calcext:value-type="float">
            <text:p>1383.824103</text:p>
          </table:table-cell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08351" calcext:value-type="float">
            <text:p>0.208351</text:p>
          </table:table-cell>
          <table:table-cell office:value-type="float" office:value="1256.526168" calcext:value-type="float">
            <text:p>1256.526168</text:p>
          </table:table-cell>
          <table:table-cell office:value-type="float" office:value="192950" calcext:value-type="float">
            <text:p>192950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385.9" calcext:value-type="float">
            <text:p>385.9</text:p>
          </table:table-cell>
          <table:table-cell table:number-columns-repeated="1017"/>
        </table:table-row>
      </table:table>
      <table:table table:name="RoadsSimplificado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1319762915419" calcext:value-type="float">
            <text:p>0.31319762915419</text:p>
          </table:table-cell>
          <table:table-cell office:value-type="float" office:value="1410.8544918467" calcext:value-type="float">
            <text:p>1410.85449184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311921285673098" calcext:value-type="float">
            <text:p>0.311921285673098</text:p>
          </table:table-cell>
          <table:table-cell office:value-type="float" office:value="1411.56739020849" calcext:value-type="float">
            <text:p>1411.5673902084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31242232067752" calcext:value-type="float">
            <text:p>0.31242232067752</text:p>
          </table:table-cell>
          <table:table-cell office:value-type="float" office:value="1411.25473711729" calcext:value-type="float">
            <text:p>1411.2547371172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31242232067752" calcext:value-type="float">
            <text:p>0.31242232067752</text:p>
          </table:table-cell>
          <table:table-cell office:value-type="float" office:value="1411.25473711729" calcext:value-type="float">
            <text:p>1411.254737117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310142827370765" calcext:value-type="float">
            <text:p>0.310142827370765</text:p>
          </table:table-cell>
          <table:table-cell office:value-type="float" office:value="1421.62348246785" calcext:value-type="float">
            <text:p>1421.6234824678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05629193063689" calcext:value-type="float">
            <text:p>0.305629193063689</text:p>
          </table:table-cell>
          <table:table-cell office:value-type="float" office:value="1413.48187757183" calcext:value-type="float">
            <text:p>1413.48187757183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303749231980287" calcext:value-type="float">
            <text:p>0.303749231980287</text:p>
          </table:table-cell>
          <table:table-cell office:value-type="float" office:value="1414.024319863" calcext:value-type="float">
            <text:p>1414.02431986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84533891670617" calcext:value-type="float">
            <text:p>0.284533891670617</text:p>
          </table:table-cell>
          <table:table-cell office:value-type="float" office:value="1386.35055306514" calcext:value-type="float">
            <text:p>1386.3505530651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84526332952878" calcext:value-type="float">
            <text:p>0.284526332952878</text:p>
          </table:table-cell>
          <table:table-cell office:value-type="float" office:value="1386.35576166438" calcext:value-type="float">
            <text:p>1386.355761664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86286434369274" calcext:value-type="float">
            <text:p>0.286286434369274</text:p>
          </table:table-cell>
          <table:table-cell office:value-type="float" office:value="1403.20160329869" calcext:value-type="float">
            <text:p>1403.2016032986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86286434369274" calcext:value-type="float">
            <text:p>0.286286434369274</text:p>
          </table:table-cell>
          <table:table-cell office:value-type="float" office:value="1403.20160329869" calcext:value-type="float">
            <text:p>1403.2016032986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81759842260359" calcext:value-type="float">
            <text:p>0.281759842260359</text:p>
          </table:table-cell>
          <table:table-cell office:value-type="float" office:value="1383.85194585403" calcext:value-type="float">
            <text:p>1383.8519458540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81759842260359" calcext:value-type="float">
            <text:p>0.281759842260359</text:p>
          </table:table-cell>
          <table:table-cell office:value-type="float" office:value="1383.85194585403" calcext:value-type="float">
            <text:p>1383.8519458540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81797635849054" calcext:value-type="float">
            <text:p>0.281797635849054</text:p>
          </table:table-cell>
          <table:table-cell office:value-type="float" office:value="1383.81518993831" calcext:value-type="float">
            <text:p>1383.8151899383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81779278963117" calcext:value-type="float">
            <text:p>0.281779278963117</text:p>
          </table:table-cell>
          <table:table-cell office:value-type="float" office:value="1383.82410312727" calcext:value-type="float">
            <text:p>1383.82410312727</text:p>
          </table:table-cell>
        </table:table-row>
      </table:table>
      <table:table table:name="Crops50x5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office:value-type="string" calcext:value-type="string">
            <text:p>estimativaRG-0.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402" calcext:value-type="float">
            <text:p>402</text:p>
          </table:table-cell>
          <table:table-cell table:number-columns-repeated="17" office:value-type="float" office:value="443" calcext:value-type="float">
            <text:p>4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5" office:value-type="float" office:value="253" calcext:value-type="float">
            <text:p>253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1523" calcext:value-type="float">
            <text:p>1523</text:p>
          </table:table-cell>
          <table:table-cell table:number-columns-repeated="17" office:value-type="float" office:value="1255" calcext:value-type="float">
            <text:p>12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table:number-columns-repeated="4" office:value-type="float" office:value="435" calcext:value-type="float">
            <text:p>435</text:p>
          </table:table-cell>
          <table:table-cell table:number-columns-repeated="13" office:value-type="float" office:value="405" calcext:value-type="float">
            <text:p>40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8" office:value-type="float" office:value="869" calcext:value-type="float">
            <text:p>8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table:number-columns-repeated="18" office:value-type="float" office:value="2275" calcext:value-type="float">
            <text:p>22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8" office:value-type="float" office:value="66" calcext:value-type="float">
            <text:p>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table:number-columns-repeated="16"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9" calcext:value-type="float">
            <text:p>2149</text:p>
          </table:table-cell>
          <table:table-cell office:value-type="float" office:value="2045" calcext:value-type="float">
            <text:p>2045</text:p>
          </table:table-cell>
          <table:table-cell table:number-columns-repeated="17" office:value-type="float" office:value="1775" calcext:value-type="float">
            <text:p>17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357" calcext:value-type="float">
            <text:p>357</text:p>
          </table:table-cell>
          <table:table-cell table:number-columns-repeated="9" office:value-type="float" office:value="344" calcext:value-type="float">
            <text:p>344</text:p>
          </table:table-cell>
          <table:table-cell table:number-columns-repeated="8" office:value-type="float" office:value="357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62" calcext:value-type="float">
            <text:p>2162</text:p>
          </table:table-cell>
          <table:table-cell office:value-type="float" office:value="2071" calcext:value-type="float">
            <text:p>2071</text:p>
          </table:table-cell>
          <table:table-cell table:number-columns-repeated="17" office:value-type="float" office:value="2072" calcext:value-type="float">
            <text:p>20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94" calcext:value-type="float">
            <text:p>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1113" calcext:value-type="float">
            <text:p>1113</text:p>
          </table:table-cell>
          <table:table-cell table:number-columns-repeated="17" office:value-type="float" office:value="1050" calcext:value-type="float">
            <text:p>10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13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table:number-columns-repeated="17" office:value-type="float" office:value="716" calcext:value-type="float">
            <text:p>71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table:number-columns-repeated="18" office:value-type="float" office:value="1163" calcext:value-type="float">
            <text:p>11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table:number-columns-repeated="17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11" calcext:value-type="float">
            <text:p>3411</text:p>
          </table:table-cell>
          <table:table-cell table:number-columns-repeated="18" office:value-type="float" office:value="3303" calcext:value-type="float">
            <text:p>33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18" office:value-type="float" office:value="156" calcext:value-type="float">
            <text:p>1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45" calcext:value-type="float">
            <text:p>145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8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8" office:value-type="float" office:value="613" calcext:value-type="float">
            <text:p>6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table:number-columns-repeated="17" office:value-type="float" office:value="186" calcext:value-type="float">
            <text:p>18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0" calcext:value-type="float">
            <text:p>970</text:p>
          </table:table-cell>
          <table:table-cell table:number-columns-repeated="18" office:value-type="float" office:value="878" calcext:value-type="float">
            <text:p>87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1970" calcext:value-type="float">
            <text:p>1970</text:p>
          </table:table-cell>
          <table:table-cell table:number-columns-repeated="17" office:value-type="float" office:value="1611" calcext:value-type="float">
            <text:p>16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06" calcext:value-type="float">
            <text:p>206</text:p>
          </table:table-cell>
          <table:table-cell table:number-columns-repeated="17" office:value-type="float" office:value="180" calcext:value-type="float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office:value-type="float" office:value="2475" calcext:value-type="float">
            <text:p>2475</text:p>
          </table:table-cell>
          <table:table-cell table:number-columns-repeated="9" office:value-type="float" office:value="2458" calcext:value-type="float">
            <text:p>2458</text:p>
          </table:table-cell>
          <table:table-cell table:number-columns-repeated="8" office:value-type="float" office:value="2459" calcext:value-type="float">
            <text:p>24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8" office:value-type="float" office:value="595" calcext:value-type="float">
            <text:p>5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office:value-type="float" office:value="1068" calcext:value-type="float">
            <text:p>1068</text:p>
          </table:table-cell>
          <table:table-cell table:number-columns-repeated="17" office:value-type="float" office:value="1054" calcext:value-type="float">
            <text:p>10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18" office:value-type="float" office:value="640" calcext:value-type="float">
            <text:p>6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office:value-type="float" office:value="1136" calcext:value-type="float">
            <text:p>1136</text:p>
          </table:table-cell>
          <table:table-cell table:number-columns-repeated="17" office:value-type="float" office:value="1209" calcext:value-type="float">
            <text:p>12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37" calcext:value-type="float">
            <text:p>2237</text:p>
          </table:table-cell>
          <table:table-cell office:value-type="float" office:value="2087" calcext:value-type="float">
            <text:p>2087</text:p>
          </table:table-cell>
          <table:table-cell table:number-columns-repeated="17" office:value-type="float" office:value="1930" calcext:value-type="float">
            <text:p>19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1249" calcext:value-type="float">
            <text:p>1249</text:p>
          </table:table-cell>
          <table:table-cell table:number-columns-repeated="17" office:value-type="float" office:value="1091" calcext:value-type="float">
            <text:p>109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3" calcext:value-type="float">
            <text:p>3033</text:p>
          </table:table-cell>
          <table:table-cell table:number-columns-repeated="18" office:value-type="float" office:value="2799" calcext:value-type="float">
            <text:p>27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6" calcext:value-type="float">
            <text:p>1916</text:p>
          </table:table-cell>
          <table:table-cell office:value-type="float" office:value="2074" calcext:value-type="float">
            <text:p>2074</text:p>
          </table:table-cell>
          <table:table-cell table:number-columns-repeated="17" office:value-type="float" office:value="1622" calcext:value-type="float">
            <text:p>16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7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8" office:value-type="float" office:value="41" calcext:value-type="float">
            <text:p>4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8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8"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1953" calcext:value-type="float">
            <text:p>1953</text:p>
          </table:table-cell>
          <table:table-cell table:number-columns-repeated="17" office:value-type="float" office:value="1348" calcext:value-type="float">
            <text:p>13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33" calcext:value-type="float">
            <text:p>2633</text:p>
          </table:table-cell>
          <table:table-cell table:number-columns-repeated="18" office:value-type="float" office:value="2472" calcext:value-type="float">
            <text:p>24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49" calcext:value-type="float">
            <text:p>2249</text:p>
          </table:table-cell>
          <table:table-cell table:number-columns-repeated="18" office:value-type="float" office:value="2107" calcext:value-type="float">
            <text:p>2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number-columns-repeated="17" office:value-type="float" office:value="88" calcext:value-type="float">
            <text:p>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number-columns-repeated="18" office:value-type="float" office:value="272" calcext:value-type="float">
            <text:p>27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number-columns-repeated="18"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8" office:value-type="float" office:value="439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94" calcext:value-type="float">
            <text:p>694</text:p>
          </table:table-cell>
          <table:table-cell table:number-columns-repeated="9" office:value-type="float" office:value="633" calcext:value-type="float">
            <text:p>633</text:p>
          </table:table-cell>
          <table:table-cell table:number-columns-repeated="8" office:value-type="float" office:value="643" calcext:value-type="float">
            <text:p>6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table:number-columns-repeated="17" office:value-type="float" office:value="252" calcext:value-type="float">
            <text:p>2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8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3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09" calcext:value-type="float">
            <text:p>10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8" office:value-type="float" office:value="438" calcext:value-type="float">
            <text:p>4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302" calcext:value-type="float">
            <text:p>302</text:p>
          </table:table-cell>
          <table:table-cell table:number-columns-repeated="17" office:value-type="float" office:value="309" calcext:value-type="float">
            <text:p>30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table:number-columns-repeated="9" office:value-type="float" office:value="625" calcext:value-type="float">
            <text:p>625</text:p>
          </table:table-cell>
          <table:table-cell table:number-columns-repeated="8" office:value-type="float" office:value="665" calcext:value-type="float">
            <text:p>6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office:value-type="float" office:value="916" calcext:value-type="float">
            <text:p>916</text:p>
          </table:table-cell>
          <table:table-cell table:number-columns-repeated="17" office:value-type="float" office:value="887" calcext:value-type="float">
            <text:p>88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7" office:value-type="float" office:value="200" calcext:value-type="float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18" office:value-type="float" office:value="681" calcext:value-type="float">
            <text:p>6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1685" calcext:value-type="float">
            <text:p>1685</text:p>
          </table:table-cell>
          <table:table-cell table:number-columns-repeated="17" office:value-type="float" office:value="1392" calcext:value-type="float">
            <text:p>13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number-columns-repeated="17" office:value-type="float" office:value="261" calcext:value-type="float">
            <text:p>2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table:number-columns-repeated="18" office:value-type="float" office:value="2253" calcext:value-type="float">
            <text:p>22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688" calcext:value-type="float">
            <text:p>688</text:p>
          </table:table-cell>
          <table:table-cell table:number-columns-repeated="17" office:value-type="float" office:value="687" calcext:value-type="float">
            <text:p>6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25" calcext:value-type="float">
            <text:p>1725</text:p>
          </table:table-cell>
          <table:table-cell office:value-type="float" office:value="1587" calcext:value-type="float">
            <text:p>1587</text:p>
          </table:table-cell>
          <table:table-cell table:number-columns-repeated="17" office:value-type="float" office:value="1424" calcext:value-type="float">
            <text:p>14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43" calcext:value-type="float">
            <text:p>1343</text:p>
          </table:table-cell>
          <table:table-cell office:value-type="float" office:value="1380" calcext:value-type="float">
            <text:p>1380</text:p>
          </table:table-cell>
          <table:table-cell table:number-columns-repeated="17" office:value-type="float" office:value="1027" calcext:value-type="float">
            <text:p>10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8"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083" calcext:value-type="float">
            <text:p>1083</text:p>
          </table:table-cell>
          <table:table-cell table:number-columns-repeated="17" office:value-type="float" office:value="1084" calcext:value-type="float">
            <text:p>10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8" office:value-type="float" office:value="436" calcext:value-type="float">
            <text:p>4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table:number-columns-repeated="9" office:value-type="float" office:value="95" calcext:value-type="float">
            <text:p>95</text:p>
          </table:table-cell>
          <table:table-cell table:number-columns-repeated="8" office:value-type="float" office:value="109" calcext:value-type="float">
            <text:p>1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8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17" office:value-type="float" office:value="131" calcext:value-type="float">
            <text:p>13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17" calcext:value-type="float">
            <text:p>117</text:p>
          </table:table-cell>
          <table:table-cell table:number-columns-repeated="8"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8" office:value-type="float" office:value="629" calcext:value-type="float">
            <text:p>6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float" office:value="1593" calcext:value-type="float">
            <text:p>1593</text:p>
          </table:table-cell>
          <table:table-cell table:number-columns-repeated="17" office:value-type="float" office:value="1360" calcext:value-type="float">
            <text:p>13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8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8"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8" calcext:value-type="float">
            <text:p>818</text:p>
          </table:table-cell>
          <table:table-cell table:number-columns-repeated="18" office:value-type="float" office:value="770" calcext:value-type="float">
            <text:p>7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17" office:value-type="float" office:value="232" calcext:value-type="float">
            <text:p>2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18" office:value-type="float" office:value="883" calcext:value-type="float">
            <text:p>8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float" office:value="1811" calcext:value-type="float">
            <text:p>1811</text:p>
          </table:table-cell>
          <table:table-cell table:number-columns-repeated="17" office:value-type="float" office:value="1776" calcext:value-type="float">
            <text:p>17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table:number-columns-repeated="17"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17" calcext:value-type="float">
            <text:p>517</text:p>
          </table:table-cell>
          <table:table-cell table:number-columns-repeated="17" office:value-type="float" office:value="635" calcext:value-type="float">
            <text:p>6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47" calcext:value-type="float">
            <text:p>247</text:p>
          </table:table-cell>
          <table:table-cell table:number-columns-repeated="17" office:value-type="float" office:value="243" calcext:value-type="float">
            <text:p>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float" office:value="546" calcext:value-type="float">
            <text:p>546</text:p>
          </table:table-cell>
          <table:table-cell table:number-columns-repeated="17" office:value-type="float" office:value="377" calcext:value-type="float">
            <text:p>37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table:number-columns-repeated="18" office:value-type="float" office:value="794" calcext:value-type="float">
            <text:p>7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92" calcext:value-type="float">
            <text:p>9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75" calcext:value-type="float">
            <text:p>2075</text:p>
          </table:table-cell>
          <table:table-cell table:number-columns-repeated="18" office:value-type="float" office:value="2060" calcext:value-type="float">
            <text:p>20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306" calcext:value-type="float">
            <text:p>306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197" calcext:value-type="float">
            <text:p>197</text:p>
          </table:table-cell>
          <table:table-cell table:number-columns-repeated="4" office:value-type="float" office:value="189" calcext:value-type="float">
            <text:p>189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float" office:value="197" calcext:value-type="float">
            <text:p>1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8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8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8"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number-columns-repeated="17" office:value-type="float" office:value="133" calcext:value-type="float">
            <text:p>1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33" calcext:value-type="float">
            <text:p>2133</text:p>
          </table:table-cell>
          <table:table-cell table:number-columns-repeated="18" office:value-type="float" office:value="2266" calcext:value-type="float">
            <text:p>22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float" office:value="1680" calcext:value-type="float">
            <text:p>1680</text:p>
          </table:table-cell>
          <table:table-cell table:number-columns-repeated="9" office:value-type="float" office:value="1627" calcext:value-type="float">
            <text:p>1627</text:p>
          </table:table-cell>
          <table:table-cell table:number-columns-repeated="8" office:value-type="float" office:value="1631" calcext:value-type="float">
            <text:p>16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  <table:table-cell table:number-columns-repeated="4" office:value-type="float" office:value="350" calcext:value-type="float">
            <text:p>350</text:p>
          </table:table-cell>
          <table:table-cell table:number-columns-repeated="13" office:value-type="float" office:value="362" calcext:value-type="float">
            <text:p>3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812" calcext:value-type="float">
            <text:p>1812</text:p>
          </table:table-cell>
          <table:table-cell table:number-columns-repeated="17" office:value-type="float" office:value="1948" calcext:value-type="float">
            <text:p>19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9" calcext:value-type="float">
            <text:p>889</text:p>
          </table:table-cell>
          <table:table-cell table:number-columns-repeated="18" office:value-type="float" office:value="844" calcext:value-type="float">
            <text:p>8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91" calcext:value-type="float">
            <text:p>91</text:p>
          </table:table-cell>
          <table:table-cell table:number-columns-repeated="8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14" calcext:value-type="float">
            <text:p>914</text:p>
          </table:table-cell>
          <table:table-cell table:number-columns-repeated="18" office:value-type="float" office:value="1032" calcext:value-type="float">
            <text:p>10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number-columns-repeated="18" office:value-type="float" office:value="206" calcext:value-type="float">
            <text:p>20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table:number-columns-repeated="18" office:value-type="float" office:value="1205" calcext:value-type="float">
            <text:p>1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18" office:value-type="float" office:value="1101" calcext:value-type="float">
            <text:p>110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61" calcext:value-type="float">
            <text:p>1761</text:p>
          </table:table-cell>
          <table:table-cell table:number-columns-repeated="18" office:value-type="float" office:value="1842" calcext:value-type="float">
            <text:p>18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table:number-columns-repeated="17" office:value-type="float" office:value="368" calcext:value-type="float">
            <text:p>3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8" office:value-type="float" office:value="738" calcext:value-type="float">
            <text:p>738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6" calcext:value-type="float">
            <text:p>1656</text:p>
          </table:table-cell>
          <table:table-cell office:value-type="float" office:value="1614" calcext:value-type="float">
            <text:p>1614</text:p>
          </table:table-cell>
          <table:table-cell table:number-columns-repeated="17" office:value-type="float" office:value="1954" calcext:value-type="float">
            <text:p>195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409" calcext:value-type="float">
            <text:p>409</text:p>
          </table:table-cell>
          <table:table-cell table:number-columns-repeated="13" office:value-type="float" office:value="408" calcext:value-type="float">
            <text:p>40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0" calcext:value-type="float">
            <text:p>1610</text:p>
          </table:table-cell>
          <table:table-cell office:value-type="float" office:value="1624" calcext:value-type="float">
            <text:p>1624</text:p>
          </table:table-cell>
          <table:table-cell table:number-columns-repeated="4" office:value-type="float" office:value="1562" calcext:value-type="float">
            <text:p>1562</text:p>
          </table:table-cell>
          <table:table-cell table:number-columns-repeated="12" office:value-type="float" office:value="1587" calcext:value-type="float">
            <text:p>1587</text:p>
          </table:table-cell>
          <table:table-cell office:value-type="float" office:value="1624" calcext:value-type="float">
            <text:p>16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1879" calcext:value-type="float">
            <text:p>1879</text:p>
          </table:table-cell>
          <table:table-cell table:number-columns-repeated="9" office:value-type="float" office:value="1795" calcext:value-type="float">
            <text:p>1795</text:p>
          </table:table-cell>
          <table:table-cell table:number-columns-repeated="8" office:value-type="float" office:value="1800" calcext:value-type="float">
            <text:p>18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20" calcext:value-type="float">
            <text:p>3420</text:p>
          </table:table-cell>
          <table:table-cell table:number-columns-repeated="18" office:value-type="float" office:value="3316" calcext:value-type="float">
            <text:p>3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32" calcext:value-type="float">
            <text:p>232</text:p>
          </table:table-cell>
          <table:table-cell table:number-columns-repeated="17" office:value-type="float" office:value="231" calcext:value-type="float">
            <text:p>2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86" calcext:value-type="float">
            <text:p>2486</text:p>
          </table:table-cell>
          <table:table-cell table:number-columns-repeated="18" office:value-type="float" office:value="2381" calcext:value-type="float">
            <text:p>238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8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8" office:value-type="float" office:value="172" calcext:value-type="float">
            <text:p>1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float" office:value="709" calcext:value-type="float">
            <text:p>709</text:p>
          </table:table-cell>
          <table:table-cell table:number-columns-repeated="17" office:value-type="float" office:value="1243" calcext:value-type="float">
            <text:p>1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table:number-columns-repeated="9" office:value-type="float" office:value="152" calcext:value-type="float">
            <text:p>152</text:p>
          </table:table-cell>
          <table:table-cell table:number-columns-repeated="8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18" office:value-type="float" office:value="499" calcext:value-type="float">
            <text:p>4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13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348" calcext:value-type="float">
            <text:p>348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float" office:value="350" calcext:value-type="float">
            <text:p>35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table:number-columns-repeated="17" office:value-type="float" office:value="1056" calcext:value-type="float">
            <text:p>10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66" calcext:value-type="float">
            <text:p>266</text:p>
          </table:table-cell>
          <table:table-cell table:number-columns-repeated="17" office:value-type="float" office:value="376" calcext:value-type="float">
            <text:p>376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8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8" office:value-type="float" office:value="235" calcext:value-type="float">
            <text:p>2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table:number-columns-repeated="17" office:value-type="float" office:value="441" calcext:value-type="float">
            <text:p>4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8"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float" office:value="457" calcext:value-type="float">
            <text:p>457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float" office:value="361" calcext:value-type="float">
            <text:p>3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30" calcext:value-type="float">
            <text:p>230</text:p>
          </table:table-cell>
          <table:table-cell table:number-columns-repeated="16"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378" calcext:value-type="float">
            <text:p>378</text:p>
          </table:table-cell>
          <table:table-cell table:number-columns-repeated="17" office:value-type="float" office:value="430" calcext:value-type="float">
            <text:p>4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74" calcext:value-type="float">
            <text:p>874</text:p>
          </table:table-cell>
          <table:table-cell table:number-columns-repeated="18" office:value-type="float" office:value="939" calcext:value-type="float">
            <text:p>9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table:number-columns-repeated="18" office:value-type="float" office:value="1818" calcext:value-type="float">
            <text:p>18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8" office:value-type="float" office:value="188" calcext:value-type="float">
            <text:p>18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number-columns-repeated="4" office:value-type="float" office:value="347" calcext:value-type="float">
            <text:p>347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8" office:value-type="float" office:value="243" calcext:value-type="float">
            <text:p>2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8" office:value-type="float" office:value="259" calcext:value-type="float">
            <text:p>2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number-columns-repeated="18" office:value-type="float" office:value="646" calcext:value-type="float">
            <text:p>6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1685" calcext:value-type="float">
            <text:p>1685</text:p>
          </table:table-cell>
          <table:table-cell table:number-columns-repeated="9" office:value-type="float" office:value="1671" calcext:value-type="float">
            <text:p>1671</text:p>
          </table:table-cell>
          <table:table-cell table:number-columns-repeated="8" office:value-type="float" office:value="1685" calcext:value-type="float">
            <text:p>168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8" office:value-type="float" office:value="91" calcext:value-type="float">
            <text:p>91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45" calcext:value-type="float">
            <text:p>145</text:p>
          </table:table-cell>
          <table:table-cell table:number-columns-repeated="5" office:value-type="float" office:value="150" calcext:value-type="float">
            <text:p>150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8" office:value-type="float" office:value="818" calcext:value-type="float">
            <text:p>8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8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float" office:value="618" calcext:value-type="float">
            <text:p>618</text:p>
          </table:table-cell>
          <table:table-cell table:number-columns-repeated="17" office:value-type="float" office:value="848" calcext:value-type="float">
            <text:p>84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table:number-columns-repeated="9" office:value-type="float" office:value="152" calcext:value-type="float">
            <text:p>152</text:p>
          </table:table-cell>
          <table:table-cell table:number-columns-repeated="8" office:value-type="float" office:value="155" calcext:value-type="float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13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table:number-columns-repeated="17" office:value-type="float" office:value="173" calcext:value-type="float">
            <text:p>1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8"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257" calcext:value-type="float">
            <text:p>257</text:p>
          </table:table-cell>
          <table:table-cell table:number-columns-repeated="4" office:value-type="float" office:value="242" calcext:value-type="float">
            <text:p>242</text:p>
          </table:table-cell>
          <table:table-cell table:number-columns-repeated="13" office:value-type="float" office:value="257" calcext:value-type="float">
            <text:p>2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table:number-columns-repeated="17" office:value-type="float" office:value="159" calcext:value-type="float">
            <text:p>15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501" calcext:value-type="float">
            <text:p>501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float" office:value="506" calcext:value-type="float">
            <text:p>5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595" calcext:value-type="float">
            <text:p>1595</text:p>
          </table:table-cell>
          <table:table-cell table:number-columns-repeated="4" office:value-type="float" office:value="1517" calcext:value-type="float">
            <text:p>1517</text:p>
          </table:table-cell>
          <table:table-cell table:number-columns-repeated="12" office:value-type="float" office:value="1576" calcext:value-type="float">
            <text:p>1576</text:p>
          </table:table-cell>
          <table:table-cell office:value-type="float" office:value="1595" calcext:value-type="float">
            <text:p>159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18" office:value-type="float" office:value="712" calcext:value-type="float">
            <text:p>71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35" calcext:value-type="float">
            <text:p>1135</text:p>
          </table:table-cell>
          <table:table-cell office:value-type="float" office:value="1107" calcext:value-type="float">
            <text:p>1107</text:p>
          </table:table-cell>
          <table:table-cell table:number-columns-repeated="17" office:value-type="float" office:value="1069" calcext:value-type="float">
            <text:p>10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8"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36" calcext:value-type="float">
            <text:p>3036</text:p>
          </table:table-cell>
          <table:table-cell table:number-columns-repeated="18" office:value-type="float" office:value="2862" calcext:value-type="float">
            <text:p>28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17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8" office:value-type="float" office:value="166" calcext:value-type="float">
            <text:p>16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8" office:value-type="float" office:value="298" calcext:value-type="float">
            <text:p>29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17" office:value-type="float" office:value="182" calcext:value-type="float">
            <text:p>1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8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table:number-columns-repeated="9" office:value-type="float" office:value="247" calcext:value-type="float">
            <text:p>247</text:p>
          </table:table-cell>
          <table:table-cell table:number-columns-repeated="8" office:value-type="float" office:value="413" calcext:value-type="float">
            <text:p>41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8" office:value-type="float" office:value="214" calcext:value-type="float">
            <text:p>2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55" calcext:value-type="float">
            <text:p>2055</text:p>
          </table:table-cell>
          <table:table-cell office:value-type="float" office:value="1946" calcext:value-type="float">
            <text:p>1946</text:p>
          </table:table-cell>
          <table:table-cell table:number-columns-repeated="17" office:value-type="float" office:value="1594" calcext:value-type="float">
            <text:p>159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59" calcext:value-type="float">
            <text:p>859</text:p>
          </table:table-cell>
          <table:table-cell table:number-columns-repeated="17" office:value-type="float" office:value="832" calcext:value-type="float">
            <text:p>83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8" calcext:value-type="float">
            <text:p>38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17"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table:number-columns-repeated="17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01" calcext:value-type="float">
            <text:p>1301</text:p>
          </table:table-cell>
          <table:table-cell office:value-type="float" office:value="1070" calcext:value-type="float">
            <text:p>1070</text:p>
          </table:table-cell>
          <table:table-cell table:number-columns-repeated="17" office:value-type="float" office:value="1054" calcext:value-type="float">
            <text:p>105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8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8" office:value-type="float" office:value="372" calcext:value-type="float">
            <text:p>3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73" calcext:value-type="float">
            <text:p>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17" office:value-type="float" office:value="56" calcext:value-type="float">
            <text:p>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14" calcext:value-type="float">
            <text:p>114</text:p>
          </table:table-cell>
          <table:table-cell table:number-columns-repeated="8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90" calcext:value-type="float">
            <text:p>1090</text:p>
          </table:table-cell>
          <table:table-cell office:value-type="float" office:value="1034" calcext:value-type="float">
            <text:p>1034</text:p>
          </table:table-cell>
          <table:table-cell table:number-columns-repeated="17" office:value-type="float" office:value="930" calcext:value-type="float">
            <text:p>93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556" calcext:value-type="float">
            <text:p>556</text:p>
          </table:table-cell>
          <table:table-cell table:number-columns-repeated="17" office:value-type="float" office:value="500" calcext:value-type="float">
            <text:p>50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table:number-columns-repeated="18" office:value-type="float" office:value="1888" calcext:value-type="float">
            <text:p>18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table:number-columns-repeated="18" office:value-type="float" office:value="1169" calcext:value-type="float">
            <text:p>116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22" calcext:value-type="float">
            <text:p>2222</text:p>
          </table:table-cell>
          <table:table-cell table:number-columns-repeated="18" office:value-type="float" office:value="2246" calcext:value-type="float">
            <text:p>224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9" office:value-type="float" office:value="85" calcext:value-type="float">
            <text:p>85</text:p>
          </table:table-cell>
          <table:table-cell table:number-columns-repeated="8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472" calcext:value-type="float">
            <text:p>472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8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89" calcext:value-type="float">
            <text:p>2789</text:p>
          </table:table-cell>
          <table:table-cell office:value-type="float" office:value="2503" calcext:value-type="float">
            <text:p>2503</text:p>
          </table:table-cell>
          <table:table-cell table:number-columns-repeated="4" office:value-type="float" office:value="2374" calcext:value-type="float">
            <text:p>2374</text:p>
          </table:table-cell>
          <table:table-cell table:number-columns-repeated="13" office:value-type="float" office:value="2503" calcext:value-type="float">
            <text:p>250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8" office:value-type="float" office:value="90" calcext:value-type="float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1404" calcext:value-type="float">
            <text:p>1404</text:p>
          </table:table-cell>
          <table:table-cell table:number-columns-repeated="17" office:value-type="float" office:value="1222" calcext:value-type="float">
            <text:p>12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office:value-type="float" office:value="1734" calcext:value-type="float">
            <text:p>1734</text:p>
          </table:table-cell>
          <table:table-cell table:number-columns-repeated="17" office:value-type="float" office:value="1316" calcext:value-type="float">
            <text:p>1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8"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8" office:value-type="float" office:value="427" calcext:value-type="float">
            <text:p>42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46" calcext:value-type="float">
            <text:p>2346</text:p>
          </table:table-cell>
          <table:table-cell table:number-columns-repeated="18" office:value-type="float" office:value="2270" calcext:value-type="float">
            <text:p>22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8" office:value-type="float" office:value="204" calcext:value-type="float">
            <text:p>20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436" calcext:value-type="float">
            <text:p>436</text:p>
          </table:table-cell>
          <table:table-cell table:number-columns-repeated="17" office:value-type="float" office:value="486" calcext:value-type="float">
            <text:p>4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8" office:value-type="float" office:value="233" calcext:value-type="float">
            <text:p>2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18" office:value-type="float" office:value="291" calcext:value-type="float">
            <text:p>2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941" calcext:value-type="float">
            <text:p>941</text:p>
          </table:table-cell>
          <table:table-cell table:number-columns-repeated="4" office:value-type="float" office:value="1021" calcext:value-type="float">
            <text:p>1021</text:p>
          </table:table-cell>
          <table:table-cell table:number-columns-repeated="12" office:value-type="float" office:value="1026" calcext:value-type="float">
            <text:p>1026</text:p>
          </table:table-cell>
          <table:table-cell office:value-type="float" office:value="941" calcext:value-type="float">
            <text:p>941</text:p>
          </table:table-cell>
          <table:table-cell table:number-columns-repeated="1004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table:number-columns-repeated="9" office:value-type="float" office:value="185" calcext:value-type="float">
            <text:p>185</text:p>
          </table:table-cell>
          <table:table-cell table:number-columns-repeated="8" office:value-type="float" office:value="176" calcext:value-type="float">
            <text:p>1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8" office:value-type="float" office:value="371" calcext:value-type="float">
            <text:p>37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40" calcext:value-type="float">
            <text:p>2340</text:p>
          </table:table-cell>
          <table:table-cell office:value-type="float" office:value="2223" calcext:value-type="float">
            <text:p>2223</text:p>
          </table:table-cell>
          <table:table-cell table:number-columns-repeated="17" office:value-type="float" office:value="1972" calcext:value-type="float">
            <text:p>197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8" office:value-type="float" office:value="252" calcext:value-type="float">
            <text:p>25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29" calcext:value-type="float">
            <text:p>1429</text:p>
          </table:table-cell>
          <table:table-cell office:value-type="float" office:value="1312" calcext:value-type="float">
            <text:p>1312</text:p>
          </table:table-cell>
          <table:table-cell table:number-columns-repeated="17" office:value-type="float" office:value="1304" calcext:value-type="float">
            <text:p>130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47" calcext:value-type="float">
            <text:p>1247</text:p>
          </table:table-cell>
          <table:table-cell table:number-columns-repeated="18" office:value-type="float" office:value="1168" calcext:value-type="float">
            <text:p>11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40" calcext:value-type="float">
            <text:p>140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654" calcext:value-type="float">
            <text:p>654</text:p>
          </table:table-cell>
          <table:table-cell table:number-columns-repeated="17" office:value-type="float" office:value="633" calcext:value-type="float">
            <text:p>63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504" calcext:value-type="float">
            <text:p>504</text:p>
          </table:table-cell>
          <table:table-cell table:number-columns-repeated="17"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8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number-columns-repeated="18" office:value-type="float" office:value="647" calcext:value-type="float">
            <text:p>6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office:value-type="float" office:value="1832" calcext:value-type="float">
            <text:p>1832</text:p>
          </table:table-cell>
          <table:table-cell table:number-columns-repeated="17" office:value-type="float" office:value="1819" calcext:value-type="float">
            <text:p>18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8"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490" calcext:value-type="float">
            <text:p>1490</text:p>
          </table:table-cell>
          <table:table-cell table:number-columns-repeated="4" office:value-type="float" office:value="1527" calcext:value-type="float">
            <text:p>1527</text:p>
          </table:table-cell>
          <table:table-cell table:number-columns-repeated="12" office:value-type="float" office:value="1450" calcext:value-type="float">
            <text:p>1450</text:p>
          </table:table-cell>
          <table:table-cell office:value-type="float" office:value="1449" calcext:value-type="float">
            <text:p>144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office:value-type="float" office:value="775" calcext:value-type="float">
            <text:p>775</text:p>
          </table:table-cell>
          <table:table-cell table:number-columns-repeated="17" office:value-type="float" office:value="784" calcext:value-type="float">
            <text:p>7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52" calcext:value-type="float">
            <text:p>1152</text:p>
          </table:table-cell>
          <table:table-cell office:value-type="float" office:value="1116" calcext:value-type="float">
            <text:p>1116</text:p>
          </table:table-cell>
          <table:table-cell table:number-columns-repeated="17" office:value-type="float" office:value="919" calcext:value-type="float">
            <text:p>9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68" calcext:value-type="float">
            <text:p>1468</text:p>
          </table:table-cell>
          <table:table-cell office:value-type="float" office:value="1353" calcext:value-type="float">
            <text:p>1353</text:p>
          </table:table-cell>
          <table:table-cell table:number-columns-repeated="17" office:value-type="float" office:value="1203" calcext:value-type="float">
            <text:p>12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18" office:value-type="float" office:value="102" calcext:value-type="float">
            <text:p>1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8" office:value-type="float" office:value="234" calcext:value-type="float">
            <text:p>2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8" office:value-type="float" office:value="226" calcext:value-type="float">
            <text:p>2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18"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95" calcext:value-type="float">
            <text:p>195</text:p>
          </table:table-cell>
          <table:table-cell table:number-columns-repeated="17" office:value-type="float" office:value="496" calcext:value-type="float">
            <text:p>49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18" office:value-type="float" office:value="947" calcext:value-type="float">
            <text:p>9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268" calcext:value-type="float">
            <text:p>1268</text:p>
          </table:table-cell>
          <table:table-cell table:number-columns-repeated="17" office:value-type="float" office:value="1257" calcext:value-type="float">
            <text:p>1257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8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7" calcext:value-type="float">
            <text:p>107</text:p>
          </table:table-cell>
          <table:table-cell table:number-columns-repeated="17" office:value-type="float" office:value="333" calcext:value-type="float">
            <text:p>33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73" calcext:value-type="float">
            <text:p>73</text:p>
          </table:table-cell>
          <table:table-cell table:number-columns-repeated="17" office:value-type="float" office:value="82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number-columns-repeated="18" office:value-type="float" office:value="114" calcext:value-type="float">
            <text:p>1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56" calcext:value-type="float">
            <text:p>256</text:p>
          </table:table-cell>
          <table:table-cell table:number-columns-repeated="17" office:value-type="float" office:value="248" calcext:value-type="float">
            <text:p>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54" calcext:value-type="float">
            <text:p>5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90" calcext:value-type="float">
            <text:p>2090</text:p>
          </table:table-cell>
          <table:table-cell office:value-type="float" office:value="1967" calcext:value-type="float">
            <text:p>1967</text:p>
          </table:table-cell>
          <table:table-cell table:number-columns-repeated="17" office:value-type="float" office:value="1689" calcext:value-type="float">
            <text:p>1689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58" calcext:value-type="float">
            <text:p>58</text:p>
          </table:table-cell>
          <table:table-cell table:number-columns-repeated="8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70" calcext:value-type="float">
            <text:p>70</text:p>
          </table:table-cell>
          <table:table-cell table:number-columns-repeated="8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number-columns-repeated="17" office:value-type="float" office:value="183" calcext:value-type="float">
            <text:p>1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8" office:value-type="float" office:value="428" calcext:value-type="float">
            <text:p>42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71" calcext:value-type="float">
            <text:p>2571</text:p>
          </table:table-cell>
          <table:table-cell office:value-type="float" office:value="2376" calcext:value-type="float">
            <text:p>2376</text:p>
          </table:table-cell>
          <table:table-cell table:number-columns-repeated="17" office:value-type="float" office:value="2368" calcext:value-type="float">
            <text:p>236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62" calcext:value-type="float">
            <text:p>62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8" office:value-type="float" office:value="144" calcext:value-type="float">
            <text:p>1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18" office:value-type="float" office:value="858" calcext:value-type="float">
            <text:p>8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number-columns-repeated="17" office:value-type="float" office:value="154" calcext:value-type="float">
            <text:p>1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34" calcext:value-type="float">
            <text:p>834</text:p>
          </table:table-cell>
          <table:table-cell table:number-columns-repeated="18" office:value-type="float" office:value="1017" calcext:value-type="float">
            <text:p>10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243" calcext:value-type="float">
            <text:p>1243</text:p>
          </table:table-cell>
          <table:table-cell table:number-columns-repeated="17" office:value-type="float" office:value="1476" calcext:value-type="float">
            <text:p>1476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number-columns-repeated="18" office:value-type="float" office:value="593" calcext:value-type="float">
            <text:p>593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table:number-columns-repeated="17" office:value-type="float" office:value="1002" calcext:value-type="float">
            <text:p>10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table:number-columns-repeated="18" office:value-type="float" office:value="2962" calcext:value-type="float">
            <text:p>29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table:number-columns-repeated="17" office:value-type="float" office:value="83" calcext:value-type="float">
            <text:p>83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82" calcext:value-type="float">
            <text:p>182</text:p>
          </table:table-cell>
          <table:table-cell table:number-columns-repeated="5" office:value-type="float" office:value="186" calcext:value-type="float">
            <text:p>186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74624" calcext:value-type="float">
            <text:p>17462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3714" calcext:value-type="float">
            <text:p>13714</text:p>
          </table:table-cell>
          <table:table-cell table:style-name="ce3" table:number-matrix-columns-spanned="1" table:number-matrix-rows-spanned="1" table:formula="of:=SUM(ABS([.D2:.D501] - [.B2:.B501]))" office:value-type="float" office:value="25291" calcext:value-type="float">
            <text:p>25291</text:p>
          </table:table-cell>
          <table:table-cell table:style-name="ce3" table:number-matrix-columns-spanned="1" table:number-matrix-rows-spanned="1" table:formula="of:=SUM(ABS([.E2:.E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F2:.F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G2:.G501] - [.B2:.B501]))" office:value-type="float" office:value="25291" calcext:value-type="float">
            <text:p>25291</text:p>
          </table:table-cell>
          <table:table-cell table:style-name="ce1" table:number-matrix-columns-spanned="1" table:number-matrix-rows-spanned="1" table:formula="of:=SUM(ABS([.H2:.H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I2:.I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J2:.J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K2:.K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L2:.L501] - [.B2:.B501]))" office:value-type="float" office:value="24860" calcext:value-type="float">
            <text:p>24860</text:p>
          </table:table-cell>
          <table:table-cell table:style-name="ce1" table:number-matrix-columns-spanned="1" table:number-matrix-rows-spanned="1" table:formula="of:=SUM(ABS([.M2:.M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N2:.N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O2:.O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P2:.P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Q2:.Q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R2:.R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S2:.S501] - [.B2:.B501]))" office:value-type="float" office:value="24046" calcext:value-type="float">
            <text:p>24046</text:p>
          </table:table-cell>
          <table:table-cell table:style-name="ce1" table:number-matrix-columns-spanned="1" table:number-matrix-rows-spanned="1" table:formula="of:=SUM(ABS([.T2:.T501] - [.B2:.B501]))" office:value-type="float" office:value="23946" calcext:value-type="float">
            <text:p>23946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78534451163643" calcext:value-type="float">
            <text:p>0.078534</text:p>
          </table:table-cell>
          <table:table-cell table:style-name="ce4" table:formula="of:=[.D503] / [.B502]" office:value-type="float" office:value="0.144831180135606" calcext:value-type="float">
            <text:p>0.144831</text:p>
          </table:table-cell>
          <table:table-cell table:style-name="ce4" table:formula="of:=[.E503] / [.B502]" office:value-type="float" office:value="0.144831180135606" calcext:value-type="float">
            <text:p>0.144831</text:p>
          </table:table-cell>
          <table:table-cell table:style-name="ce4" table:formula="of:=[.F503] / [.B502]" office:value-type="float" office:value="0.144831180135606" calcext:value-type="float">
            <text:p>0.144831</text:p>
          </table:table-cell>
          <table:table-cell table:style-name="ce4" table:formula="of:=[.G503] / [.B502]" office:value-type="float" office:value="0.144831180135606" calcext:value-type="float">
            <text:p>0.144831</text:p>
          </table:table-cell>
          <table:table-cell table:style-name="ce4" table:formula="of:=[.H503] / [.B502]" office:value-type="float" office:value="0.142363019974345" calcext:value-type="float">
            <text:p>0.142363</text:p>
          </table:table-cell>
          <table:table-cell table:style-name="ce4" table:formula="of:=[.I503] / [.B502]" office:value-type="float" office:value="0.142363019974345" calcext:value-type="float">
            <text:p>0.142363</text:p>
          </table:table-cell>
          <table:table-cell table:style-name="ce4" table:formula="of:=[.J503] / [.B502]" office:value-type="float" office:value="0.142363019974345" calcext:value-type="float">
            <text:p>0.142363</text:p>
          </table:table-cell>
          <table:table-cell table:style-name="ce4" table:formula="of:=[.K503] / [.B502]" office:value-type="float" office:value="0.142363019974345" calcext:value-type="float">
            <text:p>0.142363</text:p>
          </table:table-cell>
          <table:table-cell table:style-name="ce4" table:formula="of:=[.L503] / [.B502]" office:value-type="float" office:value="0.142363019974345" calcext:value-type="float">
            <text:p>0.142363</text:p>
          </table:table-cell>
          <table:table-cell table:style-name="ce4" table:formula="of:=[.M503] / [.B502]" office:value-type="float" office:value="0.137701575957486" calcext:value-type="float">
            <text:p>0.137702</text:p>
          </table:table-cell>
          <table:table-cell table:style-name="ce4" table:formula="of:=[.N503] / [.B502]" office:value-type="float" office:value="0.137701575957486" calcext:value-type="float">
            <text:p>0.137702</text:p>
          </table:table-cell>
          <table:table-cell table:style-name="ce4" table:formula="of:=[.O503] / [.B502]" office:value-type="float" office:value="0.137701575957486" calcext:value-type="float">
            <text:p>0.137702</text:p>
          </table:table-cell>
          <table:table-cell table:style-name="ce4" table:formula="of:=[.P503] / [.B502]" office:value-type="float" office:value="0.137701575957486" calcext:value-type="float">
            <text:p>0.137702</text:p>
          </table:table-cell>
          <table:table-cell table:style-name="ce4" table:formula="of:=[.Q503] / [.B502]" office:value-type="float" office:value="0.137701575957486" calcext:value-type="float">
            <text:p>0.137702</text:p>
          </table:table-cell>
          <table:table-cell table:style-name="ce4" table:formula="of:=[.R503] / [.B502]" office:value-type="float" office:value="0.137701575957486" calcext:value-type="float">
            <text:p>0.137702</text:p>
          </table:table-cell>
          <table:table-cell table:style-name="ce4" table:formula="of:=[.S503] / [.B502]" office:value-type="float" office:value="0.137701575957486" calcext:value-type="float">
            <text:p>0.137702</text:p>
          </table:table-cell>
          <table:table-cell table:style-name="ce4" table:formula="of:=[.T503] / [.B502]" office:value-type="float" office:value="0.137128916987356" calcext:value-type="float">
            <text:p>0.137129</text:p>
          </table:table-cell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47.0699566177834" calcext:value-type="float">
            <text:p>47.069957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99.247384227495" calcext:value-type="float">
            <text:p>99.247384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98.2763735594675" calcext:value-type="float">
            <text:p>98.276374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97.439599424464" calcext:value-type="float">
            <text:p>97.439599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97.398112589516" calcext:value-type="float">
            <text:p>97.398113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78534" calcext:value-type="float">
            <text:p>0.078534</text:p>
          </table:table-cell>
          <table:table-cell office:value-type="float" office:value="47.069957" calcext:value-type="float">
            <text:p>47.069957</text:p>
          </table:table-cell>
          <table:table-cell office:value-type="float" office:value="13714" calcext:value-type="float">
            <text:p>1371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27.428" calcext:value-type="float">
            <text:p>27.428</text:p>
          </table:table-cell>
          <table:table-cell table:number-columns-repeated="1017"/>
        </table:table-row>
      </table:table>
      <table:table table:name="CropsSimplificado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44831180135606" calcext:value-type="float">
            <text:p>0.144831180135606</text:p>
          </table:table-cell>
          <table:table-cell office:value-type="float" office:value="99.247384227495" calcext:value-type="float">
            <text:p>99.247384227495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142363019974345" calcext:value-type="float">
            <text:p>0.142363019974345</text:p>
          </table:table-cell>
          <table:table-cell office:value-type="float" office:value="98.2763735594675" calcext:value-type="float">
            <text:p>98.276373559467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37701575957486" calcext:value-type="float">
            <text:p>0.137701575957486</text:p>
          </table:table-cell>
          <table:table-cell office:value-type="float" office:value="97.439599424464" calcext:value-type="float">
            <text:p>97.43959942446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137128916987356" calcext:value-type="float">
            <text:p>0.137128916987356</text:p>
          </table:table-cell>
          <table:table-cell office:value-type="float" office:value="97.398112589516" calcext:value-type="float">
            <text:p>97.398112589516</text:p>
          </table:table-cell>
        </table:table-row>
      </table:table>
      <table:table table:name="RailRoads100x100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19" calcext:value-type="float">
            <text:p>219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17" office:value-type="float" office:value="414" calcext:value-type="float">
            <text:p>4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7" office:value-type="float" office:value="288" calcext:value-type="float">
            <text:p>288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17" office:value-type="float" office:value="457" calcext:value-type="float">
            <text:p>4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17" office:value-type="float" office:value="1401" calcext:value-type="float">
            <text:p>140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table:number-columns-repeated="15" office:value-type="float" office:value="964" calcext:value-type="float">
            <text:p>964</text:p>
          </table:table-cell>
          <table:table-cell office:value-type="float" office:value="958" calcext:value-type="float">
            <text:p>9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table:number-columns-repeated="17" office:value-type="float" office:value="2949" calcext:value-type="float">
            <text:p>294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7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office:value-type="float" office:value="8159" calcext:value-type="float">
            <text:p>8159</text:p>
          </table:table-cell>
          <table:table-cell table:number-columns-repeated="16" office:value-type="float" office:value="7907" calcext:value-type="float">
            <text:p>790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541" calcext:value-type="float">
            <text:p>11541</text:p>
          </table:table-cell>
          <table:table-cell table:number-columns-repeated="17" office:value-type="float" office:value="11520" calcext:value-type="float">
            <text:p>1152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7" office:value-type="float" office:value="276" calcext:value-type="float">
            <text:p>27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number-columns-repeated="17" office:value-type="float" office:value="1557" calcext:value-type="float">
            <text:p>155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17" office:value-type="float" office:value="872" calcext:value-type="float">
            <text:p>87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float" office:value="93" calcext:value-type="float">
            <text:p>9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7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7" office:value-type="float" office:value="619" calcext:value-type="float">
            <text:p>6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7" office:value-type="float" office:value="91" calcext:value-type="float">
            <text:p>9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378" calcext:value-type="float">
            <text:p>20378</text:p>
          </table:table-cell>
          <table:table-cell office:value-type="float" office:value="19564" calcext:value-type="float">
            <text:p>19564</text:p>
          </table:table-cell>
          <table:table-cell table:number-columns-repeated="16" office:value-type="float" office:value="19537" calcext:value-type="float">
            <text:p>1953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7" office:value-type="float" office:value="174" calcext:value-type="float">
            <text:p>1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number-columns-repeated="17" office:value-type="float" office:value="568" calcext:value-type="float">
            <text:p>56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7" office:value-type="float" office:value="151" calcext:value-type="float">
            <text:p>15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number-columns-repeated="17" office:value-type="float" office:value="3004" calcext:value-type="float">
            <text:p>30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1712" calcext:value-type="float">
            <text:p>1712</text:p>
          </table:table-cell>
          <table:table-cell table:number-columns-repeated="15" office:value-type="float" office:value="1713" calcext:value-type="float">
            <text:p>1713</text:p>
          </table:table-cell>
          <table:table-cell office:value-type="float" office:value="1712" calcext:value-type="float">
            <text:p>171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table:number-columns-repeated="17" office:value-type="float" office:value="3780" calcext:value-type="float">
            <text:p>378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17" office:value-type="float" office:value="812" calcext:value-type="float">
            <text:p>8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17" office:value-type="float" office:value="586" calcext:value-type="float">
            <text:p>58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float" office:value="1799" calcext:value-type="float">
            <text:p>1799</text:p>
          </table:table-cell>
          <table:table-cell table:number-columns-repeated="15" office:value-type="float" office:value="2447" calcext:value-type="float">
            <text:p>2447</text:p>
          </table:table-cell>
          <table:table-cell office:value-type="float" office:value="2448" calcext:value-type="float">
            <text:p>244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table:number-columns-repeated="17" office:value-type="float" office:value="3819" calcext:value-type="float">
            <text:p>38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17" office:value-type="float" office:value="1466" calcext:value-type="float">
            <text:p>14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17" office:value-type="float" office:value="783" calcext:value-type="float">
            <text:p>7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table:number-columns-repeated="17" office:value-type="float" office:value="7850" calcext:value-type="float">
            <text:p>78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17" office:value-type="float" office:value="700" calcext:value-type="float">
            <text:p>7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7" office:value-type="float" office:value="390" calcext:value-type="float">
            <text:p>39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7" office:value-type="float" office:value="1026" calcext:value-type="float">
            <text:p>10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17" office:value-type="float" office:value="917" calcext:value-type="float">
            <text:p>9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17" office:value-type="float" office:value="1045" calcext:value-type="float">
            <text:p>104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7" calcext:value-type="float">
            <text:p>2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table:number-columns-repeated="17" office:value-type="float" office:value="6167" calcext:value-type="float">
            <text:p>6167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17" office:value-type="float" office:value="1138" calcext:value-type="float">
            <text:p>11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7" office:value-type="float" office:value="137" calcext:value-type="float">
            <text:p>13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17" office:value-type="float" office:value="965" calcext:value-type="float">
            <text:p>9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17" office:value-type="float" office:value="645" calcext:value-type="float">
            <text:p>64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7" office:value-type="float" office:value="178" calcext:value-type="float">
            <text:p>17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17" office:value-type="float" office:value="298" calcext:value-type="float">
            <text:p>29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7" office:value-type="float" office:value="224" calcext:value-type="float">
            <text:p>22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17" office:value-type="float" office:value="1031" calcext:value-type="float">
            <text:p>103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7" office:value-type="float" office:value="487" calcext:value-type="float">
            <text:p>48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17" office:value-type="float" office:value="1997" calcext:value-type="float">
            <text:p>199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320" calcext:value-type="float">
            <text:p>3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17" office:value-type="float" office:value="691" calcext:value-type="float">
            <text:p>69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461" calcext:value-type="float">
            <text:p>461</text:p>
          </table:table-cell>
          <table:table-cell table:number-columns-repeated="15" office:value-type="float" office:value="505" calcext:value-type="float">
            <text:p>505</text:p>
          </table:table-cell>
          <table:table-cell office:value-type="float" office:value="487" calcext:value-type="float">
            <text:p>48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7" office:value-type="float" office:value="293" calcext:value-type="float">
            <text:p>2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55" calcext:value-type="float">
            <text:p>10855</text:p>
          </table:table-cell>
          <table:table-cell table:number-columns-repeated="17" office:value-type="float" office:value="10577" calcext:value-type="float">
            <text:p>1057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number-columns-repeated="17" office:value-type="float" office:value="2252" calcext:value-type="float">
            <text:p>22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7" office:value-type="float" office:value="287" calcext:value-type="float">
            <text:p>28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16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7" office:value-type="float" office:value="181" calcext:value-type="float">
            <text:p>1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number-columns-repeated="17" office:value-type="float" office:value="1673" calcext:value-type="float">
            <text:p>16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17" office:value-type="float" office:value="189" calcext:value-type="float">
            <text:p>18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table:number-columns-repeated="16" office:value-type="float" office:value="644" calcext:value-type="float">
            <text:p>6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7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7" office:value-type="float" office:value="266" calcext:value-type="float">
            <text:p>2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7" office:value-type="float" office:value="387" calcext:value-type="float">
            <text:p>38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7" office:value-type="float" office:value="103" calcext:value-type="float">
            <text:p>10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17" office:value-type="float" office:value="1222" calcext:value-type="float">
            <text:p>12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523" calcext:value-type="float">
            <text:p>523</text:p>
          </table:table-cell>
          <table:table-cell table:number-columns-repeated="16" office:value-type="float" office:value="518" calcext:value-type="float">
            <text:p>51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17" office:value-type="float" office:value="2257" calcext:value-type="float">
            <text:p>22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17" office:value-type="float" office:value="1147" calcext:value-type="float">
            <text:p>114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7" office:value-type="float" office:value="360" calcext:value-type="float">
            <text:p>3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17" office:value-type="float" office:value="1629" calcext:value-type="float">
            <text:p>16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78" calcext:value-type="float">
            <text:p>7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969" calcext:value-type="float">
            <text:p>12969</text:p>
          </table:table-cell>
          <table:table-cell table:number-columns-repeated="17" office:value-type="float" office:value="12784" calcext:value-type="float">
            <text:p>127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17" office:value-type="float" office:value="588" calcext:value-type="float">
            <text:p>5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36" calcext:value-type="float">
            <text:p>2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7" office:value-type="float" office:value="43" calcext:value-type="float">
            <text:p>4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7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7"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194" calcext:value-type="float">
            <text:p>1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number-columns-repeated="16" office:value-type="float" office:value="108" calcext:value-type="float">
            <text:p>10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17" office:value-type="float" office:value="1552" calcext:value-type="float">
            <text:p>15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17" office:value-type="float" office:value="1303" calcext:value-type="float">
            <text:p>130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table:number-columns-repeated="17" office:value-type="float" office:value="6159" calcext:value-type="float">
            <text:p>61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number-columns-repeated="17" office:value-type="float" office:value="1818" calcext:value-type="float">
            <text:p>181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7" office:value-type="float" office:value="373" calcext:value-type="float">
            <text:p>3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7"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17" office:value-type="float" office:value="1412" calcext:value-type="float">
            <text:p>14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7" office:value-type="float" office:value="158" calcext:value-type="float">
            <text:p>1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840" calcext:value-type="float">
            <text:p>840</text:p>
          </table:table-cell>
          <table:table-cell table:number-columns-repeated="15" office:value-type="float" office:value="831" calcext:value-type="float">
            <text:p>831</text:p>
          </table:table-cell>
          <table:table-cell office:value-type="float" office:value="840" calcext:value-type="float">
            <text:p>84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2018" calcext:value-type="float">
            <text:p>2018</text:p>
          </table:table-cell>
          <table:table-cell table:number-columns-repeated="15" office:value-type="float" office:value="1979" calcext:value-type="float">
            <text:p>1979</text:p>
          </table:table-cell>
          <table:table-cell office:value-type="float" office:value="1985" calcext:value-type="float">
            <text:p>19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7" office:value-type="float" office:value="304" calcext:value-type="float">
            <text:p>3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102" calcext:value-type="float">
            <text:p>10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number-columns-repeated="17" office:value-type="float" office:value="2984" calcext:value-type="float">
            <text:p>298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table:number-columns-repeated="17" office:value-type="float" office:value="7339" calcext:value-type="float">
            <text:p>733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table:number-columns-repeated="17" office:value-type="float" office:value="3574" calcext:value-type="float">
            <text:p>35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44" calcext:value-type="float">
            <text:p>1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float" office:value="136" calcext:value-type="float">
            <text:p>13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7" office:value-type="float" office:value="791" calcext:value-type="float">
            <text:p>79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7" office:value-type="float" office:value="378" calcext:value-type="float">
            <text:p>37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17" office:value-type="float" office:value="2669" calcext:value-type="float">
            <text:p>26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17" office:value-type="float" office:value="649" calcext:value-type="float">
            <text:p>64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7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7" office:value-type="float" office:value="516" calcext:value-type="float">
            <text:p>51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17" office:value-type="float" office:value="580" calcext:value-type="float">
            <text:p>5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38" calcext:value-type="float">
            <text:p>338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table:number-columns-repeated="17" office:value-type="float" office:value="3113" calcext:value-type="float">
            <text:p>31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7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17" office:value-type="float" office:value="615" calcext:value-type="float">
            <text:p>61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17" office:value-type="float" office:value="1183" calcext:value-type="float">
            <text:p>11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17" office:value-type="float" office:value="930" calcext:value-type="float">
            <text:p>93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7" office:value-type="float" office:value="211" calcext:value-type="float">
            <text:p>21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office:value-type="float" office:value="4024" calcext:value-type="float">
            <text:p>4024</text:p>
          </table:table-cell>
          <table:table-cell table:number-columns-repeated="15" office:value-type="float" office:value="3989" calcext:value-type="float">
            <text:p>3989</text:p>
          </table:table-cell>
          <table:table-cell office:value-type="float" office:value="4020" calcext:value-type="float">
            <text:p>40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17" office:value-type="float" office:value="525" calcext:value-type="float">
            <text:p>52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65" calcext:value-type="float">
            <text:p>6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17" office:value-type="float" office:value="328" calcext:value-type="float">
            <text:p>32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7" office:value-type="float" office:value="307" calcext:value-type="float">
            <text:p>30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 office:value-type="float" office:value="136" calcext:value-type="float">
            <text:p>1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508" calcext:value-type="float">
            <text:p>508</text:p>
          </table:table-cell>
          <table:table-cell table:number-columns-repeated="16" office:value-type="float" office:value="505" calcext:value-type="float">
            <text:p>5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85" calcext:value-type="float">
            <text:p>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7" office:value-type="float" office:value="119" calcext:value-type="float">
            <text:p>11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table:number-columns-repeated="17" office:value-type="float" office:value="3688" calcext:value-type="float">
            <text:p>36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17" office:value-type="float" office:value="2212" calcext:value-type="float">
            <text:p>22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17" office:value-type="float" office:value="884" calcext:value-type="float">
            <text:p>8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number-columns-repeated="17" office:value-type="float" office:value="2531" calcext:value-type="float">
            <text:p>253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7" office:value-type="float" office:value="295" calcext:value-type="float">
            <text:p>29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497" calcext:value-type="float">
            <text:p>1497</text:p>
          </table:table-cell>
          <table:table-cell table:number-columns-repeated="16" office:value-type="float" office:value="1483" calcext:value-type="float">
            <text:p>14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office:value-type="float" office:value="9444" calcext:value-type="float">
            <text:p>9444</text:p>
          </table:table-cell>
          <table:table-cell table:number-columns-repeated="15" office:value-type="float" office:value="9494" calcext:value-type="float">
            <text:p>9494</text:p>
          </table:table-cell>
          <table:table-cell office:value-type="float" office:value="9499" calcext:value-type="float">
            <text:p>949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7" office:value-type="float" office:value="160" calcext:value-type="float">
            <text:p>1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7" office:value-type="float" office:value="101" calcext:value-type="float">
            <text:p>10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17" office:value-type="float" office:value="1622" calcext:value-type="float">
            <text:p>16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16" calcext:value-type="float">
            <text:p>316</text:p>
          </table:table-cell>
          <table:table-cell table:number-columns-repeated="16" office:value-type="float" office:value="250" calcext:value-type="float">
            <text:p>2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17" office:value-type="float" office:value="1192" calcext:value-type="float">
            <text:p>119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46" calcext:value-type="float">
            <text:p>14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16" office:value-type="float" office:value="81" calcext:value-type="float">
            <text:p>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17" office:value-type="float" office:value="347" calcext:value-type="float">
            <text:p>34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17" office:value-type="float" office:value="1552" calcext:value-type="float">
            <text:p>15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446" calcext:value-type="float">
            <text:p>11446</text:p>
          </table:table-cell>
          <table:table-cell table:number-columns-repeated="17" office:value-type="float" office:value="11355" calcext:value-type="float">
            <text:p>113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30" calcext:value-type="float">
            <text:p>330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17" office:value-type="float" office:value="936" calcext:value-type="float">
            <text:p>93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7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7" office:value-type="float" office:value="226" calcext:value-type="float">
            <text:p>22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17" office:value-type="float" office:value="865" calcext:value-type="float">
            <text:p>86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7" office:value-type="float" office:value="518" calcext:value-type="float">
            <text:p>51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table:number-columns-repeated="17" office:value-type="float" office:value="2736" calcext:value-type="float">
            <text:p>27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7" office:value-type="float" office:value="225" calcext:value-type="float">
            <text:p>22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166" calcext:value-type="float">
            <text:p>2166</text:p>
          </table:table-cell>
          <table:table-cell table:number-columns-repeated="15" office:value-type="float" office:value="2040" calcext:value-type="float">
            <text:p>2040</text:p>
          </table:table-cell>
          <table:table-cell office:value-type="float" office:value="2066" calcext:value-type="float">
            <text:p>20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17" office:value-type="float" office:value="261" calcext:value-type="float">
            <text:p>26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float" office:value="2972" calcext:value-type="float">
            <text:p>2972</text:p>
          </table:table-cell>
          <table:table-cell table:number-columns-repeated="16" office:value-type="float" office:value="3150" calcext:value-type="float">
            <text:p>31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7" office:value-type="float" office:value="190" calcext:value-type="float">
            <text:p>19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7" office:value-type="float" office:value="248" calcext:value-type="float">
            <text:p>24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7" office:value-type="float" office:value="329" calcext:value-type="float">
            <text:p>3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38" calcext:value-type="float">
            <text:p>4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319" calcext:value-type="float">
            <text:p>3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7" office:value-type="float" office:value="247" calcext:value-type="float">
            <text:p>24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7" office:value-type="float" office:value="538" calcext:value-type="float">
            <text:p>5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08" calcext:value-type="float">
            <text:p>20808</text:p>
          </table:table-cell>
          <table:table-cell table:number-columns-repeated="17" office:value-type="float" office:value="20249" calcext:value-type="float">
            <text:p>2024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table:number-columns-repeated="17" office:value-type="float" office:value="2770" calcext:value-type="float">
            <text:p>277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834" calcext:value-type="float">
            <text:p>834</text:p>
          </table:table-cell>
          <table:table-cell table:number-columns-repeated="16" office:value-type="float" office:value="820" calcext:value-type="float">
            <text:p>8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7" office:value-type="float" office:value="322" calcext:value-type="float">
            <text:p>32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7" office:value-type="float" office:value="376" calcext:value-type="float">
            <text:p>37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7" office:value-type="float" office:value="82" calcext:value-type="float">
            <text:p>8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17" office:value-type="float" office:value="472" calcext:value-type="float">
            <text:p>47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17" office:value-type="float" office:value="1791" calcext:value-type="float">
            <text:p>179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7" office:value-type="float" office:value="49" calcext:value-type="float">
            <text:p>4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17" office:value-type="float" office:value="1451" calcext:value-type="float">
            <text:p>145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313" calcext:value-type="float">
            <text:p>3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7" office:value-type="float" office:value="558" calcext:value-type="float">
            <text:p>5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number-columns-repeated="17" office:value-type="float" office:value="1610" calcext:value-type="float">
            <text:p>16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number-columns-repeated="17" office:value-type="float" office:value="1360" calcext:value-type="float">
            <text:p>136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17" office:value-type="float" office:value="692" calcext:value-type="float">
            <text:p>69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7" office:value-type="float" office:value="222" calcext:value-type="float">
            <text:p>22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17" office:value-type="float" office:value="346" calcext:value-type="float">
            <text:p>34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7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7" office:value-type="float" office:value="174" calcext:value-type="float">
            <text:p>1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7" office:value-type="float" office:value="822" calcext:value-type="float">
            <text:p>8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376" calcext:value-type="float">
            <text:p>376</text:p>
          </table:table-cell>
          <table:table-cell table:number-columns-repeated="16" office:value-type="float" office:value="377" calcext:value-type="float">
            <text:p>3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number-columns-repeated="17" office:value-type="float" office:value="1927" calcext:value-type="float">
            <text:p>192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15" calcext:value-type="float">
            <text:p>10815</text:p>
          </table:table-cell>
          <table:table-cell table:number-columns-repeated="17" office:value-type="float" office:value="10889" calcext:value-type="float">
            <text:p>1088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7" office:value-type="float" office:value="249" calcext:value-type="float">
            <text:p>24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17" office:value-type="float" office:value="1722" calcext:value-type="float">
            <text:p>17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209" calcext:value-type="float">
            <text:p>20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374" calcext:value-type="float">
            <text:p>3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17" office:value-type="float" office:value="1042" calcext:value-type="float">
            <text:p>104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295" calcext:value-type="float">
            <text:p>29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17" office:value-type="float" office:value="969" calcext:value-type="float">
            <text:p>9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16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7" office:value-type="float" office:value="383" calcext:value-type="float">
            <text:p>38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0" calcext:value-type="float">
            <text:p>470</text:p>
          </table:table-cell>
          <table:table-cell table:number-columns-repeated="16" office:value-type="float" office:value="453" calcext:value-type="float">
            <text:p>45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17" office:value-type="float" office:value="589" calcext:value-type="float">
            <text:p>58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17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17" office:value-type="float" office:value="1304" calcext:value-type="float">
            <text:p>130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number-columns-repeated="17" office:value-type="float" office:value="1667" calcext:value-type="float">
            <text:p>166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37" calcext:value-type="float">
            <text:p>23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table:number-columns-repeated="17" office:value-type="float" office:value="653" calcext:value-type="float">
            <text:p>65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7" office:value-type="float" office:value="400" calcext:value-type="float">
            <text:p>4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17" office:value-type="float" office:value="1685" calcext:value-type="float">
            <text:p>16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7" office:value-type="float" office:value="557" calcext:value-type="float">
            <text:p>5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81" calcext:value-type="float">
            <text:p>8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17" office:value-type="float" office:value="989" calcext:value-type="float">
            <text:p>98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17" office:value-type="float" office:value="1239" calcext:value-type="float">
            <text:p>123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17" office:value-type="float" office:value="929" calcext:value-type="float">
            <text:p>9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17" office:value-type="float" office:value="1055" calcext:value-type="float">
            <text:p>105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392" calcext:value-type="float">
            <text:p>1392</text:p>
          </table:table-cell>
          <table:table-cell table:number-columns-repeated="16" office:value-type="float" office:value="1495" calcext:value-type="float">
            <text:p>149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499" calcext:value-type="float">
            <text:p>49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17" office:value-type="float" office:value="272" calcext:value-type="float">
            <text:p>27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306379" calcext:value-type="float">
            <text:p>306379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2542" calcext:value-type="float">
            <text:p>12542</text:p>
          </table:table-cell>
          <table:table-cell table:style-name="ce3" table:number-matrix-columns-spanned="1" table:number-matrix-rows-spanned="1" table:formula="of:=SUM(ABS([.D2:.D501] - [.B2:.B501]))" office:value-type="float" office:value="13976" calcext:value-type="float">
            <text:p>13976</text:p>
          </table:table-cell>
          <table:table-cell table:style-name="ce3" table:number-matrix-columns-spanned="1" table:number-matrix-rows-spanned="1" table:formula="of:=SUM(ABS([.E2:.E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F2:.F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G2:.G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H2:.H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I2:.I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J2:.J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K2:.K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L2:.L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M2:.M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N2:.N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O2:.O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P2:.P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Q2:.Q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R2:.R501] - [.B2:.B501]))" office:value-type="float" office:value="13976" calcext:value-type="float">
            <text:p>13976</text:p>
          </table:table-cell>
          <table:table-cell table:style-name="ce1" table:number-matrix-columns-spanned="1" table:number-matrix-rows-spanned="1" table:formula="of:=SUM(ABS([.S2:.S501] - [.B2:.B501]))" office:value-type="float" office:value="13800" calcext:value-type="float">
            <text:p>13800</text:p>
          </table:table-cell>
          <table:table-cell table:style-name="ce1" table:number-columns-repeated="1005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409362260468244" calcext:value-type="float">
            <text:p>0.040936</text:p>
          </table:table-cell>
          <table:table-cell table:style-name="ce4" table:formula="of:=[.D503] / [.B502]" office:value-type="float" office:value="0.0456167034946912" calcext:value-type="float">
            <text:p>0.045617</text:p>
          </table:table-cell>
          <table:table-cell table:style-name="ce4" table:formula="of:=[.E503] / [.B502]" office:value-type="float" office:value="0.0456167034946912" calcext:value-type="float">
            <text:p>0.045617</text:p>
          </table:table-cell>
          <table:table-cell table:style-name="ce4" table:formula="of:=[.F503] / [.B502]" office:value-type="float" office:value="0.0456167034946912" calcext:value-type="float">
            <text:p>0.045617</text:p>
          </table:table-cell>
          <table:table-cell table:style-name="ce4" table:formula="of:=[.G503] / [.B502]" office:value-type="float" office:value="0.0456167034946912" calcext:value-type="float">
            <text:p>0.045617</text:p>
          </table:table-cell>
          <table:table-cell table:style-name="ce4" table:formula="of:=[.H503] / [.B502]" office:value-type="float" office:value="0.0456167034946912" calcext:value-type="float">
            <text:p>0.045617</text:p>
          </table:table-cell>
          <table:table-cell table:style-name="ce4" table:formula="of:=[.I503] / [.B502]" office:value-type="float" office:value="0.0456167034946912" calcext:value-type="float">
            <text:p>0.045617</text:p>
          </table:table-cell>
          <table:table-cell table:style-name="ce4" table:formula="of:=[.J503] / [.B502]" office:value-type="float" office:value="0.0456167034946912" calcext:value-type="float">
            <text:p>0.045617</text:p>
          </table:table-cell>
          <table:table-cell table:style-name="ce4" table:formula="of:=[.K503] / [.B502]" office:value-type="float" office:value="0.0456167034946912" calcext:value-type="float">
            <text:p>0.045617</text:p>
          </table:table-cell>
          <table:table-cell table:style-name="ce4" table:formula="of:=[.L503] / [.B502]" office:value-type="float" office:value="0.0456167034946912" calcext:value-type="float">
            <text:p>0.045617</text:p>
          </table:table-cell>
          <table:table-cell table:style-name="ce4" table:formula="of:=[.M503] / [.B502]" office:value-type="float" office:value="0.0456167034946912" calcext:value-type="float">
            <text:p>0.045617</text:p>
          </table:table-cell>
          <table:table-cell table:style-name="ce4" table:formula="of:=[.N503] / [.B502]" office:value-type="float" office:value="0.0456167034946912" calcext:value-type="float">
            <text:p>0.045617</text:p>
          </table:table-cell>
          <table:table-cell table:style-name="ce4" table:formula="of:=[.O503] / [.B502]" office:value-type="float" office:value="0.0456167034946912" calcext:value-type="float">
            <text:p>0.045617</text:p>
          </table:table-cell>
          <table:table-cell table:style-name="ce4" table:formula="of:=[.P503] / [.B502]" office:value-type="float" office:value="0.0456167034946912" calcext:value-type="float">
            <text:p>0.045617</text:p>
          </table:table-cell>
          <table:table-cell table:style-name="ce4" table:formula="of:=[.Q503] / [.B502]" office:value-type="float" office:value="0.0456167034946912" calcext:value-type="float">
            <text:p>0.045617</text:p>
          </table:table-cell>
          <table:table-cell table:style-name="ce4" table:formula="of:=[.R503] / [.B502]" office:value-type="float" office:value="0.0456167034946912" calcext:value-type="float">
            <text:p>0.045617</text:p>
          </table:table-cell>
          <table:table-cell table:style-name="ce4" table:formula="of:=[.S503] / [.B502]" office:value-type="float" office:value="0.0450422515903505" calcext:value-type="float">
            <text:p>0.045042</text:p>
          </table:table-cell>
          <table:table-cell table:style-name="ce4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68.6180511527395" calcext:value-type="float">
            <text:p>68.618051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77.4902425857608" calcext:value-type="float">
            <text:p>77.490243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77.3429246925661" calcext:value-type="float">
            <text:p>77.342925</text:p>
          </table:table-cell>
          <table:table-cell table:style-name="ce4"/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40936" calcext:value-type="float">
            <text:p>0.040936</text:p>
          </table:table-cell>
          <table:table-cell office:value-type="float" office:value="68.618051" calcext:value-type="float">
            <text:p>68.618051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roads.shp</text:p>
          </table:table-cell>
          <table:table-cell office:value-type="float" office:value="25.084" calcext:value-type="float">
            <text:p>25.084</text:p>
          </table:table-cell>
          <table:table-cell table:number-columns-repeated="1017"/>
        </table:table-row>
      </table:table>
      <table:table table:name="RailRoads125x125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number-columns-repeated="16" office:value-type="float" office:value="188" calcext:value-type="float">
            <text:p>1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17" office:value-type="float" office:value="422" calcext:value-type="float">
            <text:p>4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7" office:value-type="float" office:value="286" calcext:value-type="float">
            <text:p>286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17" office:value-type="float" office:value="426" calcext:value-type="float">
            <text:p>4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table:number-columns-repeated="17" office:value-type="float" office:value="1325" calcext:value-type="float">
            <text:p>132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table:number-columns-repeated="16" office:value-type="float" office:value="959" calcext:value-type="float">
            <text:p>95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float" office:value="2932" calcext:value-type="float">
            <text:p>2932</text:p>
          </table:table-cell>
          <table:table-cell table:number-columns-repeated="16" office:value-type="float" office:value="2929" calcext:value-type="float">
            <text:p>29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7" office:value-type="float" office:value="155" calcext:value-type="float">
            <text:p>155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7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table:number-columns-repeated="17" office:value-type="float" office:value="8117" calcext:value-type="float">
            <text:p>81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541" calcext:value-type="float">
            <text:p>11541</text:p>
          </table:table-cell>
          <table:table-cell table:number-columns-repeated="17" office:value-type="float" office:value="11495" calcext:value-type="float">
            <text:p>1149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7" office:value-type="float" office:value="244" calcext:value-type="float">
            <text:p>24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number-columns-repeated="17" office:value-type="float" office:value="1557" calcext:value-type="float">
            <text:p>155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17" office:value-type="float" office:value="851" calcext:value-type="float">
            <text:p>85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7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7" office:value-type="float" office:value="635" calcext:value-type="float">
            <text:p>63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7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378" calcext:value-type="float">
            <text:p>20378</text:p>
          </table:table-cell>
          <table:table-cell table:number-columns-repeated="17" office:value-type="float" office:value="20155" calcext:value-type="float">
            <text:p>201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7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629" calcext:value-type="float">
            <text:p>629</text:p>
          </table:table-cell>
          <table:table-cell table:number-columns-repeated="16" office:value-type="float" office:value="588" calcext:value-type="float">
            <text:p>5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number-columns-repeated="17" office:value-type="float" office:value="2952" calcext:value-type="float">
            <text:p>29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1722" calcext:value-type="float">
            <text:p>1722</text:p>
          </table:table-cell>
          <table:table-cell table:number-columns-repeated="16" office:value-type="float" office:value="1701" calcext:value-type="float">
            <text:p>170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table:number-columns-repeated="17" office:value-type="float" office:value="3827" calcext:value-type="float">
            <text:p>382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67" calcext:value-type="float">
            <text:p>76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17" office:value-type="float" office:value="592" calcext:value-type="float">
            <text:p>59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table:number-columns-repeated="17" office:value-type="float" office:value="1679" calcext:value-type="float">
            <text:p>16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table:number-columns-repeated="17" office:value-type="float" office:value="3788" calcext:value-type="float">
            <text:p>378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17" office:value-type="float" office:value="1469" calcext:value-type="float">
            <text:p>14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17" office:value-type="float" office:value="783" calcext:value-type="float">
            <text:p>7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table:number-columns-repeated="17" office:value-type="float" office:value="7913" calcext:value-type="float">
            <text:p>79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17" office:value-type="float" office:value="702" calcext:value-type="float">
            <text:p>7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7" office:value-type="float" office:value="402" calcext:value-type="float">
            <text:p>40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7" office:value-type="float" office:value="1027" calcext:value-type="float">
            <text:p>102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17" office:value-type="float" office:value="898" calcext:value-type="float">
            <text:p>89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17" office:value-type="float" office:value="1021" calcext:value-type="float">
            <text:p>102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table:number-columns-repeated="17" office:value-type="float" office:value="6081" calcext:value-type="float">
            <text:p>6081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17" office:value-type="float" office:value="1117" calcext:value-type="float">
            <text:p>11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17" office:value-type="float" office:value="960" calcext:value-type="float">
            <text:p>9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17" office:value-type="float" office:value="632" calcext:value-type="float">
            <text:p>6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table:number-columns-repeated="16" office:value-type="float" office:value="234" calcext:value-type="float">
            <text:p>2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17" office:value-type="float" office:value="342" calcext:value-type="float">
            <text:p>34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7" office:value-type="float" office:value="169" calcext:value-type="float">
            <text:p>16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17" office:value-type="float" office:value="1010" calcext:value-type="float">
            <text:p>101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7" office:value-type="float" office:value="448" calcext:value-type="float">
            <text:p>44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17" office:value-type="float" office:value="2024" calcext:value-type="float">
            <text:p>202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336" calcext:value-type="float">
            <text:p>3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17" office:value-type="float" office:value="719" calcext:value-type="float">
            <text:p>7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  <table:table-cell table:number-columns-repeated="16" office:value-type="float" office:value="577" calcext:value-type="float">
            <text:p>5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7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55" calcext:value-type="float">
            <text:p>10855</text:p>
          </table:table-cell>
          <table:table-cell table:number-columns-repeated="17" office:value-type="float" office:value="10546" calcext:value-type="float">
            <text:p>1054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number-columns-repeated="17" office:value-type="float" office:value="2249" calcext:value-type="float">
            <text:p>224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7" office:value-type="float" office:value="293" calcext:value-type="float">
            <text:p>29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7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7" office:value-type="float" office:value="179" calcext:value-type="float">
            <text:p>17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number-columns-repeated="17" office:value-type="float" office:value="1674" calcext:value-type="float">
            <text:p>16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17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17" office:value-type="float" office:value="686" calcext:value-type="float">
            <text:p>6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7" office:value-type="float" office:value="99" calcext:value-type="float">
            <text:p>9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7" office:value-type="float" office:value="209" calcext:value-type="float">
            <text:p>2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7" office:value-type="float" office:value="395" calcext:value-type="float">
            <text:p>39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7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7" office:value-type="float" office:value="140" calcext:value-type="float">
            <text:p>14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17" office:value-type="float" office:value="1186" calcext:value-type="float">
            <text:p>118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17" office:value-type="float" office:value="532" calcext:value-type="float">
            <text:p>5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17" office:value-type="float" office:value="2284" calcext:value-type="float">
            <text:p>22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17" office:value-type="float" office:value="1098" calcext:value-type="float">
            <text:p>109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7" office:value-type="float" office:value="366" calcext:value-type="float">
            <text:p>3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17" office:value-type="float" office:value="1669" calcext:value-type="float">
            <text:p>166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17" office:value-type="float" office:value="754" calcext:value-type="float">
            <text:p>75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969" calcext:value-type="float">
            <text:p>12969</text:p>
          </table:table-cell>
          <table:table-cell table:number-columns-repeated="17" office:value-type="float" office:value="12784" calcext:value-type="float">
            <text:p>127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17" office:value-type="float" office:value="594" calcext:value-type="float">
            <text:p>5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52" calcext:value-type="float">
            <text:p>2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7"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7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1605" calcext:value-type="float">
            <text:p>1605</text:p>
          </table:table-cell>
          <table:table-cell table:number-columns-repeated="16" office:value-type="float" office:value="1620" calcext:value-type="float">
            <text:p>16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17" office:value-type="float" office:value="1305" calcext:value-type="float">
            <text:p>13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table:number-columns-repeated="17" office:value-type="float" office:value="6555" calcext:value-type="float">
            <text:p>655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number-columns-repeated="17" office:value-type="float" office:value="1793" calcext:value-type="float">
            <text:p>17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7" office:value-type="float" office:value="333" calcext:value-type="float">
            <text:p>33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17" office:value-type="float" office:value="1387" calcext:value-type="float">
            <text:p>138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7" office:value-type="float" office:value="156" calcext:value-type="float">
            <text:p>1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 office:value-type="float" office:value="103" calcext:value-type="float">
            <text:p>10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number-columns-repeated="17" office:value-type="float" office:value="821" calcext:value-type="float">
            <text:p>82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2053" calcext:value-type="float">
            <text:p>2053</text:p>
          </table:table-cell>
          <table:table-cell table:number-columns-repeated="16" office:value-type="float" office:value="2167" calcext:value-type="float">
            <text:p>216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7" office:value-type="float" office:value="310" calcext:value-type="float">
            <text:p>3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number-columns-repeated="17" office:value-type="float" office:value="2981" calcext:value-type="float">
            <text:p>29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table:number-columns-repeated="17" office:value-type="float" office:value="7411" calcext:value-type="float">
            <text:p>741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table:number-columns-repeated="17" office:value-type="float" office:value="3626" calcext:value-type="float">
            <text:p>362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39" calcext:value-type="float">
            <text:p>13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16" calcext:value-type="float">
            <text:p>11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7" office:value-type="float" office:value="814" calcext:value-type="float">
            <text:p>81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7" office:value-type="float" office:value="374" calcext:value-type="float">
            <text:p>3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17" office:value-type="float" office:value="2510" calcext:value-type="float">
            <text:p>25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17" office:value-type="float" office:value="680" calcext:value-type="float">
            <text:p>68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7" office:value-type="float" office:value="478" calcext:value-type="float">
            <text:p>4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17" office:value-type="float" office:value="569" calcext:value-type="float">
            <text:p>5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table:number-columns-repeated="16" office:value-type="float" office:value="350" calcext:value-type="float">
            <text:p>3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table:number-columns-repeated="17" office:value-type="float" office:value="3359" calcext:value-type="float">
            <text:p>33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17" office:value-type="float" office:value="584" calcext:value-type="float">
            <text:p>5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17" office:value-type="float" office:value="1194" calcext:value-type="float">
            <text:p>119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17" office:value-type="float" office:value="922" calcext:value-type="float">
            <text:p>9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7" office:value-type="float" office:value="213" calcext:value-type="float">
            <text:p>2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table:number-columns-repeated="17" office:value-type="float" office:value="4002" calcext:value-type="float">
            <text:p>400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17" office:value-type="float" office:value="550" calcext:value-type="float">
            <text:p>55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17" office:value-type="float" office:value="326" calcext:value-type="float">
            <text:p>3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1" calcext:value-type="float">
            <text:p>6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7" office:value-type="float" office:value="325" calcext:value-type="float">
            <text:p>32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17" office:value-type="float" office:value="560" calcext:value-type="float">
            <text:p>5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89" calcext:value-type="float">
            <text:p>8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7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table:number-columns-repeated="17" office:value-type="float" office:value="3638" calcext:value-type="float">
            <text:p>36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17" office:value-type="float" office:value="2204" calcext:value-type="float">
            <text:p>220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17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number-columns-repeated="17" office:value-type="float" office:value="2574" calcext:value-type="float">
            <text:p>25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7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17" office:value-type="float" office:value="1432" calcext:value-type="float">
            <text:p>14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office:value-type="float" office:value="9483" calcext:value-type="float">
            <text:p>9483</text:p>
          </table:table-cell>
          <table:table-cell table:number-columns-repeated="16" office:value-type="float" office:value="9574" calcext:value-type="float">
            <text:p>95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7" office:value-type="float" office:value="166" calcext:value-type="float">
            <text:p>1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7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17" office:value-type="float" office:value="1729" calcext:value-type="float">
            <text:p>17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table:number-columns-repeated="16" office:value-type="float" office:value="306" calcext:value-type="float">
            <text:p>30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17" office:value-type="float" office:value="1166" calcext:value-type="float">
            <text:p>11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34" calcext:value-type="float">
            <text:p>13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17" office:value-type="float" office:value="318" calcext:value-type="float">
            <text:p>3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17" office:value-type="float" office:value="1583" calcext:value-type="float">
            <text:p>15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446" calcext:value-type="float">
            <text:p>11446</text:p>
          </table:table-cell>
          <table:table-cell table:number-columns-repeated="17" office:value-type="float" office:value="11252" calcext:value-type="float">
            <text:p>112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table:number-columns-repeated="16" office:value-type="float" office:value="311" calcext:value-type="float">
            <text:p>31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7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17"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7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7" office:value-type="float" office:value="232" calcext:value-type="float">
            <text:p>2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17" office:value-type="float" office:value="733" calcext:value-type="float">
            <text:p>7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09" calcext:value-type="float">
            <text:p>40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7" office:value-type="float" office:value="468" calcext:value-type="float">
            <text:p>46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table:number-columns-repeated="17" office:value-type="float" office:value="2804" calcext:value-type="float">
            <text:p>28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7" office:value-type="float" office:value="247" calcext:value-type="float">
            <text:p>24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127" calcext:value-type="float">
            <text:p>2127</text:p>
          </table:table-cell>
          <table:table-cell table:number-columns-repeated="16" office:value-type="float" office:value="2158" calcext:value-type="float">
            <text:p>21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17" office:value-type="float" office:value="262" calcext:value-type="float">
            <text:p>26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table:number-columns-repeated="17" office:value-type="float" office:value="2889" calcext:value-type="float">
            <text:p>288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16" office:value-type="float" office:value="183" calcext:value-type="float">
            <text:p>1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7" office:value-type="float" office:value="209" calcext:value-type="float">
            <text:p>2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7" office:value-type="float" office:value="310" calcext:value-type="float">
            <text:p>31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26" calcext:value-type="float">
            <text:p>4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317" calcext:value-type="float">
            <text:p>3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7" office:value-type="float" office:value="332" calcext:value-type="float">
            <text:p>3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7" office:value-type="float" office:value="526" calcext:value-type="float">
            <text:p>5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08" calcext:value-type="float">
            <text:p>20808</text:p>
          </table:table-cell>
          <table:table-cell table:number-columns-repeated="17" office:value-type="float" office:value="20502" calcext:value-type="float">
            <text:p>2050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table:number-columns-repeated="17" office:value-type="float" office:value="2733" calcext:value-type="float">
            <text:p>27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781" calcext:value-type="float">
            <text:p>781</text:p>
          </table:table-cell>
          <table:table-cell table:number-columns-repeated="16" office:value-type="float" office:value="761" calcext:value-type="float">
            <text:p>7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7" office:value-type="float" office:value="344" calcext:value-type="float">
            <text:p>3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7" office:value-type="float" office:value="377" calcext:value-type="float">
            <text:p>3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17" office:value-type="float" office:value="470" calcext:value-type="float">
            <text:p>47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17" office:value-type="float" office:value="1826" calcext:value-type="float">
            <text:p>182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7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17" office:value-type="float" office:value="1489" calcext:value-type="float">
            <text:p>148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282" calcext:value-type="float">
            <text:p>28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7" office:value-type="float" office:value="623" calcext:value-type="float">
            <text:p>62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number-columns-repeated="17" office:value-type="float" office:value="1581" calcext:value-type="float">
            <text:p>15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number-columns-repeated="17" office:value-type="float" office:value="1412" calcext:value-type="float">
            <text:p>141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17" office:value-type="float" office:value="685" calcext:value-type="float">
            <text:p>6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7" office:value-type="float" office:value="226" calcext:value-type="float">
            <text:p>2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17" office:value-type="float" office:value="408" calcext:value-type="float">
            <text:p>40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7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7" office:value-type="float" office:value="812" calcext:value-type="float">
            <text:p>8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7" office:value-type="float" office:value="361" calcext:value-type="float">
            <text:p>3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number-columns-repeated="17" office:value-type="float" office:value="2036" calcext:value-type="float">
            <text:p>20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15" calcext:value-type="float">
            <text:p>10815</text:p>
          </table:table-cell>
          <table:table-cell table:number-columns-repeated="17" office:value-type="float" office:value="10754" calcext:value-type="float">
            <text:p>107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7" office:value-type="float" office:value="185" calcext:value-type="float">
            <text:p>1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17" office:value-type="float" office:value="1673" calcext:value-type="float">
            <text:p>16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7" office:value-type="float" office:value="202" calcext:value-type="float">
            <text:p>2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344" calcext:value-type="float">
            <text:p>34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17"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7" office:value-type="float" office:value="291" calcext:value-type="float">
            <text:p>29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table:number-columns-repeated="17"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7" office:value-type="float" office:value="390" calcext:value-type="float">
            <text:p>39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17" office:value-type="float" office:value="481" calcext:value-type="float">
            <text:p>48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17" office:value-type="float" office:value="609" calcext:value-type="float">
            <text:p>6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17" office:value-type="float" office:value="835" calcext:value-type="float">
            <text:p>83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17" office:value-type="float" office:value="1429" calcext:value-type="float">
            <text:p>14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number-columns-repeated="17" office:value-type="float" office:value="1679" calcext:value-type="float">
            <text:p>16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41" calcext:value-type="float">
            <text:p>2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table:number-columns-repeated="16" office:value-type="float" office:value="687" calcext:value-type="float">
            <text:p>68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7" office:value-type="float" office:value="261" calcext:value-type="float">
            <text:p>2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17" office:value-type="float" office:value="1513" calcext:value-type="float">
            <text:p>15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7" office:value-type="float" office:value="563" calcext:value-type="float">
            <text:p>56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17" office:value-type="float" office:value="1047" calcext:value-type="float">
            <text:p>104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305" calcext:value-type="float">
            <text:p>1305</text:p>
          </table:table-cell>
          <table:table-cell table:number-columns-repeated="16" office:value-type="float" office:value="1228" calcext:value-type="float">
            <text:p>122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17" office:value-type="float" office:value="965" calcext:value-type="float">
            <text:p>96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17" office:value-type="float" office:value="1017" calcext:value-type="float">
            <text:p>10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number-columns-repeated="17" office:value-type="float" office:value="1372" calcext:value-type="float">
            <text:p>13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17" office:value-type="float" office:value="264" calcext:value-type="float">
            <text:p>26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306379" calcext:value-type="float">
            <text:p>306379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8646" calcext:value-type="float">
            <text:p>8646</text:p>
          </table:table-cell>
          <table:table-cell table:style-name="ce3" table:number-matrix-columns-spanned="1" table:number-matrix-rows-spanned="1" table:formula="of:=SUM(ABS([.D2:.D501] - [.B2:.B501]))" office:value-type="float" office:value="9155" calcext:value-type="float">
            <text:p>9155</text:p>
          </table:table-cell>
          <table:table-cell table:style-name="ce3" table:number-matrix-columns-spanned="1" table:number-matrix-rows-spanned="1" table:formula="of:=SUM(ABS([.E2:.E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F2:.F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G2:.G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H2:.H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I2:.I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J2:.J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K2:.K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L2:.L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M2:.M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N2:.N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O2:.O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P2:.P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Q2:.Q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R2:.R501] - [.B2:.B501]))" office:value-type="float" office:value="9155" calcext:value-type="float">
            <text:p>9155</text:p>
          </table:table-cell>
          <table:table-cell table:style-name="ce1" table:number-matrix-columns-spanned="1" table:number-matrix-rows-spanned="1" table:formula="of:=SUM(ABS([.S2:.S501] - [.B2:.B501]))" office:value-type="float" office:value="9155" calcext:value-type="float">
            <text:p>9155</text:p>
          </table:table-cell>
          <table:table-cell table:style-name="ce1" table:number-columns-repeated="1005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28219949800737" calcext:value-type="float">
            <text:p>0.028220</text:p>
          </table:table-cell>
          <table:table-cell table:style-name="ce4" table:formula="of:=[.D503] / [.B502]" office:value-type="float" office:value="0.0298812908195405" calcext:value-type="float">
            <text:p>0.029881</text:p>
          </table:table-cell>
          <table:table-cell table:style-name="ce4" table:formula="of:=[.E503] / [.B502]" office:value-type="float" office:value="0.0298812908195405" calcext:value-type="float">
            <text:p>0.029881</text:p>
          </table:table-cell>
          <table:table-cell table:style-name="ce4" table:formula="of:=[.F503] / [.B502]" office:value-type="float" office:value="0.0298812908195405" calcext:value-type="float">
            <text:p>0.029881</text:p>
          </table:table-cell>
          <table:table-cell table:style-name="ce4" table:formula="of:=[.G503] / [.B502]" office:value-type="float" office:value="0.0298812908195405" calcext:value-type="float">
            <text:p>0.029881</text:p>
          </table:table-cell>
          <table:table-cell table:style-name="ce4" table:formula="of:=[.H503] / [.B502]" office:value-type="float" office:value="0.0298812908195405" calcext:value-type="float">
            <text:p>0.029881</text:p>
          </table:table-cell>
          <table:table-cell table:style-name="ce4" table:formula="of:=[.I503] / [.B502]" office:value-type="float" office:value="0.0298812908195405" calcext:value-type="float">
            <text:p>0.029881</text:p>
          </table:table-cell>
          <table:table-cell table:style-name="ce4" table:formula="of:=[.J503] / [.B502]" office:value-type="float" office:value="0.0298812908195405" calcext:value-type="float">
            <text:p>0.029881</text:p>
          </table:table-cell>
          <table:table-cell table:style-name="ce4" table:formula="of:=[.K503] / [.B502]" office:value-type="float" office:value="0.0298812908195405" calcext:value-type="float">
            <text:p>0.029881</text:p>
          </table:table-cell>
          <table:table-cell table:style-name="ce4" table:formula="of:=[.L503] / [.B502]" office:value-type="float" office:value="0.0298812908195405" calcext:value-type="float">
            <text:p>0.029881</text:p>
          </table:table-cell>
          <table:table-cell table:style-name="ce4" table:formula="of:=[.M503] / [.B502]" office:value-type="float" office:value="0.0298812908195405" calcext:value-type="float">
            <text:p>0.029881</text:p>
          </table:table-cell>
          <table:table-cell table:style-name="ce4" table:formula="of:=[.N503] / [.B502]" office:value-type="float" office:value="0.0298812908195405" calcext:value-type="float">
            <text:p>0.029881</text:p>
          </table:table-cell>
          <table:table-cell table:style-name="ce4" table:formula="of:=[.O503] / [.B502]" office:value-type="float" office:value="0.0298812908195405" calcext:value-type="float">
            <text:p>0.029881</text:p>
          </table:table-cell>
          <table:table-cell table:style-name="ce4" table:formula="of:=[.P503] / [.B502]" office:value-type="float" office:value="0.0298812908195405" calcext:value-type="float">
            <text:p>0.029881</text:p>
          </table:table-cell>
          <table:table-cell table:style-name="ce4" table:formula="of:=[.Q503] / [.B502]" office:value-type="float" office:value="0.0298812908195405" calcext:value-type="float">
            <text:p>0.029881</text:p>
          </table:table-cell>
          <table:table-cell table:style-name="ce4" table:formula="of:=[.R503] / [.B502]" office:value-type="float" office:value="0.0298812908195405" calcext:value-type="float">
            <text:p>0.029881</text:p>
          </table:table-cell>
          <table:table-cell table:style-name="ce4" table:formula="of:=[.S503] / [.B502]" office:value-type="float" office:value="0.0298812908195405" calcext:value-type="float">
            <text:p>0.029881</text:p>
          </table:table-cell>
          <table:table-cell table:style-name="ce4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40.4897855761178" calcext:value-type="float">
            <text:p>40.489786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42.2498508873108" calcext:value-type="float">
            <text:p>42.249851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42.2498508873108" calcext:value-type="float">
            <text:p>42.249851</text:p>
          </table:table-cell>
          <table:table-cell table:style-name="ce4"/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40.489786" calcext:value-type="float">
            <text:p>40.489786</text:p>
          </table:table-cell>
          <table:table-cell office:value-type="float" office:value="8646" calcext:value-type="float">
            <text:p>864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roads.shp</text:p>
          </table:table-cell>
          <table:table-cell office:value-type="float" office:value="17.292" calcext:value-type="float">
            <text:p>17.292</text:p>
          </table:table-cell>
          <table:table-cell table:number-columns-repeated="1017"/>
        </table:table-row>
      </table:table>
      <table:table table:name="RailsRoads125x125Simplificado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298812908195405" calcext:value-type="float">
            <text:p>0.029881290819541</text:p>
          </table:table-cell>
          <table:table-cell office:value-type="float" office:value="42.2498508873108" calcext:value-type="float">
            <text:p>42.2498508873108</text:p>
          </table:table-cell>
        </table:table-row>
      </table:table>
      <table:table table:name="RailRoads125x125_ignoraZero" table:style-name="ta1">
        <office:forms form:automatic-focus="false" form:apply-design-mode="false"/>
        <table:table-column table:style-name="co2" table:number-columns-repeated="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1019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75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7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79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1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3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5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7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89</text:p>
          </table:table-cell>
          <table:table-cell office:value-type="string" calcext:value-type="string">
            <text:p>estimativaRG-0.9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172" calcext:value-type="float">
            <text:p>172</text:p>
          </table:table-cell>
          <table:table-cell table:number-columns-repeated="15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17" office:value-type="float" office:value="422" calcext:value-type="float">
            <text:p>4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7" office:value-type="float" office:value="286" calcext:value-type="float">
            <text:p>286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number-columns-repeated="17" office:value-type="float" office:value="426" calcext:value-type="float">
            <text:p>4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1325" calcext:value-type="float">
            <text:p>1325</text:p>
          </table:table-cell>
          <table:table-cell table:number-columns-repeated="16" office:value-type="float" office:value="1328" calcext:value-type="float">
            <text:p>132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table:number-columns-repeated="15" office:value-type="float" office:value="954" calcext:value-type="float">
            <text:p>95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0" calcext:value-type="float">
            <text:p>2910</text:p>
          </table:table-cell>
          <table:table-cell office:value-type="float" office:value="2932" calcext:value-type="float">
            <text:p>2932</text:p>
          </table:table-cell>
          <table:table-cell office:value-type="float" office:value="2973" calcext:value-type="float">
            <text:p>2973</text:p>
          </table:table-cell>
          <table:table-cell table:number-columns-repeated="15" office:value-type="float" office:value="2919" calcext:value-type="float">
            <text:p>29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17" office:value-type="float" office:value="155" calcext:value-type="float">
            <text:p>155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7"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166" calcext:value-type="float">
            <text:p>8166</text:p>
          </table:table-cell>
          <table:table-cell table:number-columns-repeated="17" office:value-type="float" office:value="8117" calcext:value-type="float">
            <text:p>81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541" calcext:value-type="float">
            <text:p>11541</text:p>
          </table:table-cell>
          <table:table-cell table:number-columns-repeated="17" office:value-type="float" office:value="11495" calcext:value-type="float">
            <text:p>1149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7" office:value-type="float" office:value="244" calcext:value-type="float">
            <text:p>24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6" calcext:value-type="float">
            <text:p>1576</text:p>
          </table:table-cell>
          <table:table-cell table:number-columns-repeated="17" office:value-type="float" office:value="1557" calcext:value-type="float">
            <text:p>155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17" office:value-type="float" office:value="851" calcext:value-type="float">
            <text:p>85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15" office:value-type="float" office:value="187" calcext:value-type="float">
            <text:p>18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7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8" calcext:value-type="float">
            <text:p>748</text:p>
          </table:table-cell>
          <table:table-cell table:number-columns-repeated="17" office:value-type="float" office:value="635" calcext:value-type="float">
            <text:p>63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7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378" calcext:value-type="float">
            <text:p>20378</text:p>
          </table:table-cell>
          <table:table-cell table:number-columns-repeated="17" office:value-type="float" office:value="20155" calcext:value-type="float">
            <text:p>201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17" office:value-type="float" office:value="173" calcext:value-type="float">
            <text:p>1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629" calcext:value-type="float">
            <text:p>629</text:p>
          </table:table-cell>
          <table:table-cell table:number-columns-repeated="16" office:value-type="float" office:value="588" calcext:value-type="float">
            <text:p>5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80" calcext:value-type="float">
            <text:p>2880</text:p>
          </table:table-cell>
          <table:table-cell table:number-columns-repeated="17" office:value-type="float" office:value="2952" calcext:value-type="float">
            <text:p>29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9" calcext:value-type="float">
            <text:p>1749</text:p>
          </table:table-cell>
          <table:table-cell office:value-type="float" office:value="1722" calcext:value-type="float">
            <text:p>1722</text:p>
          </table:table-cell>
          <table:table-cell office:value-type="float" office:value="1692" calcext:value-type="float">
            <text:p>1692</text:p>
          </table:table-cell>
          <table:table-cell table:number-columns-repeated="15" office:value-type="float" office:value="1696" calcext:value-type="float">
            <text:p>16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01" calcext:value-type="float">
            <text:p>4001</text:p>
          </table:table-cell>
          <table:table-cell table:number-columns-repeated="17" office:value-type="float" office:value="3827" calcext:value-type="float">
            <text:p>382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67" calcext:value-type="float">
            <text:p>76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17" office:value-type="float" office:value="592" calcext:value-type="float">
            <text:p>59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46" calcext:value-type="float">
            <text:p>1746</text:p>
          </table:table-cell>
          <table:table-cell office:value-type="float" office:value="1679" calcext:value-type="float">
            <text:p>1679</text:p>
          </table:table-cell>
          <table:table-cell office:value-type="float" office:value="1563" calcext:value-type="float">
            <text:p>1563</text:p>
          </table:table-cell>
          <table:table-cell table:number-columns-repeated="15" office:value-type="float" office:value="1658" calcext:value-type="float">
            <text:p>16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66" calcext:value-type="float">
            <text:p>3866</text:p>
          </table:table-cell>
          <table:table-cell table:number-columns-repeated="17" office:value-type="float" office:value="3788" calcext:value-type="float">
            <text:p>378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8" calcext:value-type="float">
            <text:p>1528</text:p>
          </table:table-cell>
          <table:table-cell table:number-columns-repeated="17" office:value-type="float" office:value="1469" calcext:value-type="float">
            <text:p>14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17" office:value-type="float" office:value="783" calcext:value-type="float">
            <text:p>7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924" calcext:value-type="float">
            <text:p>7924</text:p>
          </table:table-cell>
          <table:table-cell table:number-columns-repeated="17" office:value-type="float" office:value="7913" calcext:value-type="float">
            <text:p>79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float" office:value="702" calcext:value-type="float">
            <text:p>702</text:p>
          </table:table-cell>
          <table:table-cell office:value-type="float" office:value="768" calcext:value-type="float">
            <text:p>768</text:p>
          </table:table-cell>
          <table:table-cell table:number-columns-repeated="15" office:value-type="float" office:value="702" calcext:value-type="float">
            <text:p>7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table:number-columns-repeated="16" office:value-type="float" office:value="397" calcext:value-type="float">
            <text:p>39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7" office:value-type="float" office:value="1027" calcext:value-type="float">
            <text:p>102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17" office:value-type="float" office:value="898" calcext:value-type="float">
            <text:p>89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57" calcext:value-type="float">
            <text:p>1057</text:p>
          </table:table-cell>
          <table:table-cell table:number-columns-repeated="17" office:value-type="float" office:value="1021" calcext:value-type="float">
            <text:p>102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89" calcext:value-type="float">
            <text:p>5989</text:p>
          </table:table-cell>
          <table:table-cell table:number-columns-repeated="17" office:value-type="float" office:value="6081" calcext:value-type="float">
            <text:p>6081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table:number-columns-repeated="17" office:value-type="float" office:value="1117" calcext:value-type="float">
            <text:p>11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17" office:value-type="float" office:value="960" calcext:value-type="float">
            <text:p>9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17" office:value-type="float" office:value="632" calcext:value-type="float">
            <text:p>6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table:number-columns-repeated="16" office:value-type="float" office:value="234" calcext:value-type="float">
            <text:p>2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table:number-columns-repeated="16" office:value-type="float" office:value="341" calcext:value-type="float">
            <text:p>3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7" office:value-type="float" office:value="169" calcext:value-type="float">
            <text:p>16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17" office:value-type="float" office:value="1010" calcext:value-type="float">
            <text:p>101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7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7" office:value-type="float" office:value="448" calcext:value-type="float">
            <text:p>44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17" office:value-type="float" office:value="2024" calcext:value-type="float">
            <text:p>202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336" calcext:value-type="float">
            <text:p>3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69" calcext:value-type="float">
            <text:p>769</text:p>
          </table:table-cell>
          <table:table-cell table:number-columns-repeated="17" office:value-type="float" office:value="719" calcext:value-type="float">
            <text:p>7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  <table:table-cell office:value-type="float" office:value="688" calcext:value-type="float">
            <text:p>688</text:p>
          </table:table-cell>
          <table:table-cell table:number-columns-repeated="15" office:value-type="float" office:value="634" calcext:value-type="float">
            <text:p>63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7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55" calcext:value-type="float">
            <text:p>10855</text:p>
          </table:table-cell>
          <table:table-cell table:number-columns-repeated="17" office:value-type="float" office:value="10546" calcext:value-type="float">
            <text:p>1054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21" calcext:value-type="float">
            <text:p>2321</text:p>
          </table:table-cell>
          <table:table-cell table:number-columns-repeated="17" office:value-type="float" office:value="2249" calcext:value-type="float">
            <text:p>224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7" office:value-type="float" office:value="293" calcext:value-type="float">
            <text:p>29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17" office:value-type="float" office:value="179" calcext:value-type="float">
            <text:p>17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0" calcext:value-type="float">
            <text:p>1690</text:p>
          </table:table-cell>
          <table:table-cell table:number-columns-repeated="17" office:value-type="float" office:value="1674" calcext:value-type="float">
            <text:p>16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17" office:value-type="float" office:value="200" calcext:value-type="float">
            <text:p>20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number-columns-repeated="17" office:value-type="float" office:value="686" calcext:value-type="float">
            <text:p>6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7" office:value-type="float" office:value="99" calcext:value-type="float">
            <text:p>9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7" office:value-type="float" office:value="209" calcext:value-type="float">
            <text:p>2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7" office:value-type="float" office:value="395" calcext:value-type="float">
            <text:p>39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7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7" office:value-type="float" office:value="140" calcext:value-type="float">
            <text:p>14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95" calcext:value-type="float">
            <text:p>1195</text:p>
          </table:table-cell>
          <table:table-cell table:number-columns-repeated="17" office:value-type="float" office:value="1186" calcext:value-type="float">
            <text:p>118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17" office:value-type="float" office:value="532" calcext:value-type="float">
            <text:p>5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17" office:value-type="float" office:value="2284" calcext:value-type="float">
            <text:p>22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6" calcext:value-type="float">
            <text:p>1086</text:p>
          </table:table-cell>
          <table:table-cell table:number-columns-repeated="17" office:value-type="float" office:value="1098" calcext:value-type="float">
            <text:p>109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number-columns-repeated="17" office:value-type="float" office:value="366" calcext:value-type="float">
            <text:p>3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60" calcext:value-type="float">
            <text:p>1660</text:p>
          </table:table-cell>
          <table:table-cell table:number-columns-repeated="17" office:value-type="float" office:value="1669" calcext:value-type="float">
            <text:p>166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17" office:value-type="float" office:value="754" calcext:value-type="float">
            <text:p>75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969" calcext:value-type="float">
            <text:p>12969</text:p>
          </table:table-cell>
          <table:table-cell table:number-columns-repeated="17" office:value-type="float" office:value="12784" calcext:value-type="float">
            <text:p>127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number-columns-repeated="17" office:value-type="float" office:value="594" calcext:value-type="float">
            <text:p>5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52" calcext:value-type="float">
            <text:p>2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7" office:value-type="float" office:value="22" calcext:value-type="float">
            <text:p>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7" office:value-type="float" office:value="106" calcext:value-type="float">
            <text:p>10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163" calcext:value-type="float">
            <text:p>16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7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7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1605" calcext:value-type="float">
            <text:p>1605</text:p>
          </table:table-cell>
          <table:table-cell office:value-type="float" office:value="1695" calcext:value-type="float">
            <text:p>1695</text:p>
          </table:table-cell>
          <table:table-cell table:number-columns-repeated="15" office:value-type="float" office:value="1669" calcext:value-type="float">
            <text:p>16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table:number-columns-repeated="17" office:value-type="float" office:value="1305" calcext:value-type="float">
            <text:p>13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832" calcext:value-type="float">
            <text:p>6832</text:p>
          </table:table-cell>
          <table:table-cell office:value-type="float" office:value="6555" calcext:value-type="float">
            <text:p>6555</text:p>
          </table:table-cell>
          <table:table-cell table:number-columns-repeated="16" office:value-type="float" office:value="6547" calcext:value-type="float">
            <text:p>654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table:number-columns-repeated="17" office:value-type="float" office:value="1793" calcext:value-type="float">
            <text:p>179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7" office:value-type="float" office:value="333" calcext:value-type="float">
            <text:p>33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7" office:value-type="float" office:value="105" calcext:value-type="float">
            <text:p>10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17" office:value-type="float" office:value="1387" calcext:value-type="float">
            <text:p>138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7" office:value-type="float" office:value="156" calcext:value-type="float">
            <text:p>1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7" office:value-type="float" office:value="103" calcext:value-type="float">
            <text:p>10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821" calcext:value-type="float">
            <text:p>821</text:p>
          </table:table-cell>
          <table:table-cell office:value-type="float" office:value="774" calcext:value-type="float">
            <text:p>774</text:p>
          </table:table-cell>
          <table:table-cell table:number-columns-repeated="15" office:value-type="float" office:value="788" calcext:value-type="float">
            <text:p>78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32" calcext:value-type="float">
            <text:p>1932</text:p>
          </table:table-cell>
          <table:table-cell office:value-type="float" office:value="2053" calcext:value-type="float">
            <text:p>2053</text:p>
          </table:table-cell>
          <table:table-cell office:value-type="float" office:value="2150" calcext:value-type="float">
            <text:p>2150</text:p>
          </table:table-cell>
          <table:table-cell table:number-columns-repeated="15" office:value-type="float" office:value="2106" calcext:value-type="float">
            <text:p>210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7" office:value-type="float" office:value="310" calcext:value-type="float">
            <text:p>3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38" calcext:value-type="float">
            <text:p>3138</text:p>
          </table:table-cell>
          <table:table-cell table:number-columns-repeated="17" office:value-type="float" office:value="2981" calcext:value-type="float">
            <text:p>29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office:value-type="float" office:value="7411" calcext:value-type="float">
            <text:p>7411</text:p>
          </table:table-cell>
          <table:table-cell table:number-columns-repeated="16" office:value-type="float" office:value="7338" calcext:value-type="float">
            <text:p>73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12" calcext:value-type="float">
            <text:p>3612</text:p>
          </table:table-cell>
          <table:table-cell office:value-type="float" office:value="3626" calcext:value-type="float">
            <text:p>3626</text:p>
          </table:table-cell>
          <table:table-cell table:number-columns-repeated="16" office:value-type="float" office:value="3618" calcext:value-type="float">
            <text:p>36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39" calcext:value-type="float">
            <text:p>139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285" calcext:value-type="float">
            <text:p>285</text:p>
          </table:table-cell>
          <table:table-cell table:number-columns-repeated="15" office:value-type="float" office:value="233" calcext:value-type="float">
            <text:p>2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5" office:value-type="float" office:value="58" calcext:value-type="float">
            <text:p>5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17" office:value-type="float" office:value="814" calcext:value-type="float">
            <text:p>81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7" office:value-type="float" office:value="374" calcext:value-type="float">
            <text:p>3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33" calcext:value-type="float">
            <text:p>2333</text:p>
          </table:table-cell>
          <table:table-cell table:number-columns-repeated="17" office:value-type="float" office:value="2510" calcext:value-type="float">
            <text:p>25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number-columns-repeated="17" office:value-type="float" office:value="680" calcext:value-type="float">
            <text:p>68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7" office:value-type="float" office:value="18" calcext:value-type="float">
            <text:p>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7" office:value-type="float" office:value="478" calcext:value-type="float">
            <text:p>4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number-columns-repeated="17" office:value-type="float" office:value="569" calcext:value-type="float">
            <text:p>5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67" calcext:value-type="float">
            <text:p>367</text:p>
          </table:table-cell>
          <table:table-cell office:value-type="float" office:value="329" calcext:value-type="float">
            <text:p>329</text:p>
          </table:table-cell>
          <table:table-cell table:number-columns-repeated="15" office:value-type="float" office:value="333" calcext:value-type="float">
            <text:p>3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337" calcext:value-type="float">
            <text:p>3337</text:p>
          </table:table-cell>
          <table:table-cell table:number-columns-repeated="17" office:value-type="float" office:value="3359" calcext:value-type="float">
            <text:p>335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number-columns-repeated="17" office:value-type="float" office:value="584" calcext:value-type="float">
            <text:p>58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04" calcext:value-type="float">
            <text:p>1204</text:p>
          </table:table-cell>
          <table:table-cell table:number-columns-repeated="17" office:value-type="float" office:value="1194" calcext:value-type="float">
            <text:p>119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table:number-columns-repeated="17" office:value-type="float" office:value="922" calcext:value-type="float">
            <text:p>92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17" office:value-type="float" office:value="213" calcext:value-type="float">
            <text:p>2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86" calcext:value-type="float">
            <text:p>4086</text:p>
          </table:table-cell>
          <table:table-cell office:value-type="float" office:value="4002" calcext:value-type="float">
            <text:p>4002</text:p>
          </table:table-cell>
          <table:table-cell office:value-type="float" office:value="3750" calcext:value-type="float">
            <text:p>3750</text:p>
          </table:table-cell>
          <table:table-cell table:number-columns-repeated="15" office:value-type="float" office:value="3916" calcext:value-type="float">
            <text:p>391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6" calcext:value-type="float">
            <text:p>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number-columns-repeated="17" office:value-type="float" office:value="550" calcext:value-type="float">
            <text:p>55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number-columns-repeated="17" office:value-type="float" office:value="326" calcext:value-type="float">
            <text:p>3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table:number-columns-repeated="15" office:value-type="float" office:value="144" calcext:value-type="float">
            <text:p>14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7" office:value-type="float" office:value="325" calcext:value-type="float">
            <text:p>32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17" office:value-type="float" office:value="560" calcext:value-type="float">
            <text:p>56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table:number-columns-repeated="16" office:value-type="float" office:value="79" calcext:value-type="float">
            <text:p>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7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7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42" calcext:value-type="float">
            <text:p>3642</text:p>
          </table:table-cell>
          <table:table-cell office:value-type="float" office:value="3638" calcext:value-type="float">
            <text:p>3638</text:p>
          </table:table-cell>
          <table:table-cell table:number-columns-repeated="16" office:value-type="float" office:value="3616" calcext:value-type="float">
            <text:p>361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20" calcext:value-type="float">
            <text:p>2220</text:p>
          </table:table-cell>
          <table:table-cell table:number-columns-repeated="17" office:value-type="float" office:value="2204" calcext:value-type="float">
            <text:p>220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17" office:value-type="float" office:value="854" calcext:value-type="float">
            <text:p>8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5" calcext:value-type="float">
            <text:p>2775</text:p>
          </table:table-cell>
          <table:table-cell table:number-columns-repeated="17" office:value-type="float" office:value="2574" calcext:value-type="float">
            <text:p>257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7" office:value-type="float" office:value="280" calcext:value-type="float">
            <text:p>28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17" office:value-type="float" office:value="1432" calcext:value-type="float">
            <text:p>14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25" calcext:value-type="float">
            <text:p>9325</text:p>
          </table:table-cell>
          <table:table-cell office:value-type="float" office:value="9483" calcext:value-type="float">
            <text:p>9483</text:p>
          </table:table-cell>
          <table:table-cell office:value-type="float" office:value="9511" calcext:value-type="float">
            <text:p>9511</text:p>
          </table:table-cell>
          <table:table-cell table:number-columns-repeated="15" office:value-type="float" office:value="9620" calcext:value-type="float">
            <text:p>962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7" office:value-type="float" office:value="166" calcext:value-type="float">
            <text:p>1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7" office:value-type="float" office:value="104" calcext:value-type="float">
            <text:p>1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table:number-columns-repeated="17" office:value-type="float" office:value="1729" calcext:value-type="float">
            <text:p>17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9" calcext:value-type="float">
            <text:p>1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table:number-columns-repeated="16" office:value-type="float" office:value="306" calcext:value-type="float">
            <text:p>30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61" calcext:value-type="float">
            <text:p>1161</text:p>
          </table:table-cell>
          <table:table-cell table:number-columns-repeated="17" office:value-type="float" office:value="1166" calcext:value-type="float">
            <text:p>11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7" office:value-type="float" office:value="134" calcext:value-type="float">
            <text:p>13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16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17" office:value-type="float" office:value="318" calcext:value-type="float">
            <text:p>31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27" calcext:value-type="float">
            <text:p>1627</text:p>
          </table:table-cell>
          <table:table-cell table:number-columns-repeated="17" office:value-type="float" office:value="1583" calcext:value-type="float">
            <text:p>15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446" calcext:value-type="float">
            <text:p>11446</text:p>
          </table:table-cell>
          <table:table-cell table:number-columns-repeated="17" office:value-type="float" office:value="11252" calcext:value-type="float">
            <text:p>112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265" calcext:value-type="float">
            <text:p>265</text:p>
          </table:table-cell>
          <table:table-cell table:number-columns-repeated="15" office:value-type="float" office:value="274" calcext:value-type="float">
            <text:p>27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7" office:value-type="float" office:value="59" calcext:value-type="float">
            <text:p>5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7" office:value-type="float" office:value="126" calcext:value-type="float">
            <text:p>1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7" office:value-type="float" office:value="78" calcext:value-type="float">
            <text:p>78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17"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7" office:value-type="float" office:value="50" calcext:value-type="float">
            <text:p>5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number-columns-repeated="17" office:value-type="float" office:value="232" calcext:value-type="float">
            <text:p>23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number-columns-repeated="17" office:value-type="float" office:value="733" calcext:value-type="float">
            <text:p>7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09" calcext:value-type="float">
            <text:p>40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7" office:value-type="float" office:value="468" calcext:value-type="float">
            <text:p>46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91" calcext:value-type="float">
            <text:p>2891</text:p>
          </table:table-cell>
          <table:table-cell table:number-columns-repeated="17" office:value-type="float" office:value="2804" calcext:value-type="float">
            <text:p>28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5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number-columns-repeated="17" office:value-type="float" office:value="247" calcext:value-type="float">
            <text:p>24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69" calcext:value-type="float">
            <text:p>2169</text:p>
          </table:table-cell>
          <table:table-cell office:value-type="float" office:value="2127" calcext:value-type="float">
            <text:p>2127</text:p>
          </table:table-cell>
          <table:table-cell office:value-type="float" office:value="2075" calcext:value-type="float">
            <text:p>2075</text:p>
          </table:table-cell>
          <table:table-cell table:number-columns-repeated="15" office:value-type="float" office:value="2013" calcext:value-type="float">
            <text:p>20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17" office:value-type="float" office:value="262" calcext:value-type="float">
            <text:p>26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27" calcext:value-type="float">
            <text:p>2827</text:p>
          </table:table-cell>
          <table:table-cell office:value-type="float" office:value="2889" calcext:value-type="float">
            <text:p>2889</text:p>
          </table:table-cell>
          <table:table-cell office:value-type="float" office:value="2735" calcext:value-type="float">
            <text:p>2735</text:p>
          </table:table-cell>
          <table:table-cell table:number-columns-repeated="15" office:value-type="float" office:value="2876" calcext:value-type="float">
            <text:p>287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table:number-columns-repeated="16" office:value-type="float" office:value="183" calcext:value-type="float">
            <text:p>18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7" office:value-type="float" office:value="209" calcext:value-type="float">
            <text:p>2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7" office:value-type="float" office:value="310" calcext:value-type="float">
            <text:p>31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7" office:value-type="float" office:value="426" calcext:value-type="float">
            <text:p>4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317" calcext:value-type="float">
            <text:p>3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332" calcext:value-type="float">
            <text:p>332</text:p>
          </table:table-cell>
          <table:table-cell table:number-columns-repeated="16" office:value-type="float" office:value="426" calcext:value-type="float">
            <text:p>42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7" office:value-type="float" office:value="526" calcext:value-type="float">
            <text:p>5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808" calcext:value-type="float">
            <text:p>20808</text:p>
          </table:table-cell>
          <table:table-cell table:number-columns-repeated="17" office:value-type="float" office:value="20502" calcext:value-type="float">
            <text:p>2050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78" calcext:value-type="float">
            <text:p>2778</text:p>
          </table:table-cell>
          <table:table-cell table:number-columns-repeated="17" office:value-type="float" office:value="2733" calcext:value-type="float">
            <text:p>273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office:value-type="float" office:value="781" calcext:value-type="float">
            <text:p>781</text:p>
          </table:table-cell>
          <table:table-cell office:value-type="float" office:value="754" calcext:value-type="float">
            <text:p>754</text:p>
          </table:table-cell>
          <table:table-cell table:number-columns-repeated="15" office:value-type="float" office:value="756" calcext:value-type="float">
            <text:p>75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7" office:value-type="float" office:value="344" calcext:value-type="float">
            <text:p>3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7" office:value-type="float" office:value="377" calcext:value-type="float">
            <text:p>3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7"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number-columns-repeated="17" office:value-type="float" office:value="470" calcext:value-type="float">
            <text:p>47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table:number-columns-repeated="17" office:value-type="float" office:value="1826" calcext:value-type="float">
            <text:p>182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7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9" calcext:value-type="float">
            <text:p>1499</text:p>
          </table:table-cell>
          <table:table-cell table:number-columns-repeated="17" office:value-type="float" office:value="1489" calcext:value-type="float">
            <text:p>148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 office:value-type="float" office:value="282" calcext:value-type="float">
            <text:p>28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7" office:value-type="float" office:value="17" calcext:value-type="float">
            <text:p>17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17" office:value-type="float" office:value="623" calcext:value-type="float">
            <text:p>62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94" calcext:value-type="float">
            <text:p>1494</text:p>
          </table:table-cell>
          <table:table-cell table:number-columns-repeated="17" office:value-type="float" office:value="1581" calcext:value-type="float">
            <text:p>158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14" calcext:value-type="float">
            <text:p>1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27" calcext:value-type="float">
            <text:p>1427</text:p>
          </table:table-cell>
          <table:table-cell table:number-columns-repeated="17" office:value-type="float" office:value="1412" calcext:value-type="float">
            <text:p>141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table:number-columns-repeated="17" office:value-type="float" office:value="685" calcext:value-type="float">
            <text:p>6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7" office:value-type="float" office:value="226" calcext:value-type="float">
            <text:p>22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table:number-columns-repeated="16" office:value-type="float" office:value="415" calcext:value-type="float">
            <text:p>41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 office:value-type="float" office:value="13" calcext:value-type="float">
            <text:p>13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17" office:value-type="float" office:value="812" calcext:value-type="float">
            <text:p>812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7" office:value-type="float" office:value="361" calcext:value-type="float">
            <text:p>36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32" calcext:value-type="float">
            <text:p>2132</text:p>
          </table:table-cell>
          <table:table-cell table:number-columns-repeated="17" office:value-type="float" office:value="2036" calcext:value-type="float">
            <text:p>203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815" calcext:value-type="float">
            <text:p>10815</text:p>
          </table:table-cell>
          <table:table-cell table:number-columns-repeated="17" office:value-type="float" office:value="10754" calcext:value-type="float">
            <text:p>107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7" office:value-type="float" office:value="185" calcext:value-type="float">
            <text:p>18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98" calcext:value-type="float">
            <text:p>1698</text:p>
          </table:table-cell>
          <table:table-cell table:number-columns-repeated="17" office:value-type="float" office:value="1673" calcext:value-type="float">
            <text:p>16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7" office:value-type="float" office:value="202" calcext:value-type="float">
            <text:p>2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344" calcext:value-type="float">
            <text:p>34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table:number-columns-repeated="17" office:value-type="float" office:value="976" calcext:value-type="float">
            <text:p>97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7" office:value-type="float" office:value="291" calcext:value-type="float">
            <text:p>29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976" calcext:value-type="float">
            <text:p>976</text:p>
          </table:table-cell>
          <table:table-cell table:number-columns-repeated="16" office:value-type="float" office:value="992" calcext:value-type="float">
            <text:p>99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54" calcext:value-type="float">
            <text:p>5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7" office:value-type="float" office:value="390" calcext:value-type="float">
            <text:p>39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number-columns-repeated="17" office:value-type="float" office:value="481" calcext:value-type="float">
            <text:p>48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number-columns-repeated="17" office:value-type="float" office:value="609" calcext:value-type="float">
            <text:p>60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17" office:value-type="float" office:value="835" calcext:value-type="float">
            <text:p>83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table:number-columns-repeated="17" office:value-type="float" office:value="1429" calcext:value-type="float">
            <text:p>1429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56" calcext:value-type="float">
            <text:p>1856</text:p>
          </table:table-cell>
          <table:table-cell table:number-columns-repeated="17" office:value-type="float" office:value="1679" calcext:value-type="float">
            <text:p>16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number-columns-repeated="17" office:value-type="float" office:value="241" calcext:value-type="float">
            <text:p>2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table:number-columns-repeated="16" office:value-type="float" office:value="687" calcext:value-type="float">
            <text:p>68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61" calcext:value-type="float">
            <text:p>261</text:p>
          </table:table-cell>
          <table:table-cell table:number-columns-repeated="16" office:value-type="float" office:value="250" calcext:value-type="float">
            <text:p>25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17" office:value-type="float" office:value="1513" calcext:value-type="float">
            <text:p>15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17" office:value-type="float" office:value="563" calcext:value-type="float">
            <text:p>56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7" office:value-type="float" office:value="94" calcext:value-type="float">
            <text:p>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table:number-columns-repeated="17" office:value-type="float" office:value="1047" calcext:value-type="float">
            <text:p>104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305" calcext:value-type="float">
            <text:p>1305</text:p>
          </table:table-cell>
          <table:table-cell table:number-columns-repeated="16" office:value-type="float" office:value="1228" calcext:value-type="float">
            <text:p>122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table:number-columns-repeated="17" office:value-type="float" office:value="965" calcext:value-type="float">
            <text:p>965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5"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17" office:value-type="float" office:value="1017" calcext:value-type="float">
            <text:p>101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office:value-type="float" office:value="1372" calcext:value-type="float">
            <text:p>1372</text:p>
          </table:table-cell>
          <table:table-cell office:value-type="float" office:value="1344" calcext:value-type="float">
            <text:p>1344</text:p>
          </table:table-cell>
          <table:table-cell table:number-columns-repeated="15" office:value-type="float" office:value="1372" calcext:value-type="float">
            <text:p>137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7" office:value-type="float" office:value="441" calcext:value-type="float">
            <text:p>441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17" office:value-type="float" office:value="264" calcext:value-type="float">
            <text:p>264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306379" calcext:value-type="float">
            <text:p>306379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8646" calcext:value-type="float">
            <text:p>8646</text:p>
          </table:table-cell>
          <table:table-cell table:style-name="ce3" table:number-matrix-columns-spanned="1" table:number-matrix-rows-spanned="1" table:formula="of:=SUM(ABS([.D2:.D501] - [.B2:.B501]))" office:value-type="float" office:value="10488" calcext:value-type="float">
            <text:p>10488</text:p>
          </table:table-cell>
          <table:table-cell table:style-name="ce3" table:number-matrix-columns-spanned="1" table:number-matrix-rows-spanned="1" table:formula="of:=SUM(ABS([.E2:.E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F2:.F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G2:.G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H2:.H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I2:.I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J2:.J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K2:.K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L2:.L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M2:.M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N2:.N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O2:.O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P2:.P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Q2:.Q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R2:.R501] - [.B2:.B501]))" office:value-type="float" office:value="9972" calcext:value-type="float">
            <text:p>9972</text:p>
          </table:table-cell>
          <table:table-cell table:style-name="ce1" table:number-matrix-columns-spanned="1" table:number-matrix-rows-spanned="1" table:formula="of:=SUM(ABS([.S2:.S501] - [.B2:.B501]))" office:value-type="float" office:value="9972" calcext:value-type="float">
            <text:p>9972</text:p>
          </table:table-cell>
          <table:table-cell table:style-name="ce1" table:number-columns-repeated="1005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28219949800737" calcext:value-type="float">
            <text:p>0.028220</text:p>
          </table:table-cell>
          <table:table-cell table:style-name="ce4" table:formula="of:=[.D503] / [.B502]" office:value-type="float" office:value="0.0342321112086664" calcext:value-type="float">
            <text:p>0.034232</text:p>
          </table:table-cell>
          <table:table-cell table:style-name="ce4" table:formula="of:=[.E503] / [.B502]" office:value-type="float" office:value="0.0325479226709402" calcext:value-type="float">
            <text:p>0.032548</text:p>
          </table:table-cell>
          <table:table-cell table:style-name="ce4" table:formula="of:=[.F503] / [.B502]" office:value-type="float" office:value="0.0325479226709402" calcext:value-type="float">
            <text:p>0.032548</text:p>
          </table:table-cell>
          <table:table-cell table:style-name="ce4" table:formula="of:=[.G503] / [.B502]" office:value-type="float" office:value="0.0325479226709402" calcext:value-type="float">
            <text:p>0.032548</text:p>
          </table:table-cell>
          <table:table-cell table:style-name="ce4" table:formula="of:=[.H503] / [.B502]" office:value-type="float" office:value="0.0325479226709402" calcext:value-type="float">
            <text:p>0.032548</text:p>
          </table:table-cell>
          <table:table-cell table:style-name="ce4" table:formula="of:=[.I503] / [.B502]" office:value-type="float" office:value="0.0325479226709402" calcext:value-type="float">
            <text:p>0.032548</text:p>
          </table:table-cell>
          <table:table-cell table:style-name="ce4" table:formula="of:=[.J503] / [.B502]" office:value-type="float" office:value="0.0325479226709402" calcext:value-type="float">
            <text:p>0.032548</text:p>
          </table:table-cell>
          <table:table-cell table:style-name="ce4" table:formula="of:=[.K503] / [.B502]" office:value-type="float" office:value="0.0325479226709402" calcext:value-type="float">
            <text:p>0.032548</text:p>
          </table:table-cell>
          <table:table-cell table:style-name="ce4" table:formula="of:=[.L503] / [.B502]" office:value-type="float" office:value="0.0325479226709402" calcext:value-type="float">
            <text:p>0.032548</text:p>
          </table:table-cell>
          <table:table-cell table:style-name="ce4" table:formula="of:=[.M503] / [.B502]" office:value-type="float" office:value="0.0325479226709402" calcext:value-type="float">
            <text:p>0.032548</text:p>
          </table:table-cell>
          <table:table-cell table:style-name="ce4" table:formula="of:=[.N503] / [.B502]" office:value-type="float" office:value="0.0325479226709402" calcext:value-type="float">
            <text:p>0.032548</text:p>
          </table:table-cell>
          <table:table-cell table:style-name="ce4" table:formula="of:=[.O503] / [.B502]" office:value-type="float" office:value="0.0325479226709402" calcext:value-type="float">
            <text:p>0.032548</text:p>
          </table:table-cell>
          <table:table-cell table:style-name="ce4" table:formula="of:=[.P503] / [.B502]" office:value-type="float" office:value="0.0325479226709402" calcext:value-type="float">
            <text:p>0.032548</text:p>
          </table:table-cell>
          <table:table-cell table:style-name="ce4" table:formula="of:=[.Q503] / [.B502]" office:value-type="float" office:value="0.0325479226709402" calcext:value-type="float">
            <text:p>0.032548</text:p>
          </table:table-cell>
          <table:table-cell table:style-name="ce4" table:formula="of:=[.R503] / [.B502]" office:value-type="float" office:value="0.0325479226709402" calcext:value-type="float">
            <text:p>0.032548</text:p>
          </table:table-cell>
          <table:table-cell table:style-name="ce4" table:formula="of:=[.S503] / [.B502]" office:value-type="float" office:value="0.0325479226709402" calcext:value-type="float">
            <text:p>0.032548</text:p>
          </table:table-cell>
          <table:table-cell table:style-name="ce4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40.4897855761178" calcext:value-type="float">
            <text:p>40.489786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46.8920827432522" calcext:value-type="float">
            <text:p>46.89208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44.5347601767429" calcext:value-type="float">
            <text:p>44.53476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44.5347601767429" calcext:value-type="float">
            <text:p>44.534760</text:p>
          </table:table-cell>
          <table:table-cell table:style-name="ce4"/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40.489786" calcext:value-type="float">
            <text:p>40.489786</text:p>
          </table:table-cell>
          <table:table-cell office:value-type="float" office:value="8646" calcext:value-type="float">
            <text:p>864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roads.shp</text:p>
          </table:table-cell>
          <table:table-cell office:value-type="float" office:value="17.292" calcext:value-type="float">
            <text:p>17.292</text:p>
          </table:table-cell>
          <table:table-cell table:number-columns-repeated="1017"/>
        </table:table-row>
      </table:table>
      <table:table table:name="RailsRoads125x125Simplificado_Zero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342321112086664" calcext:value-type="float">
            <text:p>0.034232111208666</text:p>
          </table:table-cell>
          <table:table-cell office:value-type="float" office:value="46.8920827432522" calcext:value-type="float">
            <text:p>46.89208274325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325479226709402" calcext:value-type="float">
            <text:p>0.03254792267094</text:p>
          </table:table-cell>
          <table:table-cell office:value-type="float" office:value="44.5347601767429" calcext:value-type="float">
            <text:p>44.5347601767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0:32:16.14702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2-19T21:14:51.142976333</dc:date>
    <meta:editing-duration>PT1H6M57S</meta:editing-duration>
    <meta:editing-cycles>15</meta:editing-cycles>
    <meta:generator>LibreOffice/5.2.4.2.1$Linux_X86_64 LibreOffice_project/20m0$Build-2</meta:generator>
    <meta:document-statistic meta:table-count="11" meta:cell-count="56276" meta:object-count="0"/>
  </office:meta>
</office:document-meta>
</file>